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0438in"/>
    </style:style>
    <style:style style:name="Table1.B" style:family="table-column">
      <style:table-column-properties style:column-width="6.4556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3472in" fo:keep-together="auto"/>
    </style:style>
    <style:style style:name="Table1.6" style:family="table-row">
      <style:table-row-properties style:min-row-height="0.1597in" fo:keep-together="auto"/>
    </style:style>
    <style:style style:name="Table1.498" style:family="table-row">
      <style:table-row-properties style:min-row-height="6.1597in" fo:keep-together="auto"/>
    </style:style>
    <style:style style:name="Table1.852" style:family="table-row">
      <style:table-row-properties style:min-row-height="0.7222in" fo:keep-together="auto"/>
    </style:style>
    <style:style style:name="Table1.928" style:family="table-row">
      <style:table-row-properties style:min-row-height="0.3576in" fo:keep-together="auto"/>
    </style:style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&lt;!doctype html &gt;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tml xmlns="http://www.w3.org/1999/xhtml" lang="en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lass="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ead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charset="utf-8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_currentDevice = 'desktop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arameters = window.Parameters ||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omeUrl: 'https://www.aprroofing.com/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ccountUUID: 'f0fae0ad517947f5844d402f0c46e681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ystemID: 'US_DIRECT_PRODUCTION',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teAlias: '3d72e0e8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teType: atob('RFVEQU9ORQ==')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ublicationDate: 'Mon Feb 24 17:08:21 UTC 2025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xternalUid: null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SiteMultilingual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PostAlias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PostPageUuid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DynamicItem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ynamicPageInfo: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DynamicPage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ase64JsonRowData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PageAlias: 'hom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PageUuid: '30941e946427417eb7a61606aacbe2b7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PageId: '1170435510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EncodedPageAlias: 'aG9tZQ==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nitialHeaderUuid: '5d3d1bb8368e4e0c98a4c1806115b79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urrentPageUrl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CurrentHomePage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llowAjax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fterAjaxCommand: null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omeLinkText: 'Back To Hom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UseGalleryModule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urrentThemeName: 'Layout Them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emeVersion: '52220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faultPageAlias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moveDID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dgetStyleID: null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HeaderFixed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HeaderSkinny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Bfs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PageAlias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PagesUrls: 'e30=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NewStore: 'fals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Path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Id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Version: 0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BaseUrl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CleanUrl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isableScrolling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StoreSuspended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sCustomDomain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mpleSite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howCookieNotification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okiesNotificationMarkup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anslatedPageUrl: '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FastMigrationSite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debarPosition: 'NA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urrentLanguage: 'en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urrentLocale: 'en',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Items: '{}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rrors: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eneral: 'There was an error connecting to the page.&lt;br/&gt; Make sure you are not offline.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ssword: 'Incorrect name/password combination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yAgain: 'Try again'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igationAreaParams: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howBackToHomeOnInnerPages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barSize: 4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barLiveHomePage: 'https://www.aprroofing.com/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lockContainerSelector: '.dmBody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barSelector: '#dmNav:has(a)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ubNavbarSelector: '#subnav_main'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sCustomCode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lanID: '7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ustomTemplateId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teTemplateId: 'null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roductId: 'DM_DIRECT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sableTracking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geType: 'FROM_SCRATCH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RuntimeServer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InEditor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sNativeStore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faultLang: 'en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mburgerMigration: null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FlexSite : fals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arameters.LayoutID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arameters.LayoutID[window._currentDevice] = 6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arameters.LayoutVariationID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arameters.LayoutVariationID[window._currentDevice] = 5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Injecting site-wide to the head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Injecting site-wide to the head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Inject secured cdn script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========= Meta Tags =========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PWA setting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toHash(str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hash = 5381, i = str.length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hile (i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ash = hash * 33 ^ str.charCodeAt(--i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hash &gt;&gt;&gt; 0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(function (global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const cacheKey = global.cacheKey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isOffline = 'onLine' in navigator &amp;&amp; navigator.onLine ==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hasServiceWorkerSupport = 'serviceWorker' in navigator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isOfflin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'offline mode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!hasServiceWorkerSupport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'service worker is not supported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hasServiceWorkerSupport &amp;&amp; !isOfflin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addEventListener('load', 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erviceWorkerPath = '/runtime-service-worker.js?v=3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avigator.serviceWorker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register(serviceWorkerPath, { scope: './' }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then(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(registration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Registration was successful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'ServiceWorker registration successful with scope: 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gistration.scop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)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(err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registration failed :(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'ServiceWorker registration failed: ', err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catch(function (err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err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helper function to refresh the pag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refreshPage = (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refreshing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refreshing) retur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prevent multiple refreshe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refreshkey = 'refreshed' + location.href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prevRefresh = localStorage.getItem(refreshkey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prevRefresh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calStorage.removeItem(refreshkey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Date.now() - prevRefresh &lt; 30000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; // dont go into a refresh loop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freshing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calStorage.setItem(refreshkey, Date.now()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'refereshing page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location.reload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messageServiceWorker(data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new Promise(function (resolve, reject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navigator.serviceWorker.controller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worker = navigator.serviceWorker.controller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messageChannel = new MessageChannel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messageChannel.port1.onmessage = replyHandler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orker.postMessage(data, [messageChannel.port2]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replyHandler(event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solve(event.data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els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solve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(window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Add manifest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PWA setting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canonical" href="<text:a xlink:type="simple" xlink:href="https://www.aprroofing.com/" text:style-name="ListLabel_20_1" text:visited-style-name="ListLabel_20_1"><text:span text:style-name="T1">https://www.aprroofing.com/</text:span></text:a>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id="view" name="viewport" content="initial-scale=1, minimum-scale=1, maximum-scale=5, viewport-fit=cover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apple-mobile-web-app-capable" content="ye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Add favorites icons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apple-touch-icon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ref="<text:a xlink:type="simple" xlink:href="https://irp.cdn-website.com/3d72e0e8/dms3rep/multi/apr-roofing-logo.jpeg" text:style-name="ListLabel_20_1" text:visited-style-name="ListLabel_20_1"><text:span text:style-name="T1">https://irp.cdn-website.com/3d72e0e8/dms3rep/multi/apr-roofing-logo.jpeg</text:span></text:a>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icon" type="image/x-icon" href="<text:a xlink:type="simple" xlink:href="https://irp.cdn-website.com/3d72e0e8/site_favicon_16_1661528438139.ico" text:style-name="ListLabel_20_1" text:visited-style-name="ListLabel_20_1"><text:span text:style-name="T1">https://irp.cdn-website.com/3d72e0e8/site_favicon_16_1661528438139.ico</text:span></text:a>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favorite icon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connect" href="<text:a xlink:type="simple" xlink:href="https://lirp.cdn-website.com/" text:style-name="ListLabel_20_1" text:visited-style-name="ListLabel_20_1"><text:span text:style-name="T1">https://lirp.cdn-website.com/</text:span></text:a>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render the required CSS and JS in the head section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id='d-js-dmapi'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SystemID = 'US_DIRECT_PRODUCTION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!window.dmAPI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dmAPI =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gisterExternalRuntimeComponent: 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etCurrentDeviceType: 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window._currentDevic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unOnReady: (ns, fn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afeFn = dmAPI.toSafeFn(fn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s = ns || 'global_' + Math.random().toString(36).slice(2, 11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eventName = 'afterAjax.' + ns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document.readyState === 'complete'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.DM.events.off(eventName).on(eventName, safeFn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tTimeout(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afeFn(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Ajax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 0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els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?.waitForDeferred?.('dmAjax', (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.DM.events.off(eventName).on(eventName, safeFn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afeFn(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sAjax: false,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oSafeFn: (fn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fn?.saf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f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afeFn = function (...args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y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fn?.apply(null, args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catch (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log('function failed ' + e.message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afeFn.safe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safeF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!window.requestIdleCallbac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requestIdleCallback = function (fn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tTimeout(fn, 0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loadCSS function header.jsp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id="d-js-load-cs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**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There are a few &lt;link&gt; tags with CSS resource in them that are preloaded in the pag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in each of those there is a "onload" handler which invokes the loadCSS callback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defined here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We are monitoring 3 main CSS files - the runtime, the global and the page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When each load we check to see if we can append them all in a batch. If threr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 is no page css (which may happen on inner pages) then we do not wait for i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*/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(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et cssLink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loadCssLink(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k.onload = null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k.rel = "stylesheet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k.type = "text/css"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checkCss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pageCssLink = document.querySelector("[id*='CssLink']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widgetCssLink = document.querySelector("[id*='widgetCSS']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cssLinks &amp;&amp; cssLinks.runtime &amp;&amp; cssLinks.global &amp;&amp; (!pageCssLink || cssLinks.page) &amp;&amp; (!widgetCssLink || cssLinks.widget)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toredRuntimeCssLink = cssLinks.runtim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toredPageCssLink = cssLinks.pag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toredGlobalCssLink = cssLinks.global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storedWidgetCssLink = cssLinks.widge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GlobalCssLink.disabled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adCssLink(storedGlobalCssLink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storedPageCss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PageCssLink.disabled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adCssLink(storedPageCssLink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(storedWidgetCss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WidgetCssLink.disabled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adCssLink(storedWidgetCssLink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RuntimeCssLink.disabled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adCssLink(storedRuntimeCssLink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questAnimationFrame((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tTimeout((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RuntimeCssLink.disabled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GlobalCssLink.disabled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storedPageCss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PageCssLink.disabled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storedWidgetCss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oredWidgetCssLink.disabled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(SUP-4179) Clear the accumulated cssLinks only when we'r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sure that the document has finished loading and the documen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has been parsed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(document.readyState === 'interactive'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ssLinks = null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 0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loadCSS(link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y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urlParams = new URLSearchParams(window.location.search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noCSS = !!urlParams.get("nocss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cssTimeout = urlParams.get("cssTimeout") || 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noCSS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link.href &amp;&amp; link.href.includes("d-css-runtime")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ssLinks.runtime = link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ckCss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else if (link.id === "siteGlobalCss"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ssLinks.global = link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ckCss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lse if (link.id &amp;&amp; link.id.includes("CssLink")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ssLinks.page = link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ckCss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else if (link.id &amp;&amp; link.id.includes("widgetCSS")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ssLinks.widget = link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heckCss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ls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questIdleCallback(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setTimeout(function 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oadCssLink(link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 parseInt(cssTimeout, 10)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catch (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row 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loadCSS = window.loadCSS || loadCSS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data-role="deferred-init" type="text/javascript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* usage: window.getDeferred(&lt;deferred name&gt;).resolve() or window.getDeferred(&lt;deferred name&gt;).promise.then(...)*/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Def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is.promise = new Promise((function (a, b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his.resolve = a, this.reject = b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.bind(this)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t def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getDeferred = function (a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null == defs[a] &amp;&amp; (defs[a] = new Def), defs[a]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waitForDeferred = function (b, a, c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et d = window?.getDeferred?.(b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? d.promise.then(a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: c &amp;&amp; ["complete", "interactive"].includes(document.readyState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? setTimeout(a, 1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: c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? document.addEventListener("DOMContentLoaded", a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: console.error(`Deferred does not exist`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forceCssInclude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* This file is auto-generated from a `scss` file with the same name */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videobgwrapper{overflow:hidden;position:absolute;z-index:0;width:100%;height:100%;top:0;left:0;pointer-events:none;border-radius:inherit}.videobgframe{position:absolute;width:101%;height:100%;top:50%;left:50%;transform:translateY(-50%) translateX(-50%);object-fit:fill}#dm video.videobgframe{margin:0}@media (max-width:767px){.dmRoot .dmPhotoGallery.newPhotoGallery:not(.photo-gallery-done){min-height:80vh}}@media (min-width:1025px){.dmRoot .dmPhotoGallery.newPhotoGallery:not(.photo-gallery-done){min-height:45vh}}@media (min-width:768px) and (max-width:1024px){.responsiveTablet .dmPhotoGallery.newPhotoGallery:not(.photo-gallery-done){min-height:45vh}}#dm [data-show-on-page-only]{display:none!important}#dmRoot div.stickyHeaderFix div.site_content{margin-top:0!important}#dmRoot div.stickyHeaderFix div.hamburger-header-container{position:relative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ody #dm #\31 635864199:not(.photo-gallery-done):not([data-widget-initialized]) { height: 231.0px !important; min-height: initial;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cssVariables" type="text/css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hideAnimFix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dmDesktopBody:not(.editGrid) [data-anim-desktop]:not([data-anim-desktop='none']), .dmDesktopBody:not(.editGrid) [data-anim-extended]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isibility: hidde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dmDesktopBody:not(.editGrid) .dmNewParagraph[data-anim-desktop]:not([data-anim-desktop='none']), .dmDesktopBody:not(.editGrid) .dmNewParagraph[data-anim-extended]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isibility: hidden !importan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#dmRoot:not(.editGrid) .flex-element [data-anim-extended]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isibility: hidde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criticalCss"&gt;</text:p>
          </table:table-cell>
        </table:table-row>
        <table:table-row table:style-name="Table1.49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@charset "UTF-8";.clearfix:after,.dmDesktopBody:not(.editGrid) [data-anim-desktop]:not([data-anim-desktop=none]),.dmDesktopBody:not(.editGrid) [data-anim-extended],:not(.runtime-module-container) .layout-drawer,:not(.runtime-module-container) .layout-drawer-hamburger,:not(.runtime-module-container) .layout-drawer-overlay{visibility:hidden}@font-face{font-family:Poppins;font-style:normal;font-weight:300;font-display:swap;src:url(https://irp.cdn-website.com/fonts/s/poppins/v22/pxiByp8kv8JHgFVrLDz8Z1xlFQ.woff2) format('woff2');unicode-range:U+0000-00FF,U+0131,U+0152-0153,U+02BB-02BC,U+02C6,U+02DA,U+02DC,U+0304,U+0308,U+0329,U+2000-206F,U+20AC,U+2122,U+2191,U+2193,U+2212,U+2215,U+FEFF,U+FFFD}@font-face{font-family:FontAwesome;font-display:block;src:url(https://static.cdn-website.com/fonts/fontawesome-webfont.eot?v=6);src:url(https://static.cdn-website.com/fonts/fontawesome-webfont.eot?#iefix&amp;v=6) format("embedded-opentype"),url(https://static.cdn-website.com/fonts/fontawesome-webfont.woff?v=6) format("woff"),url(https://static.cdn-website.com/fonts/fontawesome-webfont.ttf?v=6) format("truetype"),url(https://static.cdn-website.com/fonts/fontawesome-webfont.svg#fontawesomeregular?v=6) format("svg");font-weight:400;font-style:normal}@font-face{font-family:Poppins;font-style:normal;font-weight:400;font-display:swap;src:url(https://irp.cdn-website.com/fonts/s/poppins/v22/pxiEyp8kv8JHgFVrJJfecg.woff2) format('woff2');unicode-range:U+0000-00FF,U+0131,U+0152-0153,U+02BB-02BC,U+02C6,U+02DA,U+02DC,U+0304,U+0308,U+0329,U+2000-206F,U+20AC,U+2122,U+2191,U+2193,U+2212,U+2215,U+FEFF,U+FFFD}@font-face{font-family:Poppins;font-style:normal;font-weight:500;font-display:swap;src:url(https://irp.cdn-website.com/fonts/s/poppins/v22/pxiByp8kv8JHgFVrLGT9Z1xlFQ.woff2) format('woff2');unicode-range:U+0000-00FF,U+0131,U+0152-0153,U+02BB-02BC,U+02C6,U+02DA,U+02DC,U+0304,U+0308,U+0329,U+2000-206F,U+20AC,U+2122,U+2191,U+2193,U+2212,U+2215,U+FEFF,U+FFFD}@font-face{font-family:Poppins;font-style:normal;font-weight:700;font-display:swap;src:url(https://irp.cdn-website.com/fonts/s/poppins/v22/pxiByp8kv8JHgFVrLCz7Z1xlFQ.woff2) format('woff2');unicode-range:U+0000-00FF,U+0131,U+0152-0153,U+02BB-02BC,U+02C6,U+02DA,U+02DC,U+0304,U+0308,U+0329,U+2000-206F,U+20AC,U+2122,U+2191,U+2193,U+2212,U+2215,U+FEFF,U+FFFD}@font-face{font-family:'Noto Serif';font-style:normal;font-weight:100 900;font-stretch:100%;font-display:swap;src:url(https://irp.cdn-website.com/fonts/s/notoserif/v23/ga6daw1J5X9T9RW6j9bNVls-hfgvz8JcMofYTYf6D30.woff2) format('woff2');unicode-range:U+0000-00FF,U+0131,U+0152-0153,U+02BB-02BC,U+02C6,U+02DA,U+02DC,U+0304,U+0308,U+0329,U+2000-206F,U+20AC,U+2122,U+2191,U+2193,U+2212,U+2215,U+FEFF,U+FFFD}.dmInner{min-height:100vh!important;position:relative}[dmtemplateid*=amburger] .dmLayoutWrapper{overflow:hidden}.clearfix:after{clear:both;line-height:0;height:0}.clearfix:after,.clearfix:before{content:' ';display:table}.clearfix{display:inline-block}#dm .dmWidget .icon{font-size:26px}body.dmRoot #dm .dmOuter .dmInner .dmWidget .icon.hasFontIcon{height:26px;margin-top:-13px;line-height:normal;text-align:center;background-image:none}.dmRoot .hasFontIcon{background-image:none!important}.dmPopupMask{position:fixed;margin:0;display:none;width:10px;z-index:1000000999;top:0;left:0}#dmRoot .dmPopup,.dmPopup,.dmPopupClose:before,[data-display-type=block]{display:block}.dmPopup{text-align:left;position:fixed;top:10px;left:0;width:93%;z-index:1000009999!important;box-sizing:border-box;background:#f5f5f5;overflow-y:auto;height:100%}.dmPopup .dmPopupTitle{text-align:left;font:700 19px Helvetica,Arial;margin:20px 20px 35px;color:#999}#dmPopup{opacity:0}.dmPopupClose,.dmPopupClose:before{position:absolute;visibility:visible}.dmPopupClose{border-radius:25px;width:27px;height:27px;z-index:1;background-color:rgba(255,255,255,.4);top:12px;right:12px}.dmPopupClose:before{font-size:20px;color:#000;top:3px;right:3px}body.dmDesktopBody:not(.mac) .data::-webkit-scrollbar{width:5px;height:5px}body.dmDesktopBody:not(.mac) .data::-webkit-scrollbar-track{background:rgba(0,0,0,.1)}body.dmDesktopBody:not(.mac) .data::-webkit-scrollbar-thumb{background:#c8c8c8;box-shadow:inset 0 1px 2px #454545;border-radius:45px}.dmRespRow.fullBleedMode&gt;.dmRespColsWrapper{width:100%!important;max-width:100%!important}.dmRespRow.fullBleedMode{padding-left:0!important;padding-right:0!important}#dm .dmRespRow .dmRespColsWrapper{display:flex}#dm .dmInner .dmWidget.align-center,.align-center{margin-left:auto;margin-right:auto}.text-align-center{text-align:center}body.fix-mobile-scrolling{overflow:initial}#hcontainer[has-shadow=true]{position:relative;z-index:1}#dmRoot{text-decoration-skip-ink:none}.dmform-title{padding-right:15px;padding-left:15px}@media (min-width:1025px){#dmRoot.responsiveTablet #dm #dmStyle_outerContainer #dmStyle_innerContainer .showOnMedium,#dmRoot.responsiveTablet #dm .dmInner .hide-for-large{display:none!important}#dmRoot.responsiveTablet #dm [data-responsive-name=ResponsiveDesktopTopTabletHamburger] .site_content{margin-top:0!important}:root{--btn-text-font-size:16px}}@media (max-width:767px){#dmRoot.responsiveTablet #dm #dmStyle_outerContainer #dmStyle_innerContainer #hamburger-header-container~#stickyHeaderSpacer,#dmRoot.responsiveTablet #dm #dmStyle_outerContainer #dmStyle_innerContainer .showOnLarge{display:none!important}}@media (min-width:768px) and (max-width:1024px){#dmRoot.responsiveTablet #dm #dmStyle_outerContainer #dmStyle_innerContainer #hamburger-header-container~#stickyHeaderSpacer,#dmRoot.responsiveTablet #dm #dmStyle_outerContainer #dmStyle_innerContainer .showOnLarge,#dmRoot.responsiveTablet #dm .dmInner .hide-for-medium,[data-hidden-on-tablet]{display:none!important}:root{--btn-text-font-size:16px}}@media (min-width:1025px) and (max-width:1399px){[data-hidden-on-desktop]{display:none!important}}body{-webkit-overflow-scrolling:touch}:not(.runtime-module-container) .layout-drawer{position:fixed;transform:translate(-100%,-100%)}:not(.runtime-module-container) .layout-drawer-overlay{opacity:0}.runtime-module-container{width:100%}.runtime-module-container[dmtemplateid*=amburger] #site_content,.runtime-module-container[dmtemplateid*=amburger] .dmInner{position:static}.runtime-module-container[dmtemplateid*=amburger] #site_content .site_content{position:relative}.runtime-module-container[dmtemplateid*=amburger] .dmLayoutWrapper{background-color:transparent}.runtime-module-container .hamburger-header-container{position:fixed;z-index:2;top:0;left:0;width:100%}.runtime-module-container .hamburger-header-container .hamburger-header{min-height:43px}.runtime-module-container .layout-drawer,.runtime-module-container .layout-drawer-hamburger,.runtime-module-container .layout-drawer-overlay{visibility:visible}.runtime-module-container[dmtemplateid*=amburger] .site_content{margin-top:59px}.runtime-module-container .layout-drawer,.runtime-module-container .layout-drawer-overlay{height:100%;position:fixed;top:0;left:0}.runtime-module-container .layout-drawer{background-color:#fff;width:75vw;transform:translate(-100%,0);overflow:auto;-webkit-overflow-scrolling:auto;z-index:13;display:flex;flex-direction:column}.runtime-module-container .layout-drawer .dmRespRow:not(.dmPlaceHolderRespRow) .dmRespColsWrapper .dmRespCol:not(.content-removed):only-child:empty{min-height:0}.runtime-module-container .layout-drawer[data-origin=top]{min-height:20vh;min-width:40vw;max-height:100%;height:auto;width:100%;transform:translate(0,-100%)}.runtime-module-container .layout-drawer-overlay{width:100vw;background-color:rgba(0,0,0,.4);opacity:0;z-index:6}.runtime-module-container.layout-drawer_fixed-header #dmFirstContainer,.runtime-module-container.layout-drawer_fixed-header #hamburger-header-container{z-index:7}.runtime-module-container.layout-drawer_fixed-header #hamburger-header-container{background-color:#fff}.runtime-module-container.layout-drawer_fixed-header .layout-drawer{opacity:1}.runtime-module-container.layout-drawer_fixed-header .layout-drawer:not([open]){opacity:0}body:not([data-flex-site]) .layout-drawer .dmRespRow:not(:first-of-type):not(:last-of-type){flex:1 1 auto}.layout-drawer-hamburger{background:0 0;-webkit-appearance:none;appearance:none;position:fixed;left:18px;margin-left:env(safe-area-inset-left);padding:17px 11px;z-index:14;width:52px;height:52px;color:#787878;display:flex;flex-direction:column;border:0;justify-content:space-between;align-items:stretch;top:18px;border-radius:0}.layout-drawer-hamburger:not(:focus){outline:unset}.layout-drawer-hamburger .hamburger__slice{display:block;height:0;width:100%;border:1px solid currentColor;transform-origin:center}@media (max-width:767px){.layout-drawer-hamburger{background:0 0;-webkit-appearance:none;appearance:none;position:fixed;left:10px;margin-left:env(safe-area-inset-left);padding:13px 9px;z-index:14;width:40px;height:40px;color:#787878;display:flex;flex-direction:column;border:0;justify-content:space-between;align-items:stretch;top:10px;border-radius:0}.layout-drawer-hamburger:not(:focus){outline:unset}.layout-drawer-hamburger .hamburger__slice{display:block;height:0;width:100%;border:1px solid currentColor;transform-origin:center}}#dm-outer-wrapper #hamburger-header-container #hamburger-header .dmRespCol{display:flex;flex-direction:column;justify-content:center}nav{display:block}[hidden]{display:none}html{font-family:Source Sans Pro;-webkit-text-size-adjust:100%;-ms-text-size-adjust:100%}h1{font-size:2em;margin:.67em 0}img{border:0;max-width:100%;-ms-interpolation-mode:bicubic;display:inline-block}svg:not(:root){overflow:hidden}button,input{font-family:inherit;font-size:100%;margin:0;line-height:normal}button{text-transform:none;-webkit-appearance:button}button::-moz-focus-inner,input::-moz-focus-inner{border:0;padding:0}*,:after,:before{box-sizing:border-box}.dmRespDesignRow,.dmRespRow{padding-top:15px;padding-bottom:15px}.dmRespDesignRow:after,.dmRespDesignRow:before,.dmRespRow .dmRespRow:after,.dmRespRow .dmRespRow:before,.dmRespRow:after,.dmRespRow:before{content:' ';display:table}.dmRespDesignRow:after,.dmRespRow .dmRespRow:after,.dmRespRow:after{clear:both}.dmRespDesignRow,.dmRespRow,.dmRespRow .dmRespColsWrapper{max-width:960px;position:relative;margin:0 auto;width:100%}@media screen and (min-width:1200px){.rows-1200 .dmRespDesignRow,.rows-1200 .dmRespRow:not(.fullBleedMode) .dmRespColsWrapper{max-width:1200px}}.dmRespDesignRow .dmRespDesignCol,.dmRespRow .dmRespCol{position:relative;width:100%;display:inline-block;vertical-align:top;float:left}.dmRespRow .dmRespCol&gt;*{max-width:100%}.dmRespRow .dmRespRow{width:auto;margin-top:0;margin-bottom:0;max-width:none}.dmDesktopBody .dmRespRow .large-2{position:relative;width:16.66667%}.dmDesktopBody .dmRespRow .large-4{position:relative;width:33.33333%}.dmDesktopBody .dmRespRow .large-5{position:relative;width:41.66667%}.dmDesktopBody .dmRespRow .large-7{position:relative;width:58.33333%}.dmDesktopBody .dmRespRow .large-8{position:relative;width:66.66667%}.dmDesktopBody .dmRespDesignRow .large-12,.dmDesktopBody .dmRespRow .large-12{position:relative;width:100%}[class*=' dm-common-icons-']{speak:none;font-style:normal;font-weight:400;font-variant:normal;text-transform:none;line-height:1;-webkit-font-smoothing:antialiased;-moz-osx-font-smoothing:grayscale;font-family:dm-common-icons!important}.dm-common-icons-close:before{content:'\e901'}#dm div.dmContent [class*=' icon-'],[class*=' icon-']{font-family:FontAwesome!important;font-weight:400;font-style:normal;text-decoration:inherit;-webkit-font-smoothing:antialiased}[class*=' icon-']:before{text-decoration:none;display:inline-block;speak:none}a [class*=' icon-']{display:inline}[class*=' icon-']{display:inline;width:auto;height:auto;line-height:normal;vertical-align:baseline;background-image:none;background-position:0 0;background-repeat:repeat;margin-top:0}.icon-star:before{content:'\f005'}.icon-phone:before{content:'\f095'}.icon-angle-right:before{content:'\f105'}.icon-angle-down:before{content:'\f107'}#dm .dmRespRow .dmRespCol&gt;.dmWidget{overflow:initial}@media (min-width:768px){#dm .dmRespRow .dmRespCol&gt;.dmWidget{width:280px;max-width:100%}#dm .dmRespRow .dmRespCol.large-2&gt;.dmWidget{width:100%}}@media (max-width:767px){#dm .dmInner .dmWidget{width:100%}}#dm .dmInner .dmWidget:not(.displayNone){display:inline-block}#dm .dmInner .dmWidget:not(.flexButton):not(.displayNone)[data-display-type=block]{display:block}#dm .dmInner .dmWidget{text-decoration:none;margin:10px 0;clear:both;position:relative;text-align:center;line-height:22px;box-shadow:none;background-image:none;padding:0;height:auto;border-style:solid;white-space:nowrap}#dm .dmInner .dmWidget.slide-button{margin-bottom:0}#dm .dmInner .dmWidget:after{content:'';display:inline-block;height:100%;vertical-align:middle;width:0;margin-right:-.25em}#dm .dmInner .dmWidget .iconBg{position:absolute;left:0;width:50px;top:50%;margin-top:-13px}#dm .dmWidget .text{display:inline-block;vertical-align:middle;font-size:1.125em;line-height:normal;white-space:normal;padding:10px 7px;max-width:98%}#dm .dmWidget.slide-button:after{display:none}.dmInner{min-width:768px!important}html:not(.ios-preview) #dm .hasStickyHeader .dmInner div.dmHeaderContainer{position:fixed!important;z-index:101;width:100%;min-width:768px}.dmNewParagraph[data-version]{line-height:initial}.dmNewParagraph[data-version] .text-align-left{text-align:left!important}.dmNewParagraph[data-version] .text-align-center{text-align:center!important}.dmNewParagraph[data-version] h1,.dmNewParagraph[data-version] h2{margin-top:0;margin-bottom:0}#dm div.dmInner .dmform[data-layout=layout-3] .dmforminput{margin-top:20px}#dm div.dmInner .dmform[data-layout=layout-3] .dmforminput&gt;:not(label):not(div):not(small):not(.frc-banner){background:0;border:0;border-radius:0;-webkit-appearance:none;border-bottom:1px solid;height:30px}.dmform .dmforminput label{display:block;overflow:hidden;text-overflow:ellipsis}.dmform .dmWidgetClear{clear:both;display:block}.graphicWidget{width:200px;height:200px;margin:10px auto;text-align:center}.graphicWidget svg.svg{width:100%;height:100%;color:#000;fill:#000}.imageWidget{position:relative}.imageWidget a{font-style:italic;text-align:center}#dm div.dmContent h1,#dm div.dmContent h2{direction:ltr;font-style:normal;text-decoration:none}.imageWidget img[width][height]{height:auto}.flexslider .slides&gt;li .slide-inner *{line-height:normal}#dm .dmInner .flexslider .slides&gt;li .slide-inner .slide-button{margin-top:20px;margin-left:auto;margin-right:auto}#dm .flexslider .slides .dmWidget .text{max-width:100%;width:100%;padding:10px 20px!important}#dm .dmInner .flexslider.ed-version .slide-button{-js-display:inline-flex;display:inline-flex;justify-content:center;align-items:center}.flexslider.ed-version:not([layout]) .slides&gt;li[layout=center] .slide-inner .slide-button.slide-button-invisible{display:none!important}.widget-832a29 .accordion-wrapper{list-style-type:none;text-align:left;overflow:hidden;margin:0}.widget-832a29 .accordion-title,.widget-832a29 .title-text{display:flex;align-items:center}.widget-832a29 .title-text&gt;*{margin:0}.widget-832a29 .title-icon{width:30px;fill:currentColor;display:flex;flex-direction:column;justify-content:center}#dm .widget-832a29 .accordion-title .title-text{font-size:16px;font-weight:600;flex-grow:1}.widget-832a29 .section{overflow:hidden;height:auto;max-height:0;font-size:16px}.widget-832a29 .section-inner{padding:18px 20px;margin:0}.widget-832a29 .arrow{display:flex;flex-direction:column;position:relative;flex-shrink:0}.widget-832a29 .arrow .close{width:100%;height:100%}.widget-832a29 .leftIcons .accordion-title{justify-content:space-between;padding:18px 20px;background:#f2f2f2}.widget-832a29 .leftIcons .accordion-title .title-text{margin:0}.widget-832a29 .leftIcons .arrow-wrapper{margin-right:8px}.widget-832a29 .leftIcons .arrow{width:22px;height:22px}.widget-832a29 .leftIcons .accordion-item:not(:last-child){margin-bottom:10px}.widget-832a29 .leftIcons .title-icon{width:22px;margin-right:10px}.widget-832a29 .leftIcons .title-icon svg{width:100%!important;height:auto!important}img[width][height]{height:auto}*{border:0 solid #333;scrollbar-arrow-color:#fff;scrollbar-track-color:#F2F2F2;scrollbar-face-color:silver;scrollbar-highlight-color:silver;scrollbar-3dlight-color:silver;scrollbar-shadow-color:silver;scrollbar-darkshadow-color:silver;scrollbar-width:12px}A IMG{border:none}h1,h2,h3,ul{margin-left:0;margin-right:0}.dmInner *{-webkit-font-smoothing:antialiased}.clearfix,a,img,li,ul{vertical-align:top}#site_content{position:relative}.dmOuter{word-wrap:break-word}.dmInner{font-size:16px;background:#fff;color:#666}.dmDesktopBody .dmInner{min-width:960px}.dmInner a{color:#463939;outline:0;vertical-align:inherit}.dmInner ul:not(.defaultList){padding:0}.dmHeader{background:#68ccd1;color:#666;text-align:center;position:relative;width:100%;max-width:100%}DIV.dmBody{padding:0;clear:both}.dmContent{margin:0;padding:0}#site_content ul:not(.defaultList){-webkit-padding-start:0;-moz-padding-start:0;list-style-position:inside}.dmRespRowsWrapper{max-width:960px;margin:0 auto}.dmRespCol&gt;[dmle_extension]:not(:first-child){margin-top:10px}.dmLargeBody .imageWidget:not(.displayNone){display:inline-block;max-width:100%}#dm .dmRespColsWrapper,.dmStandardDesktop{display:block}.imageWidget:not(.displayNone) img{width:100%}h3{font-weight:400;font-size:23px}.dmNewParagraph{text-align:left;margin:8px 0;padding:2px 0}.dmLargeBody .dmRespRowsWrapper&gt;.dmRespRow .dmRespCol,.dmLargeBody .fHeader .dmRespRow .dmRespCol{padding-left:.75%;padding-right:.75%}.dmLargeBody .dmRespRowsWrapper&gt;.dmRespRow .dmRespCol:first-child,.dmLargeBody .fHeader .dmRespRow .dmRespCol:first-child{padding-left:0;padding-right:1.5%}.dmLargeBody .dmRespRowsWrapper&gt;.dmRespRow .dmRespCol:last-child,.dmLargeBody .fHeader .dmRespRow .dmRespCol:last-child{padding-right:0;padding-left:1.5%}.dmLargeBody .dmRespRowsWrapper&gt;.dmRespRow .dmRespCol:only-child{padding-left:0;padding-right:0}#dmFirstContainer .dmRespRowsWrapper:after,#dmFirstContainer .dmRespRowsWrapper:before{content:"";display:table}.dmLinksMenu&gt;ul{display:block;margin:0;font-size:inherit}.dmStandardDesktop{margin:0 auto}#dm h3.dmwidget-title[hide=true]{display:none}#dm .dmwidget-title{margin:10px 0;font-size:23px;text-shadow:none;text-align:left;text-transform:capitalize;overflow:hidden;white-space:nowrap;text-overflow:ellipsis;word-wrap:normal}.dmform{clear:both}div.dmInner input[type=email],div.dmInner input[type=tel],div.dmInner input[type=text]{font-size:16px;background-color:rgba(102,102,102,.15);border:2px solid #fff;width:100%;margin:3px 0;height:40px;padding:0 10px}.dmforminput{margin-top:10px;text-align:left;padding-left:.9375em;padding-right:.9375em}body{width:100%;overflow:hidden;-webkit-text-size-adjust:100%!important;-ms-text-size-adjust:100%!important;background-color:#eee}.main-navigation.unifiednav{display:flex;justify-content:flex-start;align-items:stretch;overflow:visible}.main-navigation.unifiednav ul{list-style:none;padding:0;margin:0;font-size:1rem}.main-navigation.unifiednav .unifiednav__container{display:flex;justify-content:flex-start;list-style:none}.main-navigation.unifiednav .unifiednav__container&gt;.unifiednav__item-wrap{display:flex;justify-content:flex-start;position:relative;font-weight:400}.main-navigation.unifiednav .unifiednav__container:not([data-depth])&gt;.unifiednav__item-wrap::after,.main-navigation.unifiednav .unifiednav__container:not([data-depth])&gt;.unifiednav__item-wrap::before{content:'';align-self:center;font-weight:700}.main-navigation.unifiednav .unifiednav__container&gt;.unifiednav__item-wrap&gt;.unifiednav__item{display:flex;justify-content:flex-start;align-items:center;flex-direction:row;color:inherit;text-decoration:none;position:relative;padding:12px 15px;margin:0;font-weight:inherit;letter-spacing:.03em}.main-navigation.unifiednav .unifiednav__container:not([data-depth])&gt;.unifiednav__item-wrap&gt;.unifiednav__item{padding:0 15px}.main-navigation.unifiednav .unifiednav__container&gt;.unifiednav__item-wrap&gt;.unifiednav__item .nav-item-text{white-space:nowrap}.main-navigation.unifiednav .unifiednav__container:not([data-depth])&gt;.unifiednav__item-wrap&gt;.unifiednav__item .nav-item-text::after,.main-navigation.unifiednav .unifiednav__container:not([data-depth])&gt;.unifiednav__item-wrap&gt;.unifiednav__item .nav-item-text::before{content:'';width:100%;height:0;border:0 solid transparent;border-top-color:currentColor;display:block;opacity:0}.main-navigation.unifiednav .unifiednav__container:not([data-depth])&gt;.unifiednav__item-wrap&gt;.unifiednav__item.dmNavItemSelected .nav-item-text::after,.main-navigation.unifiednav .unifiednav__container:not([data-depth])&gt;.unifiednav__item-wrap&gt;.unifiednav__item.dmNavItemSelected .nav-item-text::before{opacity:1}.main-navigation.unifiednav.effect-bottom2{padding:calc(12px - .2em - 2px) 15px}.main-navigation.unifiednav.effect-bottom2 .unifiednav__container:not([data-depth])&gt;.unifiednav__item-wrap&gt;.unifiednav__item .nav-item-text::after,.main-navigation.unifiednav.effect-bottom2 .unifiednav__container:not([data-depth])&gt;.unifiednav__item-wrap&gt;.unifiednav__item .nav-item-text::before{transform:scaleX(0);border-top-width:2px}.main-navigation.unifiednav.effect-bottom2 .unifiednav__container:not([data-depth])&gt;.unifiednav__item-wrap&gt;.unifiednav__item .nav-item-text::after{margin-top:.2em}.main-navigation.unifiednav.effect-bottom2 .unifiednav__container:not([data-depth])&gt;.unifiednav__item-wrap&gt;.unifiednav__item .nav-item-text::before{margin-bottom:.2em;border-top-color:transparent}.main-navigation.unifiednav.effect-bottom2 .unifiednav__container:not([data-depth])&gt;.unifiednav__item-wrap&gt;.unifiednav__item.dmNavItemSelected .nav-item-text::after,.main-navigation.unifiednav.effect-bottom2 .unifiednav__container:not([data-depth])&gt;.unifiednav__item-wrap&gt;.unifiednav__item.dmNavItemSelected .nav-item-text::before{transform:scaleX(1)}.main-navigation.unifiednav.effect-bottom2 .unifiednav__container:not([data-depth])&gt;.unifiednav__item-wrap&gt;.unifiednav__item .nav-item-text::after,.main-navigation.unifiednav.effect-bottom2 .unifiednav__container:not([data-depth])&gt;.unifiednav__item-wrap&gt;.unifiednav__item .nav-item-text::before{transform-origin:left}.main-navigation.unifiednav.effect-float{padding:12px 15px}.main-navigation.unifiednav .unifiednav__container .unifiednav__item:not(.unifiednav__item_has-sub-nav) .icon{display:none}.main-navigation.unifiednav .unifiednav__container[data-depth]{position:absolute;top:0;left:0;flex-direction:column;opacity:0;z-index:100;background-color:#faf9f9}.main-navigation.unifiednav .unifiednav__container[data-depth='0']{top:100%;transform:translateY(-10px)}.main-navigation.unifiednav:not(.unifiednav_vertical) .unifiednav__container[data-depth='0']{left:15px}.main-navigation.unifiednav .unifiednav__container&gt;.unifiednav__item-wrap .unifiednav__container&gt;.unifiednav__item-wrap{flex-direction:column}.main-navigation.unifiednav .unifiednav__container[data-depth]&gt;.unifiednav__item-wrap .unifiednav__item{padding:15px 30px 15px 15px;margin:0}.main-navigation.unifiednav .unifiednav__container[data-depth]&gt;.unifiednav__item-wrap:not(:last-child)::after{content:''!important;width:100%;height:0;color:#ececec;align-self:center;border:0 solid currentColor}.main-navigation.unifiednav[layout-sub=submenu_horizontal_2] .unifiednav__container[data-depth]{color:#999}.main-navigation.unifiednav[layout-sub=submenu_horizontal_2] .unifiednav__container[data-depth]&gt;.unifiednav__item-wrap:not(:last-child)::after{border-top-width:1px}.main-navigation.unifiednav .unifiednav__container&gt;.unifiednav__item-wrap&gt;.unifiednav__item.unifiednav__item_has-sub-nav .icon{display:initial;padding-left:10px;margin-left:0}.main-navigation.unifiednav:not(.unifiednav_vertical)&gt;.unifiednav__container{justify-content:inherit}#dm .p_hfcontainer nav.main-navigation.unifiednav{min-width:9em!important;text-align:initial!important}#dm .main-navigation.unifiednav .unifiednav__container[data-depth]{background-color:transparent}#dm .main-navigation.unifiednav[layout-sub=submenu_horizontal_2] .unifiednav__container[data-depth]{background-color:#faf9f9}#dm .main-navigation.unifiednav .unifiednav__container[data-depth]&gt;.unifiednav__item-wrap:not(:last-child)::after{color:#d1d1d1}#dm .main-navigation.unifiednav[data-nav-structure=VERTICAL] .unifiednav__container{flex-direction:column;flex:1 1 100%}#dm .main-navigation.unifiednav[data-nav-structure=VERTICAL] .unifiednav__container&gt;.unifiednav__item-wrap&gt;.unifiednav__item{padding:8px 0;margin:0}#dm .main-navigation.unifiednav[data-nav-structure=VERTICAL] .unifiednav__container&gt;.unifiednav__item-wrap&gt;.unifiednav__item.unifiednav__item_has-sub-nav .icon{padding-left:15px}#dm .main-navigation.unifiednav[data-nav-structure=VERTICAL] .unifiednav__container&gt;.unifiednav__item-wrap&gt;.unifiednav__item .nav-item-text{white-space:initial}#dm .main-navigation.unifiednav[data-nav-structure=VERTICAL] .unifiednav__container:not([data-depth])&gt;.unifiednav__item-wrap{flex-direction:column}#dm .main-navigation.unifiednav[data-nav-structure=VERTICAL] .unifiednav__container:not([data-depth])&gt;.unifiednav__item-wrap .unifiednav__container[data-depth]{opacity:1;position:static;transform:translate(0)}#dm .main-navigation.unifiednav[data-nav-structure=VERTICAL] .unifiednav__container:not([data-depth])&gt;.unifiednav__item-wrap .unifiednav__container[data-depth]&gt;.unifiednav__item-wrap .unifiednav__item{justify-content:inherit;padding:8px 1em;margin:0;font-size:.8em}#dm .main-navigation.unifiednav[data-nav-structure=VERTICAL] .unifiednav__container:not([data-depth])&gt;.unifiednav__item-wrap::after{content:''!important;width:100%;height:0;color:#d1d1d1;align-self:flex-start;border:0 solid currentColor}#dm .main-navigation.unifiednav[data-nav-structure=VERTICAL][layout-main=vertical_nav_layout_2] .unifiednav__container:not([data-depth])&gt;.unifiednav__item-wrap&gt;.unifiednav__item{padding:5px 0}#dm .main-navigation.unifiednav[data-nav-structure=VERTICAL][layout-main=vertical_nav_layout_2] .unifiednav__container:not([data-depth])&gt;.unifiednav__item-wrap&gt;.unifiednav__container[data-depth]&gt;.unifiednav__item-wrap .unifiednav__item{padding:8px 12px}#dm .main-navigation.unifiednav[data-nav-structure=VERTICAL][data-show-vertical-sub-items=HIDE] .unifiednav__container[data-depth]{transform-origin:top;height:auto;overflow:hidden}#dm .main-navigation.unifiednav[data-nav-structure=VERTICAL][data-show-vertical-sub-items=HIDE]&gt;.unifiednav__container:not([data-depth])&gt;.unifiednav__item-wrap .unifiednav__container[data-depth]{opacity:0;max-height:0}#dm .main-navigation.unifiednav[data-nav-structure=VERTICAL][data-show-vertical-sub-items=HIDE]&gt;.unifiednav__container:not([data-depth])&gt;.unifiednav__item-wrap .unifiednav__item.dmNavItemSelected&gt;.nav-item-text .icon::before,#dm .main-navigation.unifiednav[data-nav-structure=VERTICAL][data-show-vertical-sub-items=HOVER]&gt;.unifiednav__container:not([data-depth])&gt;.unifiednav__item-wrap .unifiednav__item.dmNavItemSelected&gt;.nav-item-text .icon::before{transform:rotate(180deg)}#dm .main-navigation.unifiednav:not([data-nav-structure=VERTICAL])&gt;.unifiednav__container{flex-wrap:wrap;justify-content:inherit}#dm .main-navigation.unifiednav:not([data-nav-structure=VERTICAL])&gt;.unifiednav__container .nav-item-text::before{text-align:left}#dm .main-navigation.unifiednav:not([data-nav-structure=VERTICAL]) .unifiednav__container:not([data-depth])&gt;.unifiednav__item-wrap:not(:last-child)::after,#dm .main-navigation.unifiednav:not([data-nav-structure=VERTICAL]) .unifiednav__container:not([data-depth])&gt;.unifiednav__item-wrap:not(:last-child)::before{content:''}#dm .main-navigation.unifiednav[data-nav-structure=VERTICAL] .unifiednav__container&gt;.unifiednav__item-wrap&gt;.unifiednav__item.unifiednav__item_has-sub-nav .icon{display:inline-block;padding-right:0}#dm .dmBody .dmRespRowsWrapper{max-width:none;background-color:transparent}.dmLargeBody .dmRespRow{width:100%;max-width:none;margin-left:0;margin-right:0;padding-left:40px;padding-right:40px}.dm-bfs.dm-layout-home div.dmInner{background-color:#fff}.dmStandardDesktop .dmHeader{background-color:#68ccd1;max-width:100%}.dmRespRow:not(.dmPlaceHolderRespRow) .dmRespColsWrapper .dmRespCol:not(.content-removed):only-child:empty{min-height:100px!important}.dmRespRow:not(.dmPlaceHolderRespRow) .dmRespColsWrapper .dmRespCol:not(.content-removed).empty-column,.dmRespRow:not(.dmPlaceHolderRespRow) .dmRespColsWrapper .dmRespCol:not(.content-removed):only-child:empty{min-height:100px}.dmRespRow:not(.dmPlaceHolderRespRow) .dmRespCol:not(.content-removed).empty-column,.dmRespRow:not(.dmPlaceHolderRespRow) .dmRespCol:not(.content-removed):empty{min-height:1px}.dmRespRow:not(.dmPlaceHolderRespRow) .dmRespColsWrapper .dmRespCol:not(.content-removed):only-child.empty-column{min-height:100px}#dm div.dmRespCol&gt;*{line-height:2}#dm div.dmContent h3{color:#666}#dm .dmform .dmforminput label,#dm div.dmInner,#dm div.dmInner .dmRespCol{font-weight:300}#dm div.dmContent h1{font-family:"Noto Serif","Noto Serif Fallback";font-weight:700;color:#000;font-size:50px}#dm .dmform .dmforminput label,#dm div.dmInner,#dm div.dmInner .dmRespCol{font-family:Montserrat,"Montserrat Fallback";color:rgba(0,0,0,1);font-size:16px}#dm div.dmContent h3{font-family:Poppins,"Poppins Fallback";color:rgba(0,0,0,1);font-weight:700}#dm div.dmContent h2{font-family:"Noto Serif","Noto Serif Fallback";font-weight:700;color:rgba(39,63,145,1);font-size:32px}#dm .dmRespCol div.dmNewParagraph,#dm .dmform .dmforminput label,#dm div.dmInner,#dm div.dmInner .dmRespCol{font-family:Poppins,"Poppins Fallback";color:rgba(32,32,32,1)}.dmLargeBody .dmBody .dmRespRowsWrapper{background-color:transparent}#dm div.dmContent .dmNewParagraph[data-version] h1{text-decoration:inherit}#dm div.dmContent .dmNewParagraph[data-version] h1 *{text-decoration:none}#dm div.dmContent .dmNewParagraph[data-version] h2{text-decoration:inherit}#dm div.dmContent .dmNewParagraph[data-version] h2 *{text-decoration:none}#dm DIV.dmOuter DIV.dmInner{background-color:rgba(255,255,255,1)}#dm .dmContent .dmRespRow{padding-top:15px}#dm .dmRespCol div.dmNewParagraph,#dm .dmform .dmforminput label,#dm div.dmContent h3,#dm div.dmInner,#dm div.dmInner .dmRespCol{font-size:20px}@media all{:root{--btn-border-l-color:rgb(255, 213, 14);--btn-border-r-color:rgb(255, 213, 14);--btn-text-direction:ltr;--btn-border-b-width:var(--btn-border-width);--btn-border-width:0px;--btn-border-radius:0px;--btn-border-t-width:var(--btn-border-width);--btn-border-tl-radius:var(--btn-border-radius);--btn-border-br-radius:var(--btn-border-radius);--btn-border-bl-radius:var(--btn-border-radius);--btn-bg-color:rgb(232, 23, 44);--btn-border-tr-radius:var(--btn-border-radius);--btn-border-r-width:var(--btn-border-width);--btn-bg-image:none;--btn-border-b-color:rgb(247, 207, 33);--btn-border-l-width:var(--btn-border-width);--btn-border-t-color:rgb(255, 213, 14);--btn-text-align:center;--btn-text-color:rgb(255, 255, 255);--btn-text-decoration:none;--btn-text-font-weight:700;--btn-icon-color:rgb(247, 247, 247);--btn-icon-fill:rgb(247, 247, 247);--btn-icon-wrpr-display:none;--btn-hover-border-b-color:var(--btn-hover-border-color);--btn-hover-bg:rgb(236, 25, 29);--btn-hover-border-t-color:var(--btn-hover-border-color);--btn-hover-border-r-color:var(--btn-hover-border-color);--btn-hover-border-l-color:var(--btn-hover-border-color);--btn-hover-border-color:rgba(0, 0, 0, 0);--btn-hover-text-color:var(--btn-text-color);--btn-hover-text-font-weight:var(--btn-text-font-weight);--btn-hover-text-decoration:var(--btn-text-decoration);--btn-hover-text-font-style:var(--btn-text-font-style)}}@media (min-width:0px) and (max-width:767px){:root{--btn-text-font-size:16px}}#dm .dmOuter .dmInner .dmWidget[data-buttonstyle=FLAT_ROUND_ICON]{background-clip:border-box;border-radius:6px;padding:0 0 0 40px}#dm .dmOuter .dmInner .dmWidget[data-buttonstyle=FLAT_ROUND_ICON] .text{padding:10px 7px}#dm .dmOuter .dmInner .dmWidget[data-buttonstyle=FLAT_ROUND_ICON] .iconBg{display:block}#dm .dmWidget:not([data-buttonstyle]){overflow:initial;background-clip:border-box;border-radius:1px}#dm .dmWidget:not([data-buttonstyle]) .text{padding:16px 0}#dm .dmWidget:not([data-buttonstyle]) .iconBg{display:none}@media (min-width:768px){#dm .dmRespRow .dmRespCol&gt;.dmWidget{width:222px}#dm .dmRespRow .dmRespCol&gt;.dmWidget[data-buttonstyle]:not([data-buttonstyle=BORDER_SHORT]){width:280px}}#dm .p_hfcontainer .u_1550972299,#dm .p_hfcontainer .u_1990492147,#dm .p_hfcontainer div.u_1368101915{width:100%!important}#dm div.dmInner #site_content .dmWidget,#dm div.dmInner .dmHeader .dmWidget{background-color:var(--btn-bg-color);background-image:var(--btn-bg-image);border-color:var(--btn-border-color);border-bottom-color:var(--btn-border-b-color);border-left-color:var(--btn-border-l-color);border-right-color:var(--btn-border-r-color);border-top-color:var(--btn-border-t-color);border-radius:var(--btn-border-radius);border-bottom-left-radius:var(--btn-border-bl-radius);border-bottom-right-radius:var(--btn-border-br-radius);border-top-left-radius:var(--btn-border-tl-radius);border-top-right-radius:var(--btn-border-tr-radius);border-width:var(--btn-border-width);border-bottom-width:var(--btn-border-b-width);border-left-width:var(--btn-border-l-width);border-right-width:var(--btn-border-r-width);border-top-width:var(--btn-border-t-width);direction:var(--btn-text-direction);text-align:var(--btn-text-align)}#dm .dmBody div.u_1635864199 .accordion-description .section-inner,#dm .dmBody div.u_1635864199 .accordion-wrapper,#dm .dmInner div.dmHeader,#dm .dmInner div.dmHeader.u_hcontainer,#dm .dmInner div.u_hcontainer{border-width:0!important;border-style:solid!important}#dm div.dmInner #site_content .dmWidget span.text{color:var(--btn-text-color);font-size:var(--btn-text-font-size);font-weight:var(--btn-text-font-weight);text-decoration:var(--btn-text-decoration)}#dm .p_hfcontainer .u_1715024653.main-navigation.unifiednav:not(.unifiednav_vertical) .unifiednav__container:not([data-depth])&gt;.unifiednav__item-wrap:not(:last-child)::after,#dm .p_hfcontainer .u_1715024653.main-navigation.unifiednav:not(.unifiednav_vertical) .unifiednav__container:not([data-depth])&gt;.unifiednav__item-wrap:not(:last-child)::before,#dm .p_hfcontainer nav.u_1715024653.main-navigation.unifiednav .unifiednav__container[data-depth] .unifiednav__item{font-size:15px!important}#dm div.dmInner #site_content .dmWidget span.icon,#dm div.dmInner .dmHeader .dmWidget span.icon{color:var(--btn-icon-color);fill:var(--btn-icon-fill)}#dm div.dmInner #site_content .dmWidget:not([data-buttonstyle]) .iconBg{display:var(--btn-icon-wrpr-display)}#dm .p_hfcontainer nav.u_1169410882{color:#fff!important}#dm .p_hfcontainer nav.u_1169410882.main-navigation.unifiednav .unifiednav__container[data-depth] .unifiednav__item{font-weight:400!important;color:rgba(49,49,49,1)!important}#dm .p_hfcontainer .u_1169410882.main-navigation.unifiednav:not([image]) .unifiednav__container[data-depth="0"]{top:calc(100% - 22px - 0px)!important}#dm .p_hfcontainer .u_1169410882.main-navigation.unifiednav .unifiednav__container:not([data-depth])&gt;.unifiednav__item-wrap&gt;.unifiednav__item{text-align:center!important;justify-content:center!important}#dm .p_hfcontainer .u_1169410882.main-navigation.unifiednav[data-nav-structure=VERTICAL] .unifiednav__container:not([data-depth])&gt;.unifiednav__item-wrap::after{align-self:center!important}#dm .p_hfcontainer .u_1169410882.main-navigation.unifiednav .unifiednav__container[data-depth] .unifiednav__item{justify-content:center!important;text-align:CENTER!important}#dm .p_hfcontainer nav.u_1169410882.main-navigation.unifiednav .unifiednav__container:not([data-depth])&gt;.unifiednav__item-wrap&gt;.unifiednav__item{color:rgba(77,77,77,1)!important;font-weight:700!important}#dm .p_hfcontainer nav.u_1169410882.main-navigation.unifiednav .unifiednav__container:not([data-depth])&gt;.unifiednav__item-wrap&gt;.unifiednav__item.dmNavItemSelected{font-weight:700!important;color:rgba(0,0,0,1)!important}#dm .dmInner div.dmHeader,#dm .dmInner div.dmHeader.u_hcontainer,#dm .dmInner div.u_hcontainer{background-color:rgba(255,255,255,1)!important;box-shadow:rgba(0,0,0,1) 0 3px 11px 0!important;-moz-box-shadow:rgba(0,0,0,1) 0 3px 11px 0!important;-webkit-box-shadow:rgba(0,0,0,1) 0 3px 11px 0!important;border-color:rgba(57,181,74,1)!important}#dm .p_hfcontainer .u_1715024653.main-navigation.unifiednav .unifiednav__container:not([data-depth])&gt;.unifiednav__item-wrap&gt;.unifiednav__item{padding-right:20px!important;padding-left:20px!important}#dm .p_hfcontainer .u_1715024653.main-navigation.unifiednav .unifiednav__container[data-depth="0"]{top:calc(100% - 0px - 0px)!important}#dm .p_hfcontainer .u_1715024653.main-navigation.unifiednav .unifiednav__container:not([data-depth])&gt;.unifiednav__item-wrap:not(:last-child) .unifiednav__container[data-depth="0"]{left:20px!important}#dm .p_hfcontainer div.u_1708863831 img{border-radius:0!important;-moz-border-radius:0!important;-webkit-border-radius:0!important;box-shadow:rgba(0,0,0,1) 0 3px 11px 0!important;-moz-box-shadow:rgba(0,0,0,1) 0 3px 11px 0!important;-webkit-box-shadow:rgba(0,0,0,1) 0 3px 11px 0!important}#dm .p_hfcontainer .u_1715024653.main-navigation.unifiednav:not([data-nav-structure=VERTICAL]) .unifiednav__container:not([data-depth])&gt;.unifiednav__item-wrap:not(:last-child)::after,#dm .p_hfcontainer .u_1715024653.main-navigation.unifiednav:not([data-nav-structure=VERTICAL]) .unifiednav__container:not([data-depth])&gt;.unifiednav__item-wrap:not(:last-child)::before{font-size:20px!important}#dm .p_hfcontainer .u_1176180510{padding-left:20px!important;padding-right:20px!important;text-align:CENTER!important}#dm .p_hfcontainer a.u_1245457061,#dm .p_hfcontainer div.u_1368101915{top:0!important;left:0!important;position:relative!important;min-width:0!important;text-align:center!important}a.u_1176180510 .iconBg{display:inline!important}a.u_1176180510{background-color:rgba(255,255,255,1)!important;border-radius:0!important;-moz-border-radius:0!important;-webkit-border-radius:0!important;box-shadow:rgba(0,0,0,.25) 0 3px 11px 0!important;-moz-box-shadow:rgba(0,0,0,.25) 0 3px 11px 0!important;-webkit-box-shadow:rgba(0,0,0,.25) 0 3px 11px 0!important}a.u_1176180510 span.text{color:rgba(0,0,0,1)!important;font-weight:700!important}a.u_1176180510 span.icon{color:rgba(0,0,0,1)!important;fill:rgba(0,0,0,1)!important}#dm .p_hfcontainer a.u_1176180510{background-color:rgba(236,25,29,1)!important}#dm .p_hfcontainer a.u_1176180510 span.icon{color:rgba(255,255,255,1)!important;fill:rgba(255,255,255,1)!important}#dm .p_hfcontainer a.u_1176180510 span.text{color:rgba(255,255,255,1)!important}#dm .p_hfcontainer div.u_1990492147 img{box-shadow:rgba(0,0,0,1) 0 3px 11px 0!important;-moz-box-shadow:rgba(0,0,0,1) 0 3px 11px 0!important;-webkit-box-shadow:rgba(0,0,0,1) 0 3px 11px 0!important}#dm .p_hfcontainer nav.u_1169410882.main-navigation.unifiednav.effect-bottom2 .unifiednav__container:not([data-depth])&gt;.unifiednav__item-wrap&gt;.unifiednav__item .nav-item-text::after{border-top-width:4px!important;border-top-style:solid!important;border-top-color:rgba(236,25,29,1)!important}#dm .dmInner div.dmHeader.u_hcontainer,#dm .dmInner div.u_hcontainer{padding-top:10px!important;padding-bottom:17px!important}#dm .p_hfcontainer div.u_1368101915{float:none!important;height:auto!important;max-width:none!important;margin:0 auto!important;padding:15px 40px!important}#dm .p_hfcontainer a.u_1245457061{display:block!important;float:none!important;width:216px!important;height:54px!important;max-width:100%!important;padding:0!important;margin:0 0 0 auto!important}#dm .p_hfcontainer div#hamburger-header{background-color:#fff!important;background-image:none!important;background-repeat:repeat!important;background-size:auto!important;background-position:0 0!important;box-shadow:none!important;-moz-box-shadow:none!important;-webkit-box-shadow:none!important}.layout-drawer_fixed-header[dmtemplateid=Hamburger] #hamburger-drawer.layout-drawer{top:130px!important;max-height:calc(100% - 130px)!important}#dm .p_hfcontainer div#hamburger-drawer.layout-drawer{background-color:rgba(255,255,255,1)!important}#dm .p_hfcontainer div.u_1763389341{padding:0!important;margin:0!important}#dm .p_hfcontainer div.u_1306904239{margin-top:0!important;padding:0!important}#dm .p_hfcontainer div.u_1081130099{margin-top:0!important;padding:30px 50px 90px!important}#dm .p_hfcontainer div.u_1786489610{padding-top:90px!important;margin-top:0!important;padding-right:50px!important;padding-left:50px!important}#dm .p_hfcontainer nav.u_1169410882,div.u_1550972299{float:none!important;top:0!important;left:0!important;position:relative!important;padding:0!important}#dm .p_hfcontainer nav.u_1169410882.main-navigation.unifiednav .unifiednav__container[data-depth] .unifiednav__item{font-size:28px!important}div[dmtemplateid=Hamburger] .layout-drawer-overlay{background-color:rgba(0,0,0,.46)!important}#dm .p_hfcontainer nav.u_1169410882.main-navigation.unifiednav .unifiednav__container:not([data-depth])&gt;.unifiednav__item-wrap&gt;.unifiednav__item{font-size:25px!important}#dm .p_hfcontainer nav.u_1169410882{width:calc(100% - 3px)!important;height:auto!important;max-width:850px!important;justify-content:center!important;align-items:stretch!important;min-width:25px!important;text-align:start!important;margin:18px auto 0!important}#dm .p_hfcontainer #hamburger-drawer.layout-drawer[data-origin=top]:not([data-auto-height]){height:70%!important}div.u_1550972299{width:98px!important;height:auto!important;max-width:100%!important;min-width:0!important;text-align:center!important;display:block!important}[dmtemplateid=Hamburger].runtime-module-container .layout-drawer-hamburger{top:16.5px!important}[dmtemplateid=Hamburger] .site_content{margin-top:85px!important}[dmtemplateid=Hamburger].layout-drawer_fixed-header #hamburger-drawer.layout-drawer{top:85px!important;max-height:calc(100% - 85px)!important}#dm .p_hfcontainer a.u_1176180510,#dm .p_hfcontainer div.u_1708863831,#dm .p_hfcontainer nav.u_1715024653,a.u_1176180510{float:none!important;top:0!important;left:0!important;position:relative!important;min-width:25px!important;text-align:center!important}.stickyHeaderSpacer{height:124.52px!important}@media (min-width:1025px){.responsiveTablet .stickyHeaderSpacer{height:113.23px!important}}#dm .dmInner div.fHeader .dmHeader[freeheader=true]{padding:15px 0!important}.fHeader #hcontainer.dmHeader[freeheader=true]{padding-top:initial!important;padding-bottom:initial!important}#dm .p_hfcontainer div.u_1815747773{padding-left:0!important}#dm .p_hfcontainer div.u_1224726927{padding:0!important}#dm .p_hfcontainer div.u_1360353967{padding-left:10px!important}#dm .p_hfcontainer nav.u_1715024653.main-navigation.unifiednav:not(.unifiednav_vertical) .unifiednav__container:not([data-depth])&gt;.unifiednav__item-wrap:not(:last-child)::after,#dm .p_hfcontainer nav.u_1715024653.main-navigation.unifiednav:not(.unifiednav_vertical) .unifiednav__container:not([data-depth])&gt;.unifiednav__item-wrap:not(:last-child)::before{padding-top:0!important;padding-bottom:0!important;margin-top:0!important;margin-bottom:0!important}#dm .p_hfcontainer nav.u_1715024653{width:100%!important;height:auto!important;max-width:calc(100% - 0px)!important;justify-content:center!important;align-items:stretch!important;padding:6.8px 15px!important;margin:8px auto 0!important}#dm .p_hfcontainer div.u_1626419338{margin-top:0!important;padding:0 15px!important}#dm .p_hfcontainer div.u_1708863831{width:calc(100% - 72px)!important;max-width:216.84px!important;display:block!important;height:auto!important;padding:0!important;margin:0 72.67px 0 72.66px!important}#dm .p_hfcontainer nav.u_1715024653.main-navigation.unifiednav .unifiednav__container:not([data-depth])&gt;.unifiednav__item-wrap&gt;.unifiednav__item{font-weight:700!important;font-size:20px!important}a.u_1176180510 span.text{font-size:18px!important}a.u_1176180510{display:block!important;width:calc(100% - 280px)!important;height:67px!important;max-width:267.97px!important;padding:0 0 0 40px!important}#dm .p_hfcontainer a.u_1176180510{width:calc(100% - 6px)!important;height:63px!important;max-width:283.48px!important;padding:0 20px!important;margin:10px 124.75px 10px 6px!important}@media (min-width:768px) and (max-width:1024px){.responsiveTablet [dmtemplateid=Hamburger].runtime-module-container .layout-drawer-hamburger{top:16.5px!important}.responsiveTablet [dmtemplateid=Hamburger] .site_content{margin-top:85px!important}.responsiveTablet [dmtemplateid=Hamburger].layout-drawer_fixed-header #hamburger-drawer.layout-drawer{top:85px!important;max-height:calc(100% - 85px)!important}}#dm .dmBody div.u_1812990501,#dm .p_hfcontainer div.u_1990492147{float:none!important;top:0!important;left:0!important;position:relative!important;min-width:25px!important;padding:0!important;text-align:center!important}[dmtemplateid=Hamburger] .layout-drawer-hamburger.hamburger-on-header{color:rgba(236,25,29,1)!important;background-color:rgba(0,0,0,0)!important}#dm .p_hfcontainer div.u_1990492147{width:calc(100% - 0px)!important;max-width:347px!important;height:auto!important;margin:0 auto!important}#dm .dmBody .u_1803448052:before{opacity:.5!important;background-color:#000!important}#dm .dmBody div.u_1285480413 .dmforminput label{color:rgba(100,100,100,1)!important;font-size:13px!important}#dm .dmBody div.u_1285480413 input:not([type=submit]){border-bottom-color:rgba(100,100,100,1)!important}#dm .dmBody div.u_1635864199 .accordion-title{background-color:rgba(0,0,0,0)!important;color:rgba(0,0,0,1)!important}#dm .dmBody div.u_1635864199 .title-text{color:rgba(0,0,0,1)!important}#dm .dmBody a.u_1879682506 span.text,#dm .dmBody div.u_1812990501 .svg{color:rgba(236,25,29,1)!important}#dm .dmBody div.u_1626794827{line-height:normal!important;border-bottom-style:solid!important;border-bottom-color:rgba(247,207,33,1)!important;border-bottom-width:0!important}#dm .dmBody div.u_1213313828,#dm .dmBody div.u_1963991996{border-bottom-style:solid!important;border-bottom-color:rgba(236,25,29,1)!important}#dm .dmBody .u_1324354378{text-align:CENTER!important}#dm .dmBody div.u_1285480413{background-color:rgba(0,0,0,0)!important}#dm .dmBody div.u_1803448052:before{background-color:rgba(15,24,39,1)!important;opacity:.4!important}#dm .dmBody .u_1635864199 .accordion-title .arrow .close{fill:transparent!important;background-color:rgba(0,0,0,0)!important}#dm .dmBody div.u_1498599194{background-color:rgba(0,0,0,0)!important}#dm .dmBody a.u_1324354378 span.text{font-weight:700!important}#dm .dmBody a.u_1324354378{box-shadow:rgba(0,0,0,1) 0 3px 11px 0!important;-moz-box-shadow:rgba(0,0,0,1) 0 3px 11px 0!important;-webkit-box-shadow:rgba(0,0,0,1) 0 3px 11px 0!important}#dm .dmBody div.u_1812990501 .svg{fill:rgba(236,25,29,1)!important}#dm .dmBody div.u_1963991996{border-bottom-width:5px!important}#dm .dmBody div.u_1213313828{background-color:rgba(255,255,255,1)!important;box-shadow:rgba(0,0,0,.25) 0 3px 11px 0!important;-moz-box-shadow:rgba(0,0,0,.25) 0 3px 11px 0!important;-webkit-box-shadow:rgba(0,0,0,.25) 0 3px 11px 0!important;border-bottom-width:6px!important;padding-top:20px!important}#dm .dmBody div.u_quote{background-color:rgba(0,0,0,0)!important;box-shadow:none!important;-moz-box-shadow:none!important;-webkit-box-shadow:none!important}#dm .dmBody a.u_1879682506{background-color:rgba(255,255,255,1)!important;border-color:rgba(236,25,29,1)!important;border-width:3px!important;border-style:solid!important}#dm .dmBody .u_1635864199 .accordion-title .arrow{width:22px!important;height:22px!important}#dm .dmBody .u_1635864199 .accordion-item:not(:last-child){margin-bottom:0!important}#dm .dmBody .u_1635864199 .accordion-wrapper{padding-left:0!important;padding-right:0!important}#dm .dmBody .u_1635864199 .title-icon{fill:rgba(236,25,29,1)!important;margin-right:10px!important;width:41px!important;height:41px!important}#dm .dmBody div.u_1635864199 .accordion-title,#dm .dmBody div.u_1635864199 .title-text{font-size:20px!important}#dm .dmBody div.u_1812990501{width:calc(100% - 150px)!important;height:61px!important;max-width:100px!important;margin:0 auto 10px!important}#dm .dmBody div.u_1479376653,#dm .dmBody div.u_1963991996{height:auto!important;min-width:25px!important;padding:2px 0!important;float:none!important;top:0!important;left:0!important;position:relative!important}#dm .dmBody div.u_1635864199 .accordion-description .section-inner{font-size:15px!important}#dm .dmBody div.u_1479376653{width:calc(100% - 0px)!important;max-width:100%!important;margin:50px 0 8px!important}#dm .dmBody div.u_1963991996{display:block!important;width:calc(100% - 82px)!important;max-width:236px!important;margin:-10px auto 8px!important}#dm .dmBody a.u_1324354378{display:block!important;float:none!important;top:0!important;left:0!important;width:calc(100% - 0px)!important;position:relative!important;height:59px!important;max-width:241px!important;min-width:25px!important;text-align:center!important;padding:0!important;margin:21px 437.61px 10px 0!important}#dm .dmBody div.u_1498599194,#dm .dmBody div.u_1635864199{float:none!important;top:0!important;left:0!important;position:relative!important;height:auto!important;width:calc(100% - 0px)!important;min-width:25px!important}#dm .dmBody div.u_1959620837{padding-top:0!important;padding-left:0!important}#dm .dmBody div.u_1125704663{padding:0 40px 50px!important;margin:0!important}#dm .dmBody div.u_1635864199{max-width:566px!important;text-align:center!important;padding:0!important;margin:26px 0 0!important}#dm .dmBody div.u_1498599194{max-width:682px!important;display:block!important;padding:2px 0!important;margin:-8px 328px 8px 0!important}#dm .dmBody div.u_1285480413,#dm .dmBody div.u_1803448052{max-width:100%!important;float:none!important;top:0!important;left:0!important;position:relative!important;height:auto!important}#dm .dmBody div.u_1285480413{width:calc(100% - 0px)!important;min-width:25px!important;text-align:start!important;display:block!important;padding:10px 20px!important;margin:0!important}#dm .dmBody div.u_quote{width:auto!important;padding:0!important;margin:-158px 0 0!important}#dm .dmBody div.u_1803448052{background-repeat:no-repeat!important;background-image:url(https://lirp.cdn-website.com/md/pexels/dms3rep/multi/opt/pexels-photo-186077-1920w.jpeg),url(data:image/png;base64,iVBORw0KGgoAAAANSUhEUgAAAAEAAAABCAYAAAAfFcSJAAABhGlDQ1BJQ0MgcHJvZmlsZQAAKJF9kT1Iw0AcxV9TpUUqHSwo4pChOlkQFemoVShChVArtOpgcukXNGlIUlwcBdeCgx+LVQcXZ10dXAVB8APEzc1J0UVK/F9aaBHjwXE/3t173L0DhEaFaVbPBKDptplOJsRsblUMvEJAGEEMIi4zy5iTpBQ8x9c9fHy9i/Es73N/jn41bzHAJxLPMsO0iTeIZzZtg/M+cYSVZJX4nHjcpAsSP3JdafEb56LLAs+MmJn0PHGEWCx2sdLFrGRqxNPEUVXTKV/ItljlvMVZq9RY+578haG8vrLMdZojSGIRS5AgQkENZVRgI0arToqFNO0nPPzDrl8il0KuMhg5FlCFBtn1g//B726twtRkKymUAHpfHOdjFAjsAs2643wfO07zBPA/A1d6x19tAPFP0usdLXoEhLeBi+uOpuwBlzvA0JMhm7Ir+WkKhQLwfkbflAMGboG+tVZv7X2cPgAZ6ip1AxwcAmNFyl73eHewu7d/z7T7+wFwJnKmZ9+MiwAAAAZiS0dEAP8A/wD/oL2nkwAAAAlwSFlzAAAuIwAALiMBeKU/dgAAAAd0SU1FB+UCDwksLkLIPkkAAAAZdEVYdENvbW1lbnQAQ3JlYXRlZCB3aXRoIEdJTVBXgQ4XAAAAC0lEQVQI12NgAAIAAAUAAeImBZsAAAAASUVORK5CYII=)!important;width:auto!important;min-width:0!important;text-align:center!important;background-attachment:fixed!important;background-size:cover!important;background-position:50% 50%!important;padding:183px 40px!important;margin:0!important}#dm .dmBody div.u_1626794827{float:none!important;top:0!important;left:0!important;width:calc(100% - 0px)!important;position:relative!important;height:auto!important;max-width:1199.98px!important;min-width:25px!important;display:block!important;padding:2px 0!important;margin:-86px 0 8px!important}.font-size-70,.size-70{font-size:70px!important}.font-size-18,.size-18{font-size:18px!important}#\31 069100022,#\31 383423413,#\31 612474922,#\31 662706043,#\31 802694109,#hamburger-drawer{order:0}#\31 069100022,#\31 612474922{flex-direction:row}#\31 001114570,#\31 019806011,#\31 136493347,#\31 169410882,#\31 263525496,#\31 270822536,#\31 296381093,#\31 305490726,#\31 314948440,#\31 336383107,#\31 342721222,#\31 343961876,#\31 362783534,#\31 424837358,#\31 453018423,#\31 490865519,#\31 505448530,#\31 510273294,#\31 577710112,#\31 609747281,#\31 665411207,#\31 715024653,#\31 757876299,#\31 797873809,#\31 806811475,#\31 830364751,#\31 837856251,#\31 841528365,#\31 877231695,#\31 941640820,#\31 966845956,#\31 973514967{order:0;flex-direction:row} #dm .dmPhotoGallery.newPhotoGallery .dmPhotoGalleryHolder:not(.photo-gallery-done) {display: none;} @media (max-width:767px){ [data-hidden-on-mobile] {display:none!important}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dmDesktopBody [data-anim-desktop]:not([data-anim-desktop='none']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isibility: hidden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fontFallback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Montserrat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84.9466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22.0264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113.954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Poppins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92.326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30.7753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8.793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113.7274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Amiko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82.254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35.9861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112.8212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Allura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108.6538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61.1178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73.6283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Oswald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145.0682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35.1423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82.2372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Noto Serif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98.7162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27.0569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108.2903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@font-face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ont-family: "Comfortaa Fallback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: local('Arial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scent-override: 74.2135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escent-override: 19.7117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ize-adjust: 118.7115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line-gap-override: 0%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render the required css and JS in the head section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type="application/rss+xml" rel="alternate" href="<text:a xlink:type="simple" xlink:href="https://www.aprroofing.com//feed/rss2" text:style-name="ListLabel_20_1" text:visited-style-name="ListLabel_20_1"><text:span text:style-name="T1">https://www.aprroofing.com//feed/rss2</text:span></text:a>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type="application/atom+xml" rel="alternate" href="<text:a xlink:type="simple" xlink:href="https://www.aprroofing.com//feed/atom" text:style-name="ListLabel_20_1" text:visited-style-name="ListLabel_20_1"><text:span text:style-name="T1">https://www.aprroofing.com//feed/atom</text:span></text:a>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robots" content="noindex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property="og:type" content="website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property="og:url" content="https://www.aprroofing.com/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application/ld+json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@context" : "https://schema.org"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@type" : "WebSite"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name" : "APR Roofing"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url" : "https://www.aprroofing.com/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property="og:image" content="https://lirp.cdn-website.com/3d72e0e8/dms3rep/multi/opt/apr-roofing-logo-1920w.jpeg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title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rofessional Roofing Contractor Services | APR Roofing | Los Angeles &amp;amp; Surrounding Areas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tit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description" content="APR Roofing | Professional roofing contractor in Los Angeles CA. Free quotes &amp;amp; competitive pricing. Call 661-406-7475."/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twitter:card" content="summary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twitter:title" content="Professional Roofing Contractor Services | APR Roofing | Los Angeles &amp;amp; Surrounding Areas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name="twitter:description" content="APR Roofing | Professional roofing contractor in Los Angeles CA. Free quotes &amp;amp; competitive pricing. Call 661-406-7475.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property="og:description" content="APR Roofing | Professional roofing contractor in Los Angeles CA. Free quotes &amp;amp; competitive pricing. Call 661-406-7475."/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meta property="og:title" content="Professional Roofing Contractor Services | APR Roofing | Los Angeles &amp;amp; Surrounding Areas"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YS- VVNfRElSRUNUX1BST0RVQ1RJT04=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head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ody id="dmRoot" data-page-alias="home" class="dmRoot dmDesktopBody fix-mobile-scrolling addCanvasBorder dmResellerSite dmLargeBody responsiveTablet 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tyle="padding:0;margin:0;"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========= Site Content ========= --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id="dm" class='dmwr'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_wrapper standard-var5 widgetStyle-3 standard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dmwrapped="true" id="1901957768" class="dm-home-page" themewaschanged="true"&gt; &lt;div dmtemplateid="Hamburger" data-responsive-name="ResponsiveDesktopTopTabletHamburger" class="runtime-module-container dm-bfs dm-layout-home hasAnimations hasStickyHeader rows-1200 layout-drawer_fixed-header dmPageBody d-page-1716942098 dmFreeHeader" id="dm-outer-wrapper" data-page-class="1716942098" data-soch="true" data-background-parallax-selector=".dmHomeSection1, .dmSectionParallex"&gt; &lt;div id="dmStyle_outerContainer" class="dmOuter"&gt; &lt;div id="dmStyle_innerContainer" class="dmInner"&gt; &lt;div class="dmLayoutWrapper standard-var dmStandardDesktop"&gt; &lt;div id="site_content"&gt; &lt;div class="p_hfcontainer showOnMedium"&gt; &lt;div id="hamburger-drawer" class="hamburger-drawer layout-drawer" layout="5ff40d2f36ae4e5ea1bc96b2e2fcf67e===header" data-origin="top"&gt; &lt;div class="u_1306904239 dmRespRow" style="text-align: center;" id="1306904239"&gt; &lt;div class="dmRespColsWrapper" id="1069100022"&gt; &lt;div class="u_1763389341 dmRespCol small-12 medium-12 large-12 empty-column" id="1763389341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786489610 dmRespRow middleDrawerRow" style="text-align: center;" id="1786489610"&gt; &lt;div class="dmRespColsWrapper" id="1841528365"&gt; &lt;div class="dmRespCol small-12 u_1080436581 medium-12 large-12" id="1080436581"&gt; &lt;nav class="u_1169410882 effect-bottom2 main-navigation unifiednav dmLinksMenu" role="navigation" layout-main="vertical_nav_layout_2" layout-sub="" data-show-vertical-sub-items="HIDE" id="1169410882" dmle_extension="onelinksmenu" data-element-type="onelinksmenu" data-logo-src="" alt="" data-nav-structure="VERTICAL" wr="true" icon="true" surround="true" adwords="" navigation-id="unifiedNav"&gt; &lt;ul role="menubar" class="unifiednav__container " data-auto="navigation-pages"&gt; &lt;li role="menuitem" class=" unifiednav__item-wrap " data-auto="more-pages" data-depth="0"&gt; &lt;a href="<text:a xlink:type="simple" xlink:href="https://www.aprroofing.com/" text:style-name="ListLabel_20_1" text:visited-style-name="ListLabel_20_1"><text:span text:style-name="T1">/</text:span></text:a>" class="unifiednav__item dmNavItemSelected dmUDNavigationItem_00 " target="" data-target-page-alias="" data-auto="selected-page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om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Home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aria-haspopup="true" class=" unifiednav__item-wrap " data-auto="more-pages" data-depth="0"&gt; &lt;a href="<text:a xlink:type="simple" xlink:href="https://www.aprroofing.com/about" text:style-name="ListLabel_20_1" text:visited-style-name="ListLabel_20_1"><text:span text:style-name="T1">/about</text:span></text:a>" class="unifiednav__item dmUDNavigationItem_010101661768 unifiednav__item_has-sub-nav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bou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About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ul role="menu" aria-expanded="false" class="unifiednav__container unifiednav__container_sub-nav" data-depth="0" data-auto="sub-pages"&gt; &lt;li role="menuitem" class=" unifiednav__item-wrap " data-auto="more-pages" data-depth="1"&gt; &lt;a href="<text:a xlink:type="simple" xlink:href="https://www.aprroofing.com/Roofing-Contractor-Palmdale-CA" text:style-name="ListLabel_20_1" text:visited-style-name="ListLabel_20_1"><text:span text:style-name="T1">/Roofing-Contractor-Palmdale-CA</text:span></text:a>" class="unifiednav__item dmUDNavigationItem_010101397825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ing Contractor Palmdale CA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ing Contractor Palmdale CA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ing-Contractor-Monrovia-CA" text:style-name="ListLabel_20_1" text:visited-style-name="ListLabel_20_1"><text:span text:style-name="T1">/Roofing-Contractor-Monrovia-CA</text:span></text:a>" class="unifiednav__item dmUDNavigationItem_010101715107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ing Contractor Monrovia CA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ing Contractor Monrovia CA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aria-haspopup="true" class=" unifiednav__item-wrap " data-auto="more-pages" data-depth="0"&gt; &lt;a href="<text:a xlink:type="simple" xlink:href="https://www.aprroofing.com/Roofing-Services" text:style-name="ListLabel_20_1" text:visited-style-name="ListLabel_20_1"><text:span text:style-name="T1">/Roofing-Services</text:span></text:a>" class="unifiednav__item dmUDNavigationItem_010101704093 unifiednav__item_has-sub-nav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rvice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Services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ul role="menu" aria-expanded="false" class="unifiednav__container unifiednav__container_sub-nav" data-depth="0" data-auto="sub-pages"&gt; &lt;li role="menuitem" class=" unifiednav__item-wrap " data-auto="more-pages" data-depth="1"&gt; &lt;a href="<text:a xlink:type="simple" xlink:href="https://www.aprroofing.com/Residential-Roofing-Contractor-Los-Angeles-CA" text:style-name="ListLabel_20_1" text:visited-style-name="ListLabel_20_1"><text:span text:style-name="T1">/Residential-Roofing-Contractor-Los-Angeles-CA</text:span></text:a>" class="unifiednav__item dmUDNavigationItem_010101596311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sident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esidential Roofing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Commercial-Roofing-Contractor-Los-Angeles-CA" text:style-name="ListLabel_20_1" text:visited-style-name="ListLabel_20_1"><text:span text:style-name="T1">/Commercial-Roofing-Contractor-Los-Angeles-CA</text:span></text:a>" class="unifiednav__item dmUDNavigationItem_010101570309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mmerc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mmercial Roofing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-Inspection-Contractor-Los-Angeles-CA" text:style-name="ListLabel_20_1" text:visited-style-name="ListLabel_20_1"><text:span text:style-name="T1">/Roof-Inspection-Contractor-Los-Angeles-CA</text:span></text:a>" class="unifiednav__item dmUDNavigationItem_01010177106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Inspections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Inspections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-Repair-Contractor-Los-Angeles-CA" text:style-name="ListLabel_20_1" text:visited-style-name="ListLabel_20_1"><text:span text:style-name="T1">/Roof-Repair-Contractor-Los-Angeles-CA</text:span></text:a>" class="unifiednav__item dmUDNavigationItem_010101538815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Repair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Repair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types-of-roofing-Los-Angeles-CA" text:style-name="ListLabel_20_1" text:visited-style-name="ListLabel_20_1"><text:span text:style-name="T1">/types-of-roofing-Los-Angeles-CA</text:span></text:a>" class="unifiednav__item dmUDNavigationItem_010101220634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ypes of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Types of Roofing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Contact-Local-Roofing-Contractor-Los-Angeles-CA" text:style-name="ListLabel_20_1" text:visited-style-name="ListLabel_20_1"><text:span text:style-name="T1">/Contact-Local-Roofing-Contractor-Los-Angeles-CA</text:span></text:a>" class="unifiednav__item dmUDNavigationItem_010101567797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tact u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ntact us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na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081130099" style="text-align: center;" id="1081130099"&gt; &lt;div class="dmRespColsWrapper" id="1797873809"&gt; &lt;div class="u_1758979932 dmRespCol small-12 medium-12 large-12" id="1758979932"&gt; &lt;div class="u_1990492147 imageWidget align-center" data-element-type="image" data-widget-type="image" id="1990492147"&gt; &lt;a href="<text:a xlink:type="simple" xlink:href="https://www.aprroofing.com/" text:style-name="ListLabel_20_1" text:visited-style-name="ListLabel_20_1"><text:span text:style-name="T1">/</text:span></text:a>" id="1980203840"&gt;&lt;img src="<text:a xlink:type="simple" xlink:href="https://lirp.cdn-website.com/3d72e0e8/dms3rep/multi/opt/apr-roofing-logo-1920w.jpeg" text:style-name="ListLabel_20_1" text:visited-style-name="ListLabel_20_1"><text:span text:style-name="T1">https://lirp.cdn-website.com/3d72e0e8/dms3rep/multi/opt/apr-roofing-logo-1920w.jpeg</text:span></text:a>" alt="Apr roofing solutions logo on a blue background" id="1480688661" class="" data-dm-image-path="https://irp.cdn-website.com/3d72e0e8/dms3rep/multi/apr-roofing-logo.jpeg" width="310" height="119" onerror="handleImageLoadError(this)"/&gt;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layout-drawer-overlay" id="layout-drawer-overlay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site_content"&gt; &lt;div id="hamburger-header-container" class="showOnMedium hamburger-header-container p_hfcontainer"&gt; &lt;div id="hamburger-header" class="hamburger-header p_hfcontainer" layout="44dc38f951e9489490b055748e10ba9f===header"&gt; &lt;div class="u_1368101915 dmRespRow" style="text-align: center;" id="1368101915"&gt; &lt;div class="dmRespColsWrapper" id="1665411207"&gt; &lt;div class="dmRespCol small-12 u_1802694109 medium-4 large-4 empty-column content-removed" id="1802694109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medium-4 large-4 empty-column" id="1662706043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medium-4 large-4" id="1383423413"&gt; &lt;a data-display-type="block" class="u_1245457061 align-center dmButtonLink dmWidget dmWwr default dmOnlyButton dmDefaultGradient" file="false" href="<text:a xlink:type="simple" xlink:href="https://www.aprroofing.com/Contact-Local-Roofing-Contractor-Los-Angeles-CA" text:style-name="ListLabel_20_1" text:visited-style-name="ListLabel_20_1"><text:span text:style-name="T1">/Contact-Local-Roofing-Contractor-Los-Angeles-CA</text:span></text:a>" data-element-type="dButtonLinkId" id="1245457061"&gt; &lt;span class="iconBg" id="1975009463"&gt; &lt;span class="icon hasFontIcon icon-star" id="1510698549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768215722"&gt;Book a service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showOnMedium layout-drawer-hamburger hamburger-on-header" id="layout-drawer-hamburger" aria-label="menu"&gt; &lt;span class="hamburger__slic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hamburger__slice"&gt;&lt;/span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hamburger__slic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HeaderContainer fHeader d-header-wrapper showOnLarge"&gt; &lt;div id="hcontainer" class="dmHeader p_hfcontainer u_hcontainer" freeheader="true" layout="7f3c1de367df47d5b45ab63d33101c7b===header" has-shadow="true" data-scrollable-target="body" data-scrollable-target-threshold="1" data-scroll-responder-id="1" logo-size-target="51%"&gt; &lt;div dm:templateorder="85" class="dmHeaderResp dmHeaderStack noSwitch" id="1709005236"&gt; &lt;div class="dmRespRow dmDefaultListContentRow u_1626419338 fullBleedChanged fullBleedMode" style="text-align:center" id="1626419338"&gt; &lt;div class="dmRespColsWrapper" id="1612474922"&gt; &lt;div class="u_1224726927 small-12 dmRespCol large-2 medium-2" id="1224726927"&gt; &lt;div class="u_1708863831 imageWidget align-center" data-widget-type="image" id="1708863831" data-element-type="image"&gt; &lt;a href="<text:a xlink:type="simple" xlink:href="https://www.aprroofing.com/" text:style-name="ListLabel_20_1" text:visited-style-name="ListLabel_20_1"><text:span text:style-name="T1">/</text:span></text:a>" id="1572559270"&gt;&lt;img src="<text:a xlink:type="simple" xlink:href="https://lirp.cdn-website.com/3d72e0e8/dms3rep/multi/opt/apr-roofing-logo-1920w.jpeg" text:style-name="ListLabel_20_1" text:visited-style-name="ListLabel_20_1"><text:span text:style-name="T1">https://lirp.cdn-website.com/3d72e0e8/dms3rep/multi/opt/apr-roofing-logo-1920w.jpeg</text:span></text:a>" id="1268211496" class="" data-dm-image-path="https://lirp.cdn-website.com/3d72e0e8/dms3rep/multi/opt/apr-roofing-logo-1920w.jpeg" alt="Apr roofing solutions logo on a blue background" onerror="handleImageLoadError(this)" height="42.4375" width="110.578125"/&gt;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360353967 dmRespCol small-12 large-8 medium-8" id="1360353967"&gt; &lt;nav class="u_1715024653 effect-float main-navigation unifiednav dmLinksMenu" role="navigation" layout-main="horizontal_nav_layout_2" layout-sub="submenu_horizontal_2" data-show-vertical-sub-items="HOVER" id="1715024653" dmle_extension="onelinksmenu" data-element-type="onelinksmenu" wr="true" icon="true" surround="true" adwords="" navigation-id="unifiedNav"&gt; &lt;ul role="menubar" class="unifiednav__container " data-auto="navigation-pages"&gt; &lt;li role="menuitem" class=" unifiednav__item-wrap " data-auto="more-pages" data-depth="0"&gt; &lt;a href="<text:a xlink:type="simple" xlink:href="https://www.aprroofing.com/" text:style-name="ListLabel_20_1" text:visited-style-name="ListLabel_20_1"><text:span text:style-name="T1">/</text:span></text:a>" class="unifiednav__item dmNavItemSelected dmUDNavigationItem_00 " target="" data-target-page-alias="" data-auto="selected-page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om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Home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aria-haspopup="true" class=" unifiednav__item-wrap " data-auto="more-pages" data-depth="0"&gt; &lt;a href="<text:a xlink:type="simple" xlink:href="https://www.aprroofing.com/about" text:style-name="ListLabel_20_1" text:visited-style-name="ListLabel_20_1"><text:span text:style-name="T1">/about</text:span></text:a>" class="unifiednav__item dmUDNavigationItem_010101661768 unifiednav__item_has-sub-nav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bou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About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ul role="menu" aria-expanded="false" class="unifiednav__container unifiednav__container_sub-nav" data-depth="0" data-auto="sub-pages"&gt; &lt;li role="menuitem" class=" unifiednav__item-wrap " data-auto="more-pages" data-depth="1"&gt; &lt;a href="<text:a xlink:type="simple" xlink:href="https://www.aprroofing.com/Roofing-Contractor-Palmdale-CA" text:style-name="ListLabel_20_1" text:visited-style-name="ListLabel_20_1"><text:span text:style-name="T1">/Roofing-Contractor-Palmdale-CA</text:span></text:a>" class="unifiednav__item dmUDNavigationItem_010101397825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ing Contractor Palmdale CA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ing Contractor Palmdale CA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ing-Contractor-Monrovia-CA" text:style-name="ListLabel_20_1" text:visited-style-name="ListLabel_20_1"><text:span text:style-name="T1">/Roofing-Contractor-Monrovia-CA</text:span></text:a>" class="unifiednav__item dmUDNavigationItem_010101715107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ing Contractor Monrovia CA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ing Contractor Monrovia CA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aria-haspopup="true" class=" unifiednav__item-wrap " data-auto="more-pages" data-depth="0"&gt; &lt;a href="<text:a xlink:type="simple" xlink:href="https://www.aprroofing.com/Roofing-Services" text:style-name="ListLabel_20_1" text:visited-style-name="ListLabel_20_1"><text:span text:style-name="T1">/Roofing-Services</text:span></text:a>" class="unifiednav__item dmUDNavigationItem_010101704093 unifiednav__item_has-sub-nav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rvice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Services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ul role="menu" aria-expanded="false" class="unifiednav__container unifiednav__container_sub-nav" data-depth="0" data-auto="sub-pages"&gt; &lt;li role="menuitem" class=" unifiednav__item-wrap " data-auto="more-pages" data-depth="1"&gt; &lt;a href="<text:a xlink:type="simple" xlink:href="https://www.aprroofing.com/Residential-Roofing-Contractor-Los-Angeles-CA" text:style-name="ListLabel_20_1" text:visited-style-name="ListLabel_20_1"><text:span text:style-name="T1">/Residential-Roofing-Contractor-Los-Angeles-CA</text:span></text:a>" class="unifiednav__item dmUDNavigationItem_010101596311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sident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esidential Roofing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Commercial-Roofing-Contractor-Los-Angeles-CA" text:style-name="ListLabel_20_1" text:visited-style-name="ListLabel_20_1"><text:span text:style-name="T1">/Commercial-Roofing-Contractor-Los-Angeles-CA</text:span></text:a>" class="unifiednav__item dmUDNavigationItem_010101570309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mmerc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mmercial Roofing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-Inspection-Contractor-Los-Angeles-CA" text:style-name="ListLabel_20_1" text:visited-style-name="ListLabel_20_1"><text:span text:style-name="T1">/Roof-Inspection-Contractor-Los-Angeles-CA</text:span></text:a>" class="unifiednav__item dmUDNavigationItem_01010177106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Inspection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Inspections&lt;span class="icon icon-angle-right"&gt;&lt;/span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1"&gt; &lt;a href="<text:a xlink:type="simple" xlink:href="https://www.aprroofing.com/Roof-Repair-Contractor-Los-Angeles-CA" text:style-name="ListLabel_20_1" text:visited-style-name="ListLabel_20_1"><text:span text:style-name="T1">/Roof-Repair-Contractor-Los-Angeles-CA</text:span></text:a>" class="unifiednav__item dmUDNavigationItem_010101538815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Repair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Repair&lt;span class="icon icon-angle-right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types-of-roofing-Los-Angeles-CA" text:style-name="ListLabel_20_1" text:visited-style-name="ListLabel_20_1"><text:span text:style-name="T1">/types-of-roofing-Los-Angeles-CA</text:span></text:a>" class="unifiednav__item dmUDNavigationItem_010101220634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ypes of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Types of Roofing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Contact-Local-Roofing-Contractor-Los-Angeles-CA" text:style-name="ListLabel_20_1" text:visited-style-name="ListLabel_20_1"><text:span text:style-name="T1">/Contact-Local-Roofing-Contractor-Los-Angeles-CA</text:span></text:a>" class="unifiednav__item dmUDNavigationItem_010101567797 " target="" data-target-page-alias="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tact u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ntact us&lt;span class="icon icon-angle-down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na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815747773 dmRespCol small-12 large-2 medium-2" id="1815747773"&gt; &lt;a class="u_1176180510 default dmDefaultGradient align-center dmCall voipReplacement dmWidget dmNoMark dmWwr" href="tel:661-406-7475" contenteditable="false" onclick=";return dm_gaq_push_event('ClickToCall', 'Call',null,'3d72e0e8', this);" id="1176180510" dmle_extension="clicktocall" data-element-type="clicktocall" data-buttonstyle="FLAT_ROUND_ICON" wr="true" data-display-type="block" icon="true" surround="true" description="661-406-7475" adwords="" icon-name="icon-phone" phone="661-406-7475" text="" image=""&gt; &lt;span class="iconBg" aria-hidden="true"&gt; &lt;span class="icon hasFontIcon icon-phon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&gt;661-406-7475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stickyHeaderSpacer" id="stickyHeaderSpacer" data-new="true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dmwrapped="true" id="dmFirstContainer" class="dmBody u_dmStyle_template_home dm-home-page" themewaschanged="true"&gt; &lt;div id="allWrapper" class="allWrapper"&gt;&lt;!-- navigation placeholders --&gt; &lt;div id="dm_content" class="dmContent"&gt; &lt;div dm:templateorder="170" class="dmHomeRespTmpl mainBorder dmRespRowsWrapper dmFullRowRespTmpl" id="1716942098"&gt; &lt;div class="u_1803448052 dmRespRow dmSectionNoParallax" style="text-align: center;" id="1803448052" data-gallery-bg="eyJzbGlkZXMiOlsiaHR0cHM6Ly9saXJwLmNkbi13ZWJzaXRlLmNvbS9tZC9wZXhlbHMvZG1zM3JlcC9tdWx0aS9vcHQvcGV4ZWxzLXBob3RvLTE4NjA3Ny0xOTIwdy5qcGVnIl19"&gt; &lt;div class="dmRespColsWrapper" id="1336383107"&gt; &lt;div class="u_1589677807 dmRespCol small-12 medium-12 large-12" id="1589677807"&gt; &lt;div class="u_1626794827 dmNewParagraph" id="1626794827" style="transition: none 0s ease 0s; display: block; text-align: left;" data-element-type="paragraph" data-version="5"&gt; &lt;h1 class="text-align-left m-size-45 size-70"&gt;&lt;span class="m-font-size-45 font-size-70" style="color: rgb(255, 255, 255); display: initial; text-shadow: rgb(0, 0, 0) 0px 0px 15px;"&gt;Professional Roofing Contractor Los Angeles CA&lt;/span&gt;&lt;/h1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a data-display-type="block" class="u_1879682506 align-center dmButtonLink dmWidget dmWwr default dmOnlyButton dmDefaultGradient hide-for-large hide-for-medium" file="false" href="tel:661-406-7475" data-element-type="dButtonLinkId" id="1879682506"&gt; &lt;span class="iconBg" aria-hidden="true" id="1937960153"&gt; &lt;span class="icon hasFontIcon icon-star" id="1841214841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443455788"&gt;661-406-7475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498599194 dmNewParagraph" id="1498599194" style="transition: none 0s ease 0s; text-align: left; display: block;" data-version="5"&gt; &lt;h2 class="m-size-14 size-18"&gt;&lt;span class="font-size-18 m-font-size-14" style="text-shadow: rgb(0, 0, 0) 0px 0px 15px; display: initial; color: rgb(255, 255, 255);"&gt;Roofing Contractor servicing Los Angeles, San Fernando, San Gabriel, Santa Clarita, &amp;amp; The Antelope Valleys.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a data-display-type="block" class="u_1324354378 align-center dmButtonLink dmWidget dmWwr default dmOnlyButton dmDefaultGradient" file="false" href="<text:a xlink:type="simple" xlink:href="https://www.aprroofing.com/#Services" text:style-name="ListLabel_20_1" text:visited-style-name="ListLabel_20_1"><text:span text:style-name="T1">/#Services</text:span></text:a>" data-element-type="dButtonLinkId" id="1324354378"&gt; &lt;span class="iconBg" id="1869529449"&gt; &lt;span class="icon hasFontIcon icon-star" id="1602496224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863592458"&gt;Our Services &amp;rarr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125704663 mobile-columns-reversed" id="1125704663"&gt; &lt;div class="dmRespColsWrapper" id="1757876299"&gt; &lt;div class="u_1191934683 dmRespCol small-12 large-7 medium-7" id="1191934683"&gt; &lt;div class="u_1479376653 dmNewParagraph" id="1479376653" style="transition:none 0s ease 0s;display:block;line-height:initial;" data-element-type="paragraph" data-version="5"&gt; &lt;h2 class="text-align-left"&gt;&lt;span style="display: initial; font-weight: 600;"&gt;Licensed Professional Roofing Contractor Services&lt;/span&gt;&lt;/h2&gt;</text:p>
          </table:table-cell>
        </table:table-row>
        <table:table-row table:style-name="Table1.85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635864199 widget-832a29 dmCustomWidget" data-lazy-load="" data-title="" id="1635864199" dmle_extension="custom_extension" data-element-type="custom_extension" wr="false" icon="false" surround="false" data-widget-id="832a29738c2b44fdb4e63369b1bf458a" data-widget-version="78" data-widget-config="eyJpdGVtcyI6W3sidGl0bGUiOiJGcmVlIFF1b3RlIiwiZGVzY3JpcHRpb24iOiI8YnI+IiwiaWNvbiI6IjxzdmcgeG1sbnM9XCJodHRwOi8vd3d3LnczLm9yZy8yMDAwL3N2Z1wiIHZpZXdCb3g9XCIwIDAgNzAgNzBcIj5cbjxwYXRoIGQ9XCJNMzUsMTBjLTEzLjgsMC0yNSwxMS4yLTI1LDI1czExLjIsMjUsMjUsMjVjMTMuOCwwLDI1LTExLjIsMjUtMjVTNDguOCwxMCwzNSwxMHogTTMyLDQzLjRsLTguNy04LjdsMS40LTEuNGw3LjMsNy4zJiMxMDsmIzk7bDE2LjMtMTYuM2wxLjQsMS40TDMyLDQzLjR6XCIvPlxuXG48L3N2Zz4ifSx7InRpdGxlIjoiQ29tcGV0aXRpdmUgUHJpY2luZyIsImRlc2NyaXB0aW9uIjoiPGJyPiIsImljb24iOiI8c3ZnIHhtbG5zPVwiaHR0cDovL3d3dy53My5vcmcvMjAwMC9zdmdcIiB2aWV3Qm94PVwiMCAwIDcwIDcwXCI+XG48cGF0aCBkPVwiTTM1LDEwYy0xMy44LDAtMjUsMTEuMi0yNSwyNXMxMS4yLDI1LDI1LDI1YzEzLjgsMCwyNS0xMS4yLDI1LTI1UzQ4LjgsMTAsMzUsMTB6IE0zMiw0My40bC04LjctOC43bDEuNC0xLjRsNy4zLDcuMyYjMTA7JiM5O2wxNi4zLTE2LjNsMS40LDEuNEwzMiw0My40elwiLz5cblxuPC9zdmc+In0seyJ0aXRsZSI6IkxpY2Vuc2VkICYgSW5zdXJlZCIsImRlc2NyaXB0aW9uIjoiPGJyPiIsImljb24iOiI8c3ZnIHhtbG5zPVwiaHR0cDovL3d3dy53My5vcmcvMjAwMC9zdmdcIiB2aWV3Qm94PVwiMCAwIDcwIDcwXCI+XG48cGF0aCBkPVwiTTM1LDEwYy0xMy44LDAtMjUsMTEuMi0yNSwyNXMxMS4yLDI1LDI1LDI1YzEzLjgsMCwyNS0xMS4yLDI1LTI1UzQ4LjgsMTAsMzUsMTB6IE0zMiw0My40bC04LjctOC43bDEuNC0xLjRsNy4zLDcuMyYjMTA7JiM5O2wxNi4zLTE2LjNsMS40LDEuNEwzMiw0My40elwiLz5cblxuPC9zdmc+In1dLCJleHBhbmRGaXJzdEl0ZW0iOmZhbHNlLCJjb2xsYXBzZU90aGVycyI6dHJ1ZSwibGF5b3V0IjoibGVmdEljb25zIn0="&gt; &lt;ul class="accordion-wrapper leftIcons " data-first-expanded="false"&gt; &lt;li class="accordion-item"&gt; &lt;div class="accordion-title"&gt; &lt;div class="title-text"&gt; &lt;div class="title-icon"&gt; &lt;svg xmlns="http://www.w3.org/2000/svg" viewbox="0 0 70 70"&gt; &lt;path d="M35,10c-13.8,0-25,11.2-25,25s11.2,25,25,25c13.8,0,25-11.2,25-25S48.8,10,35,10z M32,43.4l-8.7-8.7l1.4-1.4l7.3,7.3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l16.3-16.3l1.4,1.4L32,43.4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3&gt;Free Quote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rrow-wrapper"&gt; &lt;div class="arrow"&gt; &lt;svg class="close" xmlns="http://www.w3.org/2000/svg" viewbox="0 0 1152 1792" style="background-color:inherit !important" fill="currentColor"&gt; &lt;path fill="inherit" d="M1075 736q0 13-10 23l-466 466q-10 10-23 10t-23-10l-466-466q-10-10-10-23t10-23l50-50q10-10 23-10t23 10l393 393 393-393q10-10 23-10t23 10l50 50q10 10 10 23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ccordion-description"&gt; &lt;div class="section"&gt; &lt;div class="section-inner"&gt;&lt;br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class="accordion-item"&gt; &lt;div class="accordion-title"&gt; &lt;div class="title-text"&gt; &lt;div class="title-icon"&gt; &lt;svg xmlns="http://www.w3.org/2000/svg" viewbox="0 0 70 70"&gt; &lt;path d="M35,10c-13.8,0-25,11.2-25,25s11.2,25,25,25c13.8,0,25-11.2,25-25S48.8,10,35,10z M32,43.4l-8.7-8.7l1.4-1.4l7.3,7.3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l16.3-16.3l1.4,1.4L32,43.4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3&gt;Competitive Pricing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rrow-wrapper"&gt; &lt;div class="arrow"&gt; &lt;svg class="close" xmlns="http://www.w3.org/2000/svg" viewbox="0 0 1152 1792" style="background-color:inherit !important" fill="currentColor"&gt; &lt;path fill="inherit" d="M1075 736q0 13-10 23l-466 466q-10 10-23 10t-23-10l-466-466q-10-10-10-23t10-23l50-50q10-10 23-10t23 10l393 393 393-393q10-10 23-10t23 10l50 50q10 10 10 23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ccordion-description"&gt; &lt;div class="section"&gt; &lt;div class="section-inner"&gt;&lt;br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class="accordion-item"&gt; &lt;div class="accordion-title"&gt; &lt;div class="title-text"&gt; &lt;div class="title-icon"&gt; &lt;svg xmlns="http://www.w3.org/2000/svg" viewbox="0 0 70 70"&gt; &lt;path d="M35,10c-13.8,0-25,11.2-25,25s11.2,25,25,25c13.8,0,25-11.2,25-25S48.8,10,35,10z M32,43.4l-8.7-8.7l1.4-1.4l7.3,7.3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l16.3-16.3l1.4,1.4L32,43.4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3&gt;Licensed &amp;amp; Insured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rrow-wrapper"&gt; &lt;div class="arrow"&gt; &lt;svg class="close" xmlns="http://www.w3.org/2000/svg" viewbox="0 0 1152 1792" style="background-color:inherit !important" fill="currentColor"&gt; &lt;path fill="inherit" d="M1075 736q0 13-10 23l-466 466q-10 10-23 10t-23-10l-466-466q-10-10-10-23t10-23l50-50q10-10 23-10t23 10l393 393 393-393q10-10 23-10t23 10l50 50q10 10 10 23z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accordion-description"&gt; &lt;div class="section"&gt; &lt;div class="section-inner"&gt;&lt;br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59620837 dmRespCol small-12 large-5 medium-5" id="1959620837"&gt; &lt;div class="dmRespRow u_quote" id="quote" data-anchor="quote"&gt; &lt;div class="dmRespColsWrapper" id="1941640820"&gt; &lt;div class="dmRespCol small-12 medium-12 large-12 u_1213313828" id="1213313828" data-anim-extended="eyJkZXNrdG9wIjp7InRyaWdnZXIiOiJlbnRyYW5jZSIsImFuaW1hdGlvbiI6InJvbGxJbkZyb21SaWdodCIsInJldmVyc2UiOmZhbHNlfX0=" data-anim-desktop="rollInFromRight"&gt; &lt;div class="u_1812990501 graphicWidget" data-element-type="graphic" data-widget-type="graphic" id="1812990501"&gt; &lt;svg id="1998436604" data-name="Layer 4" xmlns="http://www.w3.org/2000/svg" viewbox="0 0 172 173.87" class="svg u_1998436604" data-icon-custom="true" data-icon-name="estimated_quoteArtboard 3.svg"&gt; &lt;title id="1731743024"&gt;A black and white icon of a computer with a dollar sign on it.&lt;/title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127.13,72.4q0,28.11,0,56.22a26.62,26.62,0,0,1-.22,4.38c-.38,2.32-1.61,3.66-4.24,3.66q-36.44-.07-72.87,0a4,4,0,0,1-4.34-3.59,19.38,19.38,0,0,1-.23-3.74q0-57,0-114a20.39,20.39,0,0,1,.11-3.13c.39-2.56,1.56-4.06,4.55-4q36.42.12,72.86,0c2.66,0,3.85,1.29,4.18,3.65a30.45,30.45,0,0,1,.2,4.38Q127.15,44.29,127.13,72.4ZM49,72.34c0,19,.05,37.9,0,56.85,0,2.74.54,3.74,3.57,3.73q33.77-.21,67.53,0c2.51,0,3.44-.53,3.43-3.24q-.12-57.33,0-114.65c0-2.7-.92-3.29-3.44-3.28q-33.76.13-67.53,0c-3.06,0-3.57,1.07-3.56,3.78C49,34.44,49,53.39,49,72.34Z" id="1741622609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136.43,120.12c0-7.54,0-15.08,0-22.62,0-3.78.7-4.25,4.3-3,7.59,2.69,15.14,5.47,22.76,8,2.44.83,3,2,2.37,4.45-5.29,19.91-11.81,39.44-18,59.08-.63,2-1.78,2.37-3.57,1.88L97.7,155.42c-2-.53-2.54-1.65-1.76-3.52a8.52,8.52,0,0,0,.26-.9c1.64-5.06,1.64-5.06,6.86-5.06,10.26,0,20.53-.06,30.79,0,2,0,2.66-.55,2.63-2.62C136.37,135.62,136.43,127.87,136.43,120.12Zm3.76,3.56q0,11,0,22c0,3.92-.13,4-4.12,4q-16.65,0-33.31,0c-1.18,0-2.38-.12-2.65,1.45s1.17,1.3,1.88,1.49c13.52,3.7,27.06,7.3,40.57,11,1.38.37,2.08.3,2.54-1.19,5.63-18.06,11.66-36,16.53-54.3.42-1.61.07-2.16-1.44-2.68q-8.9-3-17.71-6.36c-1.85-.69-2.34-.34-2.32,1.62C140.24,108.39,140.19,116,140.19,123.68Z" id="1010391130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35.88,87.19c0,10.67-.06,21.35,0,32,0,2.24-.68,3.39-2.85,4.11-9.27,3.07-7.64,3.35-10.25-5.09-5.4-17.46-10.59-35-16-52.46-.89-2.87-.55-4.31,2.5-5.41,7.37-2.66,14.6-5.68,21.89-8.55,4.06-1.59,4.67-1.15,4.68,3.35Zm-3.76.59c0-9.84,0-19.68,0-29.51,0-2.12-.31-2.79-2.56-1.84Q21.38,59.91,13,63c-2.13.78-2.55,1.66-1.87,3.89,5.24,17,10.3,34,15.51,51,.34,1.09-.14,3.36,2.36,2.84,2.15-.45,3.27-1.38,3.22-4C32,107,32.12,97.4,32.12,87.78Z" id="1064979484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86.13,80.73A1.92,1.92,0,0,1,88,83.1c-.5,2.87,1,3.79,3.49,4.33,1.64.36,4.57.31,3.75,3s-3.18.9-4.81.39c-2.58-.79-5.07-1.24-7.6.11a3.48,3.48,0,0,0-2.13,3.22A3.19,3.19,0,0,0,82.8,97c1.15.5,2.34.89,3.52,1.3,1.39.48,2.83.82,4.16,1.43,2.83,1.3,4.9,3.36,4.94,6.66a6.77,6.77,0,0,1-4.8,6.69c-2,.73-3,1.62-2.62,3.79.19,1.3,0,2.74-1.73,2.76-1.88,0-2.15-1.5-2-2.91.31-2.22-.92-2.92-2.73-3.33a19.36,19.36,0,0,1-3.59-1.1,1.81,1.81,0,0,1,1.14-3.43,28,28,0,0,1,3,.89,10.28,10.28,0,0,0,5,.48c2.22-.32,4.29-1.06,4.55-3.53s-1.92-3.24-3.79-3.94c-2.06-.76-4.23-1.22-6.24-2.09C78.83,99.48,77,97.36,77,94.19a6.67,6.67,0,0,1,4.54-6.56c2.24-.82,3.17-1.95,2.82-4.31A2.16,2.16,0,0,1,86.13,80.73Z" id="1534213286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86.11,67.7H62.29c-.83,0-1.67,0-2.5-.07A1.6,1.6,0,0,1,58.18,66a1.72,1.72,0,0,1,1.56-2,30.17,30.17,0,0,1,3.43-.12h47.65c1.47,0,3.28,0,3.19,2-.07,1.81-1.75,1.77-3.13,1.77Z" id="1509832587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85.75,28.52q-12.23,0-24.45,0c-1.34,0-3,.27-3.1-1.69s1.56-2.1,3.11-2.1h49.54c1.54,0,3.26.11,3.16,2.09-.09,1.78-1.78,1.71-3.18,1.71Z" id="1767659616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86.42,37.83h24.14c1.47,0,3.35-.21,3.42,1.77.08,2.26-1.91,2-3.47,2H61.6c-1.41,0-3.31.4-3.38-1.73-.07-2.3,1.86-2.05,3.44-2.05Z" id="1732351144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86.41,50.92h24.17c1.45,0,3.37-.26,3.41,1.76,0,2.21-1.95,2-3.52,2H61.81c-.42,0-.84,0-1.25,0-1.24-.13-2.35-.52-2.32-2s1.17-1.77,2.43-1.77H86.41Z" id="1900470539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63991996 dmNewParagraph" data-element-type="paragraph" id="1963991996" style="transition: opacity 1s ease-in-out 0s; text-align: center;" data-version="5"&gt; &lt;h2 class="text-align-center"&gt;&lt;span style="display: initial; font-weight: 500;"&gt;Get a quote&lt;/span&gt;&lt;span style="display: initial;"&gt;&lt;br/&gt;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285480413 dmform default native-inputs" data-element-type="dContactUsRespId" id="1285480413" data-layout="layout-3" captcha="true" data-captcha-position="bottomleft" data-require-captcha="true"&gt; &lt;h3 class="dmform-title dmwidget-title" id="1491673208" hide="true"&gt;Contact Us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-wrapper" id="1591808900" captcha-lang="en"&gt; &lt;form method="post" class="dmRespDesignRow" locale="ENGLISH" id="1036313742"&gt; &lt;div class="dmforminput required small-12 dmRespDesignCol medium-12 large-12" id="1166105000"&gt; &lt;label for="1645481774" id="1914537031" class="" data-dm-for="dmform-0"&gt;Name&lt;/labe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nput type="text" class="" name="dmform-0" id="1645481774"/&gt;&lt;input type="hidden" name="label-dmform-0" value="Name" id="1862396935" class="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input required small-12 dmRespDesignCol medium-12 large-12" id="1823696481"&gt; &lt;label for="1760681347" id="1433863098" class="" data-dm-for="dmform-1"&gt;Email&lt;/labe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nput type="email" class="" name="dmform-1" id="1760681347"/&gt;&lt;input type="hidden" name="label-dmform-1" value="Email" id="1985428376" class="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input required small-12 dmRespDesignCol medium-12 large-12" id="1404032216"&gt; &lt;label for="1989929484" id="1929989882" class="" data-dm-for="dmform-2"&gt;Phone&lt;/labe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nput type="tel" class="" name="dmform-2" id="1989929484"/&gt;&lt;input type="hidden" name="label-dmform-2" value="Phone" id="1348260984" class="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input small-12 dmRespDesignCol medium-12 large-12" id="1922989638"&gt; &lt;label for="1879519690" id="1420623809" class="" data-dm-for="dmform-4"&gt;What services do you need?&lt;/labe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elect name="dmform-4" id="1879519690"&gt; &lt;option selected="" disabled="" hidden="" value="" id="1621392898"&gt;&lt;/opti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option id="52358"&gt;Option 1&lt;/opti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option id="2893"&gt;Option 2&lt;/opti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option id="85094"&gt;Option 3&lt;/opti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elec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nput type="hidden" name="label-dmform-4" value="What services do you need?" id="1522976924" class="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id="1058339787_clear" class="dmWidgetClear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id="1058339787_clear_clear" class="dmWidgetClear"&gt;&lt;/span&gt;</text:p>
          </table:table-cell>
        </table:table-row>
        <table:table-row table:style-name="Table1.92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submit dmWidget R" id="1815353077"&gt;&lt;input class="" name="submit" type="submit" value="Submit →" id="1903002820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nput name="dmformsendto" type="hidden" value="O0wrseIfFLvCnETgLcwFK8wBxC67WF1hCmgxIdbnQJ4DEJCSlrMvBK5tTSDeMCtqZKiiOt24XmE=" id="1905096866" class="" data-dec="true"/&gt;&lt;input class="dmActionInput" type="hidden" name="action" value="/_dm/s/rt/widgets/dmform.submit.jsp" id="1158899318"/&gt;&lt;input name="dmformsubject" type="hidden" value="Quote Request From Website" id="1821415617" class="" data-email-subject="Quote Request From Website"/&gt;&lt;input name="dmformfrom" type="hidden" value="" id="1691409218"/&gt;&lt;input name="dmformsubmitparams" type="hidden" value="8mpKnCSiNQXK/d9M7IDrS21iaGO90EYxa9J5jKUIxiBMCNWdFH9VJBNVAexsfANZrhpU2pYWFBc1R2UM4gKuX68/dPwIlm9+QDRtDq/+BN32LQ8iMz3RKVQFwIuKCWVJeD9uRzuYcCZHp+xqQKMVTPGbIdhUGxMfGRPh5G/JmgMYayzTbeYuWHNdsA+Qll9nY2wFe1G35JVh/dUn/kjiRxRAHg1n0KYvyrmbdQksjyJ/ug7VzLAbWGZxyWcyj2nP" data-dec="true"/&gt;&lt;input type="hidden" name="page_uuid" value="30941e946427417eb7a61606aacbe2b7"/&gt;&lt;/form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-success" style="display:none" id="1485488581"&gt;Thank you for contacting us.&lt;br id="1747381036"/&gt;We will get back to you as soon as possible.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rm-error" style="display:none" id="1287041926"&gt;Oops, there was an error sending your message.&lt;br id="1473865764"/&gt;Please try again later.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096895412 dmRespRow dmSectionParallaxNew hasBackgroundOverlay" id="1096895412"&gt; &lt;div class="dmRespColsWrapper" id="1342721222"&gt; &lt;div class="dmRespCol large-12 medium-12 small-12" id="1909483272"&gt; &lt;div class="u_1694203729 dmNewParagraph" id="1694203729" style="transition: none 0s ease 0s; display: block; text-align: center;" data-element-type="paragraph" data-version="5"&gt; &lt;h2 class="text-align-center" style="line-height: 1.5;"&gt;&lt;span style="color:rgb(255, 255, 255);display:initial;font-family:'Noto Serif', 'Noto Serif Fallback';"&gt;Call Us Today to Talk About Your&lt;/span&gt;&lt;span single-space="true" class="m-font-size-38 font-size-48" style="display: initial; color: rgb(255, 255, 255); text-decoration: none;"&gt; &lt;span style="display: initial; color: rgb(255, 255, 255); text-decoration: none;" class="m-font-size-38 font-size-48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rgb(255, 255, 255);display:initial;text-decoration:none;font-family:'Noto Serif', 'Noto Serif Fallback';" class="m-font-size-26 font-size-32"&gt;Roofing Project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2 class="text-align-center size-48 m-size-38"&gt;&lt;a href="tel:661-406-7475" target="_blank" type="call" class="m-font-size-38 font-size-48" style="display: initial;"&gt;661-406-7475 Main Line&lt;/a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2 class="m-size-38 text-align-center size-48"&gt;&lt;a href="tel:661-718-3498" target="_blank" type="call" class="m-font-size-38 font-size-48" style="display: initial;"&gt;661-718-3498 Office&lt;/a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h2 class="m-size-38 text-align-center size-48"&gt;&lt;a href="tel:626-254-0351" target="_blank" type="call" class="m-font-size-38 font-size-48" style="display: initial;"&gt;626-254-0351 Secondary Office&lt;/a&gt;&lt;span single-space="true" class="m-font-size-38 font-size-48" style="display: initial;"&gt; &lt;span class="m-font-size-38 font-size-48" style="display: initial;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"&gt;&lt;br/&gt;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712071856 dmRespRow" style="text-align: center;" id="1712071856"&gt; &lt;div class="dmRespColsWrapper" id="1453018423"&gt; &lt;div class="dmRespCol small-12 medium-12 large-12" id="1863576808"&gt; &lt;span id="1208658699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81080482 dmNewParagraph" id="1181080482" style="text-align: center; display: block;" data-element-type="paragraph" data-version="5" data-anim-extended="eyJkZXNrdG9wIjp7InRyaWdnZXIiOiJlbnRyYW5jZSIsImFuaW1hdGlvbiI6Inpvb21JbkNvbWJvIiwiZHVyYXRpb24iOjMsImRlbGF5IjowLCJpbnRlbnNpdHkiOjEsInJldmVyc2UiOmZhbHNlLCJkaXIiOiJ1cCJ9fQ==" data-anim-desktop="zoomInCombo"&gt; &lt;h2 class="text-align-left m-size-24 size-48" style="line-height: 1.5;"&gt;&lt;span style="color:rgb(39, 63, 145);display:initial;font-family:'Noto Serif', 'Noto Serif Fallback';" class="font-size-48 m-font-size-24" m-font-size-set="true"&gt;Your Local Residential &amp;amp; Commercial Roofing Contractor in Los Angeles CA&lt;/span&gt;&lt;/h2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509977979 dmDividerWrapper clearfix" id="1509977979" layout="divider-style-1" data-element-type="dDividerId" data-widget-version="2"&gt;&lt;hr class="dmDivider" style="min-height: 2px; border:none; background:grey" id="1712922681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493670456 dmNewParagraph" id="1493670456" style="transition: none 0s ease 0s; display: block; text-align: left;" data-version="5"&gt;&lt;p class="m-size-16 text-align-left size-20" style="line-height: 2;"&gt;&lt;span style="color: rgb(236, 25, 29); display: initial; font-weight: bold;" class="font-size-20 m-font-size-16" m-font-size-set="true"&gt;APR Roofing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font-size-20 m-font-size-16" m-font-size-set="true"&gt;provides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236, 25, 29); display: initial; font-weight: bold;" class="font-size-20 m-font-size-16" m-font-size-set="true"&gt;Commercial Roofing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font-size-20 m-font-size-16" m-font-size-set="true"&gt;and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236, 25, 29); display: initial; font-weight: bold;" class="font-size-20 m-font-size-16" m-font-size-set="true"&gt;Residential Roofing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font-size-20 m-font-size-16" m-font-size-set="true"&gt;solutions at competitive prices in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236, 25, 29); display: initial; font-weight: bold;" class="font-size-20 m-font-size-16" m-font-size-set="true"&gt;Los Angeles CA&lt;/span&gt;&lt;span style="color: rgb(32, 32, 32); display: initial; font-weight: bold;" class="font-size-20 m-font-size-16" m-font-size-set="true"&gt;, The San Fernando Valley, and the surrounding Los Angeles County area.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700;" class="font-size-20 m-font-size-16" m-font-size-set="true"&gt;From the beginning of every job we take full responsibility to provide the best customer service and best workmanship experience. As a family run business we are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font-size-20 m-font-size-16" m-font-size-set="true"&gt;proud of our reputation and the Roofing solutions we offer.&lt;/span&gt;&lt;span single-space="true" class="font-size-20 m-font-size-16" style="color: rgb(32, 32, 32); display: initial; font-weight: bold;"&gt; &lt;span style="color: rgb(32, 32, 32); display: initial; font-weight: bold;" class="font-size-20 m-font-size-1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45, 46, 50); display: initial; font-weight: 300;" class="font-size-18 m-font-size-14"&gt;&lt;br/&gt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346229560 dmRespRow" style="text-align: center;" id="1346229560"&gt; &lt;div class="dmRespColsWrapper" id="1424837358"&gt; &lt;div class="dmRespCol small-12 u_1428917020 large-3 medium-3" id="1428917020" data-anim-extended="eyJkZXNrdG9wIjp7InRyaWdnZXIiOiJlbnRyYW5jZSIsImFuaW1hdGlvbiI6InJvbGxJbkNvbWJvIiwiZHVyYXRpb24iOjMsImRlbGF5IjowLCJpbnRlbnNpdHkiOjEsImRpciI6ImxlZnQifX0=" data-anim-desktop="rollInCombo"&gt; &lt;span id="1661823418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888498401 imageWidget align-center" data-element-type="image" data-widget-type="image" id="1888498401"&gt;&lt;img src="<text:a xlink:type="simple" xlink:href="https://lirp.cdn-website.com/3d72e0e8/dms3rep/multi/opt/pexels-photo-259751-d63d9f04-340h.jpeg" text:style-name="ListLabel_20_1" text:visited-style-name="ListLabel_20_1"><text:span text:style-name="T1">https://lirp.cdn-website.com/3d72e0e8/dms3rep/multi/opt/pexels-photo-259751-d63d9f04-340h.jpeg</text:span></text:a>" alt="A large house with a brown roof and white trim" id="1467146442" class="" data-dm-image-path="https://irp.cdn-website.com/3d72e0e8/dms3rep/multi/pexels-photo-259751-d63d9f04.jpeg" width="1920" height="1084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28203610 dmNewParagraph" id="1928203610" style="display: block; text-align: center;" data-element-type="paragraph" data-version="5"&gt; &lt;h3 class="text-align-center m-text-align-center size-21"&gt;&lt;span style="display: initial; font-weight: bold; color: rgb(40, 64, 83);" class="font-size-21"&gt;Residential&lt;/span&gt;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478893790 dmNewParagraph" id="1478893790" style="transition: opacity 1s ease-in-out 0s; text-align: center;" data-version="5"&gt;&lt;p class="m-text-align-center text-align-center size-16 m-size-13"&gt;&lt;span style="font-weight: bold; color: rgb(181, 181, 181); display: initial;" class="font-size-16 m-font-size-13"&gt;We offer professional Residential roofing services in and around Los Angeles CA.&lt;/span&gt;&lt;/p&gt;&lt;/div&gt; &lt;a data-display-type="block" class="u_1753691020 align-center dmButtonLink dmWidget dmWwr default dmOnlyButton dmDefaultGradient" file="false" href="<text:a xlink:type="simple" xlink:href="https://www.aprroofing.com/Residential-Roofing-Contractor-Los-Angeles-CA" text:style-name="ListLabel_20_1" text:visited-style-name="ListLabel_20_1"><text:span text:style-name="T1">/Residential-Roofing-Contractor-Los-Angeles-CA</text:span></text:a>" id="1753691020" data-element-type="dButtonLinkId"&gt; &lt;span class="iconBg" id="1413753767"&gt; &lt;span class="icon hasFontIcon icon-star" id="1408272675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269444576"&gt;READ MORE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u_1993991561 large-3 medium-3" id="1993991561"&gt; &lt;span id="1228099917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009760314 imageWidget align-center" data-element-type="image" data-widget-type="image" id="1009760314"&gt;&lt;img src="<text:a xlink:type="simple" xlink:href="https://lirp.cdn-website.com/3d72e0e8/dms3rep/multi/opt/IMG_7099-1d84ef59-300w.jpeg" text:style-name="ListLabel_20_1" text:visited-style-name="ListLabel_20_1"><text:span text:style-name="T1">https://lirp.cdn-website.com/3d72e0e8/dms3rep/multi/opt/IMG_7099-1d84ef59-300w.jpeg</text:span></text:a>" alt="A white roof with a metal box on top of it." id="1624467111" class="" data-dm-image-path="https://irp.cdn-website.com/3d72e0e8/dms3rep/multi/IMG_7099-1d84ef59.jpeg" width="1121" height="633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44528122 dmNewParagraph" id="1944528122" style="display: block; text-align: center;" data-element-type="paragraph" data-version="5"&gt; &lt;h3 class="text-align-center m-text-align-center size-21"&gt;&lt;span style="display: initial; font-weight: bold; color: rgb(40, 64, 83);" class="font-size-21"&gt;Commercial&lt;/span&gt;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840714097 dmNewParagraph" id="1840714097" style="transition: opacity 1s ease-in-out; display: block;" data-version="5"&gt;&lt;p class="text-align-center size-16 m-size-13"&gt;&lt;span class="font-size-16 m-font-size-13" style="color: rgb(181, 181, 181); display: initial; font-weight: bold;"&gt;&lt;span style="color: rgb(181, 181, 181); display: initial; font-weight: bold;" class="font-size-16 m-font-size-13"&gt;&amp;nbsp;Commercial roofing, roofing installation and repair located in Los Angeles CA.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/p&gt;&lt;/div&gt; &lt;a data-display-type="block" class="u_1230281194 align-center dmButtonLink dmWidget dmWwr default dmOnlyButton dmDefaultGradient" file="false" href="<text:a xlink:type="simple" xlink:href="https://www.aprroofing.com/Commercial-Roofing-Contractor-Los-Angeles-CA" text:style-name="ListLabel_20_1" text:visited-style-name="ListLabel_20_1"><text:span text:style-name="T1">/Commercial-Roofing-Contractor-Los-Angeles-CA</text:span></text:a>" id="1230281194" data-element-type="dButtonLinkId"&gt; &lt;span class="iconBg" id="1924934139"&gt; &lt;span class="icon hasFontIcon icon-star" id="197741045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233615142"&gt;READ MORE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u_1926374441 large-3 medium-3" id="1926374441"&gt; &lt;span id="1770048235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imageWidget align-center u_1223157475" data-element-type="image" data-widget-type="image" id="1223157475"&gt;&lt;img src="<text:a xlink:type="simple" xlink:href="https://lirp.cdn-website.com/3d72e0e8/dms3rep/multi/opt/stock-photo-a-man-in-a-hard-hat-holding-a-clipboard-standing-on-the-steps-of-an-old-rundown-house-2048290685-0c6e8df9-300w.jpg" text:style-name="ListLabel_20_1" text:visited-style-name="ListLabel_20_1"><text:span text:style-name="T1">https://lirp.cdn-website.com/3d72e0e8/dms3rep/multi/opt/stock-photo-a-man-in-a-hard-hat-holding-a-clipboard-standing-on-the-steps-of-an-old-rundown-house-2048290685-0c6e8df9-300w.jpg</text:span></text:a>" alt="A man in a hard hat and orange vest is standing on a roof looking at a gutter." id="1864062664" class="" data-dm-image-path="https://irp.cdn-website.com/3d72e0e8/dms3rep/multi/stock-photo-a-man-in-a-hard-hat-holding-a-clipboard-standing-on-the-steps-of-an-old-rundown-house-2048290685-0c6e8df9.jpg" width="1920" height="1085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96933295 dmNewParagraph" id="1196933295" style="display: block; text-align: center;" data-element-type="paragraph" data-version="5"&gt; &lt;h3 class="text-align-center m-text-align-center size-21"&gt;&lt;span style="display: initial; font-weight: bold; color: rgb(40, 64, 83);" class="font-size-21"&gt;Inspections&lt;/span&gt;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253669932 dmNewParagraph" id="1253669932" style="transition: opacity 1s ease-in-out; display: block;" data-version="5"&gt;&lt;p class="text-align-center m-size-13 size-16"&gt;&lt;span style="color: rgb(181, 181, 181); display: initial; font-weight: bold;" class="font-size-16 m-font-size-13"&gt;Roof certifications for new home buyers and sellers in and around Los Angeles CA.&lt;/span&gt;&lt;/p&gt;&lt;/div&gt; &lt;a data-display-type="block" class="u_1972388852 align-center dmButtonLink dmWidget dmWwr default dmOnlyButton dmDefaultGradient" file="false" href="<text:a xlink:type="simple" xlink:href="https://www.aprroofing.com/Roof-Inspection-Contractor-Los-Angeles-CA" text:style-name="ListLabel_20_1" text:visited-style-name="ListLabel_20_1"><text:span text:style-name="T1">/Roof-Inspection-Contractor-Los-Angeles-CA</text:span></text:a>" id="1972388852" data-element-type="dButtonLinkId"&gt; &lt;span class="iconBg" id="1076910457"&gt; &lt;span class="icon hasFontIcon icon-star" id="1686169482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567100691"&gt;READ MORE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u_1905122255 large-3 medium-3" id="1905122255" data-anim-extended="eyJkZXNrdG9wIjp7InRyaWdnZXIiOiJlbnRyYW5jZSIsImFuaW1hdGlvbiI6InJvbGxJbkNvbWJvIiwiZHVyYXRpb24iOjMsImRlbGF5IjowLCJpbnRlbnNpdHkiOjEsImRpciI6InJpZ2h0In19" data-anim-desktop="rollInCombo"&gt; &lt;span id="1084285313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imageWidget align-center u_1255153867" data-element-type="image" data-widget-type="image" id="1255153867"&gt;&lt;img src="<text:a xlink:type="simple" xlink:href="https://lirp.cdn-website.com/3d72e0e8/dms3rep/multi/opt/stock-photo-technician-in-shirt-and-jeans-wear-helmet-safety-suit-hand-use-screwdriver-tool-install-repair-c-2155226349-3c2ec4d6-340h.jpg" text:style-name="ListLabel_20_1" text:visited-style-name="ListLabel_20_1"><text:span text:style-name="T1">https://lirp.cdn-website.com/3d72e0e8/dms3rep/multi/opt/stock-photo-technician-in-shirt-and-jeans-wear-helmet-safety-suit-hand-use-screwdriver-tool-install-repair-c-2155226349-3c2ec4d6-340h.jpg</text:span></text:a>" alt="A man is working on a roof with a drill." id="1323819302" class="" data-dm-image-path="https://irp.cdn-website.com/3d72e0e8/dms3rep/multi/stock-photo-technician-in-shirt-and-jeans-wear-helmet-safety-suit-hand-use-screwdriver-tool-install-repair-c-2155226349-3c2ec4d6.jpg" width="1920" height="1084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531476940 dmNewParagraph" id="1531476940" style="display: block; text-align: center;" data-element-type="paragraph" data-version="5"&gt; &lt;h3 class="text-align-center m-text-align-center size-21"&gt;&lt;span style="display: initial; font-weight: bold; color: rgb(40, 64, 83);" class="font-size-21"&gt;Roof Repairs&lt;/span&gt;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870216149 dmNewParagraph" id="1870216149" style="transition: opacity 1s ease-in-out; display: block;" data-version="5"&gt;&lt;p class="text-align-center size-16 m-size-13"&gt;&lt;span class="font-size-16 m-font-size-13" style="font-weight: bold; display: initial; color: rgb(181, 181, 181);"&gt;&lt;span style="font-weight: bold; display: initial; color: rgb(181, 181, 181);" class="font-size-16 m-font-size-13"&gt;APR Roofing provides high quality professional roof repair services Los Angeles CA.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/p&gt;&lt;/div&gt; &lt;a data-display-type="block" class="u_1229345921 align-center dmButtonLink dmWidget dmWwr default dmOnlyButton dmDefaultGradient" file="false" href="<text:a xlink:type="simple" xlink:href="https://www.aprroofing.com/Roof-Repair-Contractor-Los-Angeles-CA" text:style-name="ListLabel_20_1" text:visited-style-name="ListLabel_20_1"><text:span text:style-name="T1">/Roof-Repair-Contractor-Los-Angeles-CA</text:span></text:a>" id="1229345921" data-element-type="dButtonLinkId"&gt; &lt;span class="iconBg" id="1005590652"&gt; &lt;span class="icon hasFontIcon icon-star" id="1997731966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082134682"&gt;READ MORE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" id="1397363797"&gt; &lt;div class="dmRespColsWrapper" id="1019806011"&gt; &lt;div class="dmRespCol large-12 medium-12 small-12" id="1339109245"&gt; &lt;div class="u_1773264122 dmNewParagraph" id="1773264122" style="text-align: center; display: block;" data-element-type="paragraph" data-version="5" data-anim-extended="eyJkZXNrdG9wIjp7InRyaWdnZXIiOiJlbnRyYW5jZSIsImFuaW1hdGlvbiI6Inpvb21JbkNvbWJvIiwiZHVyYXRpb24iOjMsImRlbGF5IjowLCJpbnRlbnNpdHkiOjEsInJldmVyc2UiOmZhbHNlLCJkaXIiOiJpbi1wbGFjZSJ9fQ==" data-anim-desktop="zoomInCombo"&gt; &lt;h2 class="m-size-24 text-align-left size-48" style="line-height: 1.5;"&gt;&lt;span style="color:rgb(39, 63, 145);display:initial;font-family:'Noto Serif', 'Noto Serif Fallback';" class="m-font-size-24 font-size-48" m-font-size-set="true"&gt;Rely on APR Roofing for Professional Roofing Services in Los Angeles CA.&lt;/span&gt;&lt;/h2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077400091 dmNewParagraph" id="1077400091" data-version="5" data-styletopreserve="{" background-image":""}"=""&gt;&lt;p class="m-size-16"&gt;&lt;span style="color: rgb(236, 25, 29); display: initial; font-weight: bold;" class="m-font-size-16" m-font-size-set="true"&gt;APR Roofing&lt;/span&gt;&lt;span class="m-font-size-16" style="display: initial; font-weight: bold;"&gt; &lt;span style="display: initial; font-weight: bold;" class="m-font-size-16" m-font-size-set="true"&gt;always takes excellent care of our customers. If you are building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new construction&lt;/span&gt;&lt;span class="m-font-size-16" style="display: initial; font-weight: bold;"&gt; &lt;span style="display: initial; font-weight: bold;" class="m-font-size-16" m-font-size-set="true"&gt;i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Los Angeles CA&lt;/span&gt;&lt;span class="m-font-size-16" style="display: initial; font-weight: bold;"&gt;&lt;span style="display: initial; font-weight: bold;" class="m-font-size-16" m-font-size-set="true"&gt;, our professional team of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Los Angeles roofing contractors&lt;/span&gt;&lt;span class="m-font-size-16" style="display: initial; font-weight: bold;"&gt; &lt;span style="display: initial; font-weight: bold;" class="m-font-size-16" m-font-size-set="true"&gt;can expertly install a solid roof. If you are buying or selling a home or business, hire APR Roofing for that very important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roof inspection&lt;/span&gt;&lt;span class="m-font-size-16" style="display: initial; font-weight: bold;"&gt;&lt;span style="display: initial; font-weight: bold;" class="m-font-size-16" m-font-size-set="true"&gt;. We can perform a professional, educated assessment that will find any problem areas that should be addressed before the sale. We check for watertightness, proper workmanship and can provide a longevity estimate as well. We can the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repair&lt;/span&gt;&lt;span class="m-font-size-16" style="display: initial; font-weight: bold;"&gt; &lt;span style="display: initial; font-weight: bold;" class="m-font-size-16" m-font-size-set="true"&gt;anything that needs to be fixed.&amp;nbsp;&lt;/span&gt;&lt;/span&gt;&lt;/p&gt;&lt;p&gt;&lt;span style="font-weight: bold; display: initial;" class="m-font-size-16" m-font-size-set="true"&gt;&lt;br/&gt;&lt;/span&gt;&lt;/p&gt;&lt;p class="m-size-16"&gt;&lt;span class="m-font-size-16" style="font-weight: bold; display: initial;"&gt;&lt;span style="font-weight: bold; display: initial;" class="m-font-size-16" m-font-size-set="true"&gt;Whether you&amp;rsquo;re buying or selling i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32, 32, 32);" class="m-font-size-16" m-font-size-set="true"&gt;Palmdale&lt;/span&gt;&lt;span class="m-font-size-16" style="font-weight: bold; display: initial;"&gt;&lt;span style="font-weight: bold; display: initial;" class="m-font-size-16" m-font-size-set="true"&gt;, let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236, 25, 29);" class="m-font-size-16" m-font-size-set="true"&gt;APR Roofing&lt;/span&gt;&lt;span class="m-font-size-16" style="font-weight: bold; display: initial;"&gt; &lt;span style="font-weight: bold; display: initial;" class="m-font-size-16" m-font-size-set="true"&gt;help. We focus on doing what needs to be done to make the roof add value to your investment.&lt;/span&gt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" id="1769325574"&gt; &lt;div class="dmRespColsWrapper" id="1263525496"&gt; &lt;div class="dmRespCol large-12 medium-12 small-12" id="1416359907"&gt; &lt;div class="u_1432284235 dmNewParagraph" id="1432284235" style="text-align: center; display: block;" data-element-type="paragraph" data-version="5" data-anim-extended="eyJkZXNrdG9wIjp7InRyaWdnZXIiOiJlbnRyYW5jZSIsImFuaW1hdGlvbiI6Inpvb21JbkNvbWJvIiwiZHVyYXRpb24iOjMsImRlbGF5IjowLCJpbnRlbnNpdHkiOjEsInJldmVyc2UiOmZhbHNlLCJkaXIiOiJpbi1wbGFjZSJ9fQ==" data-anim-desktop="zoomInCombo"&gt; &lt;h2 class="text-align-left m-size-24 size-48" style="line-height: 1.5;"&gt;&lt;span style="color:rgb(39, 63, 145);font-weight:bold;display:initial;font-family:'Noto Serif', 'Noto Serif Fallback';" class="font-size-48 m-font-size-24" m-font-size-set="true"&gt;Regular Roof Inspections For Los Angeles CA.&lt;/span&gt;&lt;span single-space="true" class="font-size-48 m-font-size-24" style="display: initial;"&gt; &lt;span style="display: initial;" class="font-size-48 m-font-size-24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765750995 dmNewParagraph" id="1765750995" data-version="5" data-styletopreserve="{" background-image":""}"=""&gt;&lt;p class="m-size-16"&gt;&lt;span class="m-font-size-16" style="display: initial; font-weight: bold;"&gt;&lt;span style="display: initial; font-weight: bold;" class="m-font-size-16" m-font-size-set="true"&gt;In order for your roof to last as long as possible, we recommend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regular roof inspections&lt;/span&gt;&lt;span class="m-font-size-16" style="display: initial; font-weight: bold;"&gt; &lt;span style="display: initial; font-weight: bold;" class="m-font-size-16" m-font-size-set="true"&gt;and maintenance. For any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residential home&lt;/span&gt;&lt;span class="m-font-size-16" style="display: initial; font-weight: bold;"&gt; &lt;span style="display: initial; font-weight: bold;" class="m-font-size-16" m-font-size-set="true"&gt;or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commercial business&lt;/span&gt;&lt;span class="m-font-size-16" style="display: initial; font-weight: bold;"&gt; &lt;span style="display: initial; font-weight: bold;" class="m-font-size-16" m-font-size-set="true"&gt;building located i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display: initial; font-weight: bold; color: rgb(236, 25, 29);" class="m-font-size-16" m-font-size-set="true"&gt;Los Angeles&lt;/span&gt;&lt;span class="m-font-size-16" style="display: initial; font-weight: bold;"&gt; &lt;span style="display: initial; font-weight: bold;" class="m-font-size-16" m-font-size-set="true"&gt;APR Roofing suggests scheduling inspections at least once a year. During an inspection, we will check for any obvious and potential problem areas. We always provide an honest estimate if we find a repair that needs to be addressed. When inspections and maintenance are regularly done, bigger problems don&amp;rsquo;t have the opportunity to develop and our customers save money.&amp;nbsp;&lt;/span&gt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" id="1966040879"&gt; &lt;div class="dmRespColsWrapper" id="1877231695"&gt; &lt;div class="dmRespCol large-12 medium-12 small-12" id="1728230216"&gt; &lt;div class="u_1958138522 dmNewParagraph" id="1958138522" style="text-align: center; display: block;" data-element-type="paragraph" data-version="5" data-anim-extended="eyJkZXNrdG9wIjp7InRyaWdnZXIiOiJlbnRyYW5jZSIsImFuaW1hdGlvbiI6Inpvb21JbkNvbWJvIiwiZHVyYXRpb24iOjMsImRlbGF5IjowLCJpbnRlbnNpdHkiOjEsInJldmVyc2UiOmZhbHNlLCJkaXIiOiJpbi1wbGFjZSJ9fQ==" data-anim-desktop="zoomInCombo"&gt;&lt;p class="m-size-24 text-align-left size-48" style="line-height: 1.5;"&gt;&lt;span style="color:rgb(39, 63, 145);font-weight:bold;display:initial;font-family:'Noto Serif', 'Noto Serif Fallback';" class="font-size-48 m-font-size-24" m-font-size-set="true"&gt;Re-Roofing &amp;amp; Roof Repair in Los Angeles CA.&lt;/span&gt;&lt;/p&gt;&lt;/div&gt; &lt;div class="u_1669186583 dmNewParagraph" id="1669186583" data-version="5" data-styletopreserve="{" background-image":""}"=""&gt;&lt;p class="m-size-16"&gt;&lt;span style="font-weight: bold; display: initial; color: rgb(236, 25, 29);" class="m-font-size-16" m-font-size-set="true"&gt;APR Roofing&amp;rsquo;s&lt;/span&gt;&lt;span class="m-font-size-16" style="font-weight: bold; display: initial;"&gt; &lt;span style="font-weight: bold; display: initial;" class="m-font-size-16" m-font-size-set="true"&gt;professionals provide excellent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236, 25, 29);" class="m-font-size-16" m-font-size-set="true"&gt;re-roofing&lt;/span&gt;&lt;span class="m-font-size-16" style="font-weight: bold; display: initial;"&gt; &lt;span style="font-weight: bold; display: initial;" class="m-font-size-16" m-font-size-set="true"&gt;a&lt;/span&gt;&lt;/span&gt;&lt;span class="m-font-size-16" style="font-weight: bold; display: initial; color: rgb(32, 32, 32);"&gt;&lt;span style="font-weight: bold; display: initial; color: rgb(32, 32, 32);" class="m-font-size-16" m-font-size-set="true"&gt;nd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236, 25, 29);" class="m-font-size-16" m-font-size-set="true"&gt;roof repair&lt;/span&gt;&lt;span class="m-font-size-16" style="font-weight: bold; display: initial; color: rgb(32, 32, 32);"&gt; &lt;span style="font-weight: bold; display: initial; color: rgb(32, 32, 32);" class="m-font-size-16" m-font-size-set="true"&gt;service located in&lt;/span&gt;&lt;/span&gt;&lt;span class="m-font-size-16" style="font-weight: bold; display: initial; color: rgb(236, 25, 29);"&gt; &lt;span style="font-weight: bold; display: initial; color: rgb(236, 25, 29);" class="m-font-size-16" m-font-size-set="true"&gt;Los Angeles CA&lt;/span&gt;&lt;/span&gt;&lt;span class="m-font-size-16" style="font-weight: bold; display: initial;"&gt;&lt;span style="font-weight: bold; display: initial;" class="m-font-size-16" m-font-size-set="true"&gt;. If you need emergency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236, 25, 29);" class="m-font-size-16" m-font-size-set="true"&gt;roof repair&lt;/span&gt;&lt;span class="m-font-size-16" style="font-weight: bold; display: initial;"&gt; &lt;span style="font-weight: bold; display: initial;" class="m-font-size-16" m-font-size-set="true"&gt;our local roofing contractors located i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bold; display: initial; color: rgb(236, 25, 29);" class="m-font-size-16" m-font-size-set="true"&gt;Los Angeles&lt;/span&gt;&lt;span style="font-weight: bold; display: initial;" class="m-font-size-16" m-font-size-set="true"&gt;, we will respond quickly. If your roof has been damaged by hail, wind, heavy rain or fallen trees, our experienced roofers will assess and restore your roof ASAP. Any other re-roofing or roof repair project is completed promptly and with precision.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359728421" id="1359728421"&gt; &lt;div class="dmRespColsWrapper" id="1490865519"&gt; &lt;div class="u_1613717415 dmRespCol small-12 large-7 medium-7" id="1613717415"&gt; &lt;div class="u_1638552096 dmNewParagraph" data-element-type="paragraph" id="1638552096" background-image="" :="" style="line-height:initial;" data-version="5"&gt; &lt;h2 class="m-size-24"&gt;&lt;span style="display: initial; color: rgb(255, 255, 255);" class="m-font-size-24" m-font-size-set="true"&gt;Need a Roofing Contractor in Los Angeles CA?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854785221 dmRespCol small-12 large-5 medium-5" id="1854785221"&gt; &lt;a class="u_1000093607 default dmDefaultGradient align-center dmCall voipReplacement dmWidget dmNoMark dmWwr" href="tel:661-406-7475" contenteditable="false" onclick=";return dm_gaq_push_event('ClickToCall', 'Call',null,'3d72e0e8', this);" id="1000093607" dmle_extension="clicktocall" data-element-type="clicktocall" data-buttonstyle="FLAT_ROUND_ICON" wr="true" data-display-type="block" icon="true" surround="true" description="Call us 661-406-7475" adwords="" icon-name="icon-phone" phone="661-406-7475" text="" image=""&gt; &lt;span class="iconBg" aria-hidden="true"&gt; &lt;span class="icon hasFontIcon icon-phon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&gt;Call us 661-406-7475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622017492 dmRespRow" style="text-align: center;" id="1622017492"&gt; &lt;div class="dmRespColsWrapper" id="1314948440"&gt; &lt;div class="dmRespCol small-12 medium-12 large-12" id="1020850609"&gt; &lt;span id="1173704394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821483480 dmNewParagraph" id="1821483480" style="text-align: center; display: block;" data-element-type="paragraph" data-version="5" data-anim-extended="eyJkZXNrdG9wIjp7InRyaWdnZXIiOiJlbnRyYW5jZSIsImFuaW1hdGlvbiI6Inpvb21JbkNvbWJvIiwiZHVyYXRpb24iOjMsImRlbGF5IjowLCJpbnRlbnNpdHkiOjEsInJldmVyc2UiOmZhbHNlLCJkaXIiOiJpbi1wbGFjZSJ9fQ==" data-anim-desktop="zoomInCombo"&gt;&lt;p class="size-48 m-size-30"&gt;&lt;span style="color: rgb(39, 63, 145); font-weight: bold; display: initial;" class="font-size-48 m-font-size-30" m-font-size-set="true"&gt;We Would Like to Thank Our Clients&lt;/span&gt;&lt;/p&gt;&lt;/div&gt; &lt;div class="u_1372542577 dmDividerWrapper clearfix" id="1372542577" layout="divider-style-1" data-element-type="dDividerId" data-widget-version="2"&gt;&lt;hr class="dmDivider" style="min-height: 2px; border:none; background:grey" id="1280093266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374998166 dmNewParagraph" id="1374998166" style="transition: none 0s ease 0s; display: block; text-align: left;" data-version="5"&gt;&lt;p class="text-align-center size-20 m-size-18" style="line-height: 2;"&gt;&lt;span style="font-weight: bold; display: initial; color: rgb(32, 32, 32);" class="font-size-20 m-font-size-18" m-font-size-set="true"&gt;To all our current and previous clients we would like to say thank you for your testimonies and choosing APR Roofing&lt;/span&gt;&lt;span single-space="true" class="font-size-20 m-font-size-18" style="font-weight: bold; display: initial; color: rgb(32, 32, 32); text-shadow: rgb(0, 0, 0) 0px 0px 15px;"&gt; &lt;span style="font-weight: bold; display: initial; color: rgb(32, 32, 32); text-shadow: rgb(0, 0, 0) 0px 0px 15px;" class="font-size-20 m-font-size-18" m-font-size-set="tru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class="font-size-20 m-font-size-18" style="font-weight: bold; display: initial; color: rgb(32, 32, 32);"&gt;&lt;span style="font-weight: bold; display: initial; color: rgb(32, 32, 32);" class="font-size-20 m-font-size-18" m-font-size-set="true"&gt;for all your Residential and Commercial Roofing projects.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font-weight: 300; display: initial; color: rgb(45, 46, 50);" class="m-font-size-14 font-size-18"&gt;&lt;br/&gt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pa_1168365 mobile-columns-reversed fullBleedChanged fullBleedMode hasBackgroundOverlay dmSectionParallaxNew" style="text-align: center;" id="pa_1168365"&gt; &lt;div class="dmRespColsWrapper" id="1362783534"&gt; &lt;div class="u_1812889055 dmRespCol small-12 large-6 medium-6" id="1812889055"&gt; &lt;div class="u_1756842450 imageWidget align-center" data-element-type="image" data-widget-type="image" id="1756842450"&gt;&lt;img src="<text:a xlink:type="simple" xlink:href="https://cdn.dwhitelabel.com/f7bfac2723454c4699da338a529de3e2/dms3rep/multi/electrician_smiling.png" text:style-name="ListLabel_20_1" text:visited-style-name="ListLabel_20_1"><text:span text:style-name="T1">https://cdn.dwhitelabel.com/f7bfac2723454c4699da338a529de3e2/dms3rep/multi/electrician_smiling.png</text:span></text:a>" id="1097027547" class="" data-dm-image-path="https://cdn.dwhitelabel.com/f7bfac2723454c4699da338a529de3e2/dms3rep/multi/electrician_smiling.png" alt="A man wearing a hard hat and overalls is standing with his arms crossed." onerror="handleImageLoadError(this)" height="568.78125" width="407.0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554327811 dmRespCol small-12 large-6 medium-6" id="1554327811"&gt; &lt;div class="u_1224030969 dmNewParagraph" id="1224030969" style="transition: none 0s ease 0s; display: block; text-align: center;" data-element-type="paragraph" data-version="5"&gt; &lt;h2 class="text-align-center"&gt;&lt;span style="color: rgb(255, 255, 255); display: initial;"&gt;Satisfied Clients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385171135 imageWidget align-center" data-element-type="image" data-widget-type="image" id="1385171135"&gt;&lt;img src="<text:a xlink:type="simple" xlink:href="https://lirp.cdn-website.com/3d72e0e8/dms3rep/multi/opt/imgbin_stars-voting-5-stars-png-394w.png" text:style-name="ListLabel_20_1" text:visited-style-name="ListLabel_20_1"><text:span text:style-name="T1">https://lirp.cdn-website.com/3d72e0e8/dms3rep/multi/opt/imgbin_stars-voting-5-stars-png-394w.png</text:span></text:a>" alt="A row of yellow stars on a white background." id="1386236219" class="" data-dm-image-path="https://irp.cdn-website.com/3d72e0e8/dms3rep/multi/imgbin_stars-voting-5-stars-png.png" width="1280" height="263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403226496 flex-container dmImageSlider dmNoMargin dmNoMark" data-widget-type="imageSlider" dmle_volatile_widget="true" data-element-type="dSliderId" id="1403226496"&gt; &lt;div class="flexslider ed-version nav-layout-2" sliderscriptparams="{'stretch':true,'animation':true,'randomize':false,'directionNav':true,'isAutoPlay':true,'isFade':true,'controlNav':false,'slideshowSpeed':7000,'animationDuration':600,'pausePlay':true,'prevText':'','nextText':''}" id="1468813878"&gt; &lt;ul class="slides" id="1481602373"&gt; &lt;li layout="center" position="center" animation="fadeInLeft" show-content="true" color-overlay="true" text-background="true" id="1609747281" class="" show-caption="true"&gt;&lt;img dm="true" src="<text:a xlink:type="simple" xlink:href="https://lirp.cdn-website.com/db3ca79dcf894ef08830ba51cc209ab4/dms3rep/multi/opt/CLEAR-BACKGROND-1920x620-1152w.png" text:style-name="ListLabel_20_1" text:visited-style-name="ListLabel_20_1"><text:span text:style-name="T1">https://lirp.cdn-website.com/db3ca79dcf894ef08830ba51cc209ab4/dms3rep/multi/opt/CLEAR-BACKGROND-1920x620-1152w.png</text:span></text:a>" id="1899890131" alt="A white background with a few lines on it" onerror="handleImageLoadError(this)" height="226.0" width="960.0"/&gt; &lt;div class="color-overlay" id="1659605434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slide-inner" id="1952605866"&gt; &lt;div class="text-wrapper" id="1940193056"&gt; &lt;h3 class="slide-title u_1423898048" id="1423898048"&gt;I loved APR Roofing Solutions--they came early, finished quickly, cleaned up after.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slide-text richText u_1799226201" id="1799226201" style=""&gt;&lt;p class="rteBlock"&gt;Dolores G.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slide-button dmWidget clearfix slide-button-invisible" id="1527872512"&gt; &lt;span class="iconBg" id="1772400484"&gt; &lt;span class="icon hasFontIcon icon-star" id="1392069013"&gt;&lt;/span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 id="1958265243"&gt;Button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477089031" id="1477089031"&gt; &lt;div class="dmRespColsWrapper" id="1966845956"&gt; &lt;div class="dmRespCol large-12 medium-12 small-12 u_1503315496" id="1503315496"&gt; &lt;div class="dmNewParagraph u_1882726617 ql-disabled" data-element-type="paragraph" id="1882726617" style="transition: opacity 1s ease-in-out 0s; text-align: center;" data-version="5"&gt;&lt;p class="m-size-16 text-align-center size-20"&gt;&lt;span style="color: rgb(32, 32, 32); display: initial; font-weight: bold;" class="m-font-size-16 font-size-20" m-font-size-set="true"&gt;No matter where you look whether its&lt;/span&gt;&lt;span single-space="true" class="m-font-size-16 font-size-20" style="color: rgb(32, 32, 32); display: initial; font-weight: bold;"&gt; &lt;span style="color: rgb(32, 32, 32); display: initial; font-weight: bold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m-font-size-16 font-size-20" m-font-size-set="true"&gt;YELP&lt;/span&gt;&lt;span single-space="true" class="m-font-size-16 font-size-20" style="color: rgb(32, 32, 32); display: initial; font-weight: bold;"&gt; &lt;span style="color: rgb(32, 32, 32); display: initial; font-weight: bold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m-font-size-16 font-size-20" m-font-size-set="true"&gt;,&lt;/span&gt;&lt;span single-space="true" class="m-font-size-16 font-size-20" style="color: rgb(32, 32, 32); display: initial; font-weight: bold;"&gt; &lt;span style="color: rgb(32, 32, 32); display: initial; font-weight: bold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m-font-size-16 font-size-20" m-font-size-set="true"&gt;Google,&lt;/span&gt;&lt;span single-space="true" class="m-font-size-16 font-size-20" style="color: rgb(32, 32, 32); display: initial; font-weight: bold;"&gt; &lt;span style="color: rgb(32, 32, 32); display: initial; font-weight: bold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700;" class="m-font-size-16 font-size-20" m-font-size-set="true"&gt;or&lt;/span&gt;&lt;span single-space="true" class="m-font-size-16 font-size-20" style="color: rgb(32, 32, 32); display: initial; font-weight: 700;"&gt; &lt;span style="color: rgb(32, 32, 32); display: initial; font-weight: 700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m-font-size-16 font-size-20" m-font-size-set="true"&gt;Facebook&lt;/span&gt;&lt;span single-space="true" class="m-font-size-16 font-size-20" style="color: rgb(32, 32, 32); display: initial; font-weight: bold;"&gt; &lt;span style="color: rgb(32, 32, 32); display: initial; font-weight: bold;" class="m-font-size-16 font-size-20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&lt;span style="color: rgb(32, 32, 32); display: initial; font-weight: bold;" class="m-font-size-16 font-size-20" m-font-size-set="true"&gt;all of our clients have great things to say about us and we thank them for it.&amp;nbsp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089652025 dmRespRow hide-for-small" style="text-align: center;" id="1089652025"&gt; &lt;div class="dmRespColsWrapper" id="1830364751"&gt; &lt;div class="dmRespCol small-12 medium-6 large-6 u_1832507731" id="1832507731"&gt; &lt;div class="dmDividerWrapper clearfix u_1184428162" id="1184428162" layout="divider-style-1" data-element-type="dDividerId" data-widget-version="2"&gt;&lt;hr class="dmDivider" style="min-height: 2px; border:none; background:grey" id="1541082459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medium-6 large-6 u_1095249709" id="1095249709"&gt; &lt;div class="dmDividerWrapper clearfix u_1477256832" id="1477256832" layout="divider-style-1" data-element-type="dDividerId" data-widget-version="2"&gt;&lt;hr class="dmDivider" style="min-height: 2px; border:none; background:grey" id="1344480734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00641037 dmRespRow" id="1100641037"&gt; &lt;div class="dmRespColsWrapper" id="1001114570"&gt; &lt;div class="dmRespCol large-12 medium-12 small-12 u_1208724884" id="1208724884"&gt; &lt;div class="dmNewParagraph u_1801930969" data-element-type="paragraph" id="1801930969" style="transition: opacity 1s ease-in-out 0s; text-align: center;" data-version="5"&gt;&lt;p class="text-align-center"&gt;&lt;span style="display: initial; color: rgb(32, 32, 32); font-weight: bold;"&gt;Want to Leave Us A Review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097395260" id="1097395260"&gt; &lt;div class="dmRespColsWrapper" id="1806811475"&gt; &lt;div class="dmRespCol small-12 u_1444067032 large-4 medium-4" id="1444067032"&gt; &lt;div class="dmNewParagraph u_1821296177" data-element-type="paragraph" id="1821296177" style="text-align: center;" data-version="5" data-anim-extended="eyJkZXNrdG9wIjp7InRyaWdnZXIiOiJlbnRyYW5jZSIsImFuaW1hdGlvbiI6ImZhZGVJbkNvbWJvIiwiZHVyYXRpb24iOjMsImRlbGF5IjowLCJpbnRlbnNpdHkiOjEsImRpciI6ImxlZnQifX0=" data-anim-desktop="fadeInCombo"&gt;&lt;p class="m-text-align-center m-size-38 text-align-right size-48"&gt;&lt;a href="<text:a xlink:type="simple" xlink:href="https://www.yelp.com/biz/apr-roofing-solutions-palmdale-2" text:style-name="ListLabel_20_1" text:visited-style-name="ListLabel_20_1"><text:span text:style-name="T1">https://www.yelp.com/biz/apr-roofing-solutions-palmdale-2</text:span></text:a>" target="_blank" runtime_url="https://www.yelp.com/biz/apr-roofing-solutions-palmdale-2" type="url" style="color: rgb(56, 56, 56); font-weight: bold; display: initial;" class="font-size-48 m-font-size-38"&gt;YELP&lt;/a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large-4 medium-4 u_1734674970" id="1734674970"&gt; &lt;div class="dmNewParagraph u_1712209875" data-element-type="paragraph" id="1712209875" style="transition: opacity 1s ease-in-out 0s; text-align: center;" data-version="5"&gt;&lt;p class="text-align-center m-size-38 size-48"&gt;&lt;a href="<text:a xlink:type="simple" xlink:href="https://www.google.com/maps/place/APR+Roofing/@34.6373723,-118.2232858,15z/data=!4m5!3m4!1s0x0:0x9840787750106c19!8m2!3d34.6373837!4d-118.2234125" text:style-name="ListLabel_20_1" text:visited-style-name="ListLabel_20_1"><text:span text:style-name="T1">https://www.google.com/maps/place/APR+Roofing/@34.6373723,-118.2232858,15z/data=!4m5!3m4!1s0x0:0x9840787750106c19!8m2!3d34.6373837!4d-118.2234125</text:span></text:a>" target="_blank" runtime_url="https://www.google.com/maps/place/APR+Roofing/@34.6373723,-118.2232858,15z/data=!4m5!3m4!1s0x0:0x9840787750106c19!8m2!3d34.6373837!4d-118.2234125" type="url" style="font-weight: bold; display: initial; color: rgb(56, 56, 56);" class="font-size-48 m-font-size-38"&gt;Google&lt;/a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large-4 medium-4 small-12 u_1391855398" id="1391855398"&gt; &lt;div class="dmNewParagraph u_1815176564" data-element-type="paragraph" id="1815176564" data-version="5" data-styletopreserve="{" background-image":""}"="" data-anim-extended="eyJkZXNrdG9wIjp7InRyaWdnZXIiOiJlbnRyYW5jZSIsImFuaW1hdGlvbiI6ImZhZGVJbkNvbWJvIiwiZHVyYXRpb24iOjMsImRlbGF5IjowLCJpbnRlbnNpdHkiOjEsImRpciI6InJpZ2h0In19" data-anim-desktop="fadeInCombo" style=""&gt;&lt;p class="m-text-align-center m-size-38 text-align-left size-48"&gt;&lt;a href="<text:a xlink:type="simple" xlink:href="https://www.facebook.com/profile.php?id=100064175224004" text:style-name="ListLabel_20_1" text:visited-style-name="ListLabel_20_1"><text:span text:style-name="T1">https://www.facebook.com/profile.php?id=100064175224004</text:span></text:a>" target="_blank" runtime_url="https://www.facebook.com/profile.php?id=100064175224004" type="url" style="color: rgb(56, 56, 56); font-weight: bold; display: initial;" class="font-size-48 m-font-size-38"&gt;Facebook&lt;/a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" id="1186861111"&gt; &lt;div class="dmRespColsWrapper" id="1343961876"&gt; &lt;div class="dmRespCol large-12 medium-12 small-12" id="1629219751"&gt; &lt;span dmle_extension="yelp" icon="false" surround="false" class="default" title="Reviews" displaytitle="true" forcedisplay="false" layout="list" yelpid="apr-roofing-solutions-palmdale-2" reviewphotos="true" business="APR Roofing Solutions" requiredrating="3" maxreviews="5" id="1149239210" searchfailed="false" shouldshowsearch="false" yelpurl="https://www.yelp.com/biz/apr-roofing-solutions-palmdale-2" ext_ajax_load="true" ext_site_alias="3d72e0e8" ext_page_alias="home" ext_el_id="1149239210" data-element-type="yelp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FooterContainer"&gt; &lt;div id="fcontainer" class="u_fcontainer f_hcontainer dmFooter p_hfcontainer"&gt; &lt;div dm:templateorder="250" class="dmFooterResp generalFooter" id="1943048428"&gt; &lt;div class="dmRespRow u_1061962457" id="1061962457"&gt; &lt;div class="dmRespColsWrapper" id="1577710112"&gt; &lt;div class="u_1572528794 dmRespCol small-12 medium-6 large-6" id="1572528794"&gt; &lt;div class="u_1423332001 dmNewParagraph" data-element-type="paragraph" id="1423332001" background-image="" :="" data-version="5"&gt; &lt;h2 class="text-align-left"&gt;&lt;span style="display: initial; color: rgb(255, 255, 255);"&gt;Quick &amp;amp; Reliable&lt;/span&gt;&lt;/h2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679585636 dmNewParagraph" id="1679585636" data-element-type="paragraph" style="transition: none 0s ease 0s; display: block;" data-version="5"&gt; &lt;h5 class="text-align-left"&gt;&lt;span style="color: rgb(255, 255, 255); font-weight: 500; display: initial;"&gt;We are available via email or telephone&lt;/span&gt;&lt;/h5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13553546 dmRespCol small-12 medium-6 large-6" id="1913553546"&gt; &lt;a class="u_1537819126 default dmDefaultGradient align-center dmCall voipReplacement dmWidget dmNoMark dmWwr" href="tel:661-406-7475" contenteditable="false" onclick=";return dm_gaq_push_event('ClickToCall', 'Call',null,'3d72e0e8', this);" id="1537819126" dmle_extension="clicktocall" data-element-type="clicktocall" data-buttonstyle="FLAT_ROUND_ICON" wr="true" data-display-type="block" icon="true" surround="true" description="Call us 661-406-7475" adwords="" icon-name="icon-phone" phone="661-406-7475" text="" image=""&gt; &lt;span class="iconBg" aria-hidden="true"&gt; &lt;span class="icon hasFontIcon icon-phone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pan class="text"&gt;Call us 661-406-7475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411690331" id="1411690331" mode="1"&gt; &lt;div class="dmRespColsWrapper" id="1305490726"&gt; &lt;div class="dmRespCol u_1280135548 small-12 medium-6 large-6" id="1280135548"&gt; &lt;div class="u_1596234178 dmRespRow" id="1596234178"&gt; &lt;div class="dmRespColsWrapper" id="1296381093"&gt; &lt;div class="u_1767147036 dmRespCol small-12 large-3 medium-3" id="1767147036"&gt; &lt;div class="u_1550972299 imageWidget align-center hide-for-large hide-for-medium" data-element-type="image" data-widget-type="image" id="1550972299"&gt;&lt;img src="<text:a xlink:type="simple" xlink:href="https://lirp.cdn-website.com/3d72e0e8/dms3rep/multi/opt/apr-roofing-logo-1920w.jpeg" text:style-name="ListLabel_20_1" text:visited-style-name="ListLabel_20_1"><text:span text:style-name="T1">https://lirp.cdn-website.com/3d72e0e8/dms3rep/multi/opt/apr-roofing-logo-1920w.jpeg</text:span></text:a>" alt="Apr roofing solutions logo on a blue background" id="1677659779" class="" data-dm-image-path="https://irp.cdn-website.com/3d72e0e8/dms3rep/multi/apr-roofing-logo.jpeg" width="310" height="119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470548560 graphicWidget" data-element-type="graphic" data-widget-type="graphic" id="1470548560"&gt; &lt;svg xmlns="http://www.w3.org/2000/svg" viewbox="0 0 100 100" id="1436024072" class="svg u_1436024072" data-icon-name="li-envelope"&gt; &lt;title id="1552643244"&gt;A black and white drawing of an envelope on a white background.&lt;/tit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17.8,28.2v43.6h64.4V28.2H17.8z M77.7,30.3L50,48.8L22.3,30.3H77.7z M19.9,69.7V31.2L50,51.2l30.1-20.1v38.5H19.9z" id="1814031491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088763557 dmRespCol small-12 large-9 medium-9" id="1088763557"&gt; &lt;div class="u_1473864057 dmNewParagraph" id="1473864057" style="transition: none 0s ease 0s;" data-element-type="paragraph" data-version="5"&gt; &lt;h6 class="m-text-align-center text-align-left"&gt;&lt;span style="color: rgb(255, 255, 255); font-weight: 700; display: initial;"&gt;Email&lt;/span&gt;&lt;/h6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490533227 dmNewParagraph" id="1490533227" data-element-type="paragraph" style="display: block; transition: none 0s ease 0s;" data-version="5"&gt; &lt;h6 class="m-size-18 m-text-align-center text-align-left"&gt;&lt;a href="mailto:andre@aprroofing.com" type="email" style="display: initial; font-weight: bold; color: rgb(236, 25, 29);" class="m-font-size-18" m-font-size-set="true" runtime_url="mailto:andre@aprroofing.com"&gt;andre@aprroofing.com&lt;/a&gt;&lt;/h6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small-12 u_1261440413 medium-6 large-6" id="1261440413"&gt; &lt;div class="dmRespRow u_1273235872" id="1273235872"&gt; &lt;div class="dmRespColsWrapper" id="1136493347"&gt; &lt;div class="u_1687293034 dmRespCol small-12 large-4 medium-4" id="1687293034"&gt; &lt;div class="u_1393895805 graphicWidget" data-element-type="graphic" data-widget-type="graphic" id="1393895805"&gt; &lt;svg xmlns="http://www.w3.org/2000/svg" viewbox="0 0 70 70" id="1238654374" class="svg u_1238654374" data-icon-name="wp-phone_chat_thin"&gt; &lt;title id="1345662692"&gt;A black and white drawing of a phone with a speech bubble.&lt;/tit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g id="1597459884"&gt; &lt;path d="M32,39c-0.2,0-0.5-0.1-0.7-0.2c-0.3-0.3-0.4-0.7-0.3-1.1l2.5-6.2C31.3,29,30,26.1,30,23c0-7.2,6.7-13,15-13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8.3,0,15,5.8,15,13s-6.7,13-15,13c-2,0-3.9-0.3-5.7-1l-6.8,3.9C32.3,39,32.2,39,32,39z M45,12c-7.2,0-13,4.9-13,11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0,2.7,1.2,5.4,3.4,7.4c0.3,0.3,0.4,0.7,0.3,1.1L34,35.7l4.7-2.7c0.3-0.2,0.6-0.2,0.9-0.1c1.7,0.7,3.6,1,5.5,1c7.2,0,13-4.9,13-11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S52.2,12,45,12z" id="1339673405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path d="M17,18l2.4,0c0,0,0,0,0,0c1,0,1.9,0.6,2.2,1.6l3,9.5c0.3,0.8,0,1.7-0.6,2.3l-3.5,3.5c-0.1,0.1-0.1,0.2-0.1,0.4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0.8,1.5,2.8,4.4,6.3,8c3.5,3.5,6.5,5.5,8,6.3c0.1,0.1,0.3,0,0.4-0.1l3.5-3.5c0.6-0.6,1.5-0.8,2.3-0.6l9.5,3c1,0.3,1.6,1.2,1.6,2.2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l0,2.4c0,2-6,7-10,7c-2.3,0-10.8-0.8-21-11l0,0C10.8,38.8,10,30.3,10,28C10,24.1,14.9,18,17,18z M22.4,47.5L22.4,47.5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32.1,57.2,39.9,58,42,58c3,0,7.6-3.9,8-5l0-2.3c0-0.1-0.1-0.3-0.2-0.3l-9.5-3c-0.1,0-0.2,0-0.3,0.1l-3.5,3.5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-0.7,0.7-1.9,0.9-2.8,0.4c-1.5-0.9-4.7-2.9-8.4-6.6c-3.7-3.7-5.7-6.9-6.6-8.4c-0.5-0.9-0.4-2,0.4-2.8l3.5-3.5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0.1-0.1,0.1-0.2,0.1-0.3l-3-9.5c0-0.1-0.2-0.2-0.3-0.2h0L17,20c-1.1,0.4-5,4.9-5,8C12,30.1,12.8,37.9,22.4,47.5z" id="1154174997"&gt;&lt;/path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circle cx="38.5" cy="22.5" r="1.5" id="1198220114"&gt;&lt;/circ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circle cx="45.5" cy="22.5" r="1.5" id="1479810801"&gt;&lt;/circ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circle cx="52.5" cy="22.5" r="1.5" id="1364660067"&gt;&lt;/circ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vg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925275834 dmRespCol small-12 large-4 medium-4" id="1925275834"&gt; &lt;div class="u_1406920549 dmNewParagraph" id="1406920549" style="transition: none 0s ease 0s; display: block;" data-element-type="paragraph" data-version="5"&gt; &lt;h6 class="text-align-left m-text-align-center"&gt;&lt;span style="display: initial; font-weight: 700; color: rgb(255, 255, 255);"&gt;Call&lt;/span&gt;&lt;/h6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div class="u_1530122046 dmNewParagraph" id="1530122046" data-element-type="paragraph" style="display: block; transition: none 0s ease 0s;" data-version="5"&gt; &lt;h6 class="m-text-align-center text-align-left"&gt;&lt;a href="tel:661-406-7475" type="call" style="font-weight: bold; display: initial;" runtime_url="tel:661-406-7475"&gt;661-406-7475&lt;/a&gt;&lt;/h6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empty-column large-4 medium-4 small-12" id="1700037422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57733815 dmRespRow" id="1157733815"&gt; &lt;div class="dmRespColsWrapper" id="1973514967"&gt; &lt;div class="dmRespCol small-12 large-6 medium-6" id="1338738147"&gt; &lt;div class="u_1703879011 imageWidget align-center hide-for-small" data-element-type="image" data-widget-type="image" id="1703879011"&gt;&lt;img src="<text:a xlink:type="simple" xlink:href="https://lirp.cdn-website.com/3d72e0e8/dms3rep/multi/opt/apr-roofing-logo-414w.jpeg" text:style-name="ListLabel_20_1" text:visited-style-name="ListLabel_20_1"><text:span text:style-name="T1">https://lirp.cdn-website.com/3d72e0e8/dms3rep/multi/opt/apr-roofing-logo-414w.jpeg</text:span></text:a>" alt="Apr roofing solutions logo on a blue background" id="1835671013" class="" data-dm-image-path="https://irp.cdn-website.com/3d72e0e8/dms3rep/multi/apr-roofing-logo.jpeg" width="310" height="119" onerror="handleImageLoadError(this)"/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large-6 medium-6 small-12" id="1362543303"&gt; &lt;div class="u_1079040307 dmNewParagraph" id="1079040307" data-element-type="paragraph" style="transition: none 0s ease 0s; display: block; text-align: left;" data-version="5"&gt;&lt;p style="line-height: normal;"&gt;&lt;strong style="display: initial; font-weight: bold; color: rgb(255, 255, 255);"&gt;APR ROOFING SOLUTIONS&amp;nbsp;&lt;/strong&gt;&lt;/p&gt;&lt;p style="line-height: normal;"&gt;&lt;strong style="display: initial; color: rgb(255, 255, 255);"&gt;1111 W. Ave L-12 unit B&lt;/strong&gt;&lt;/p&gt;&lt;p style="line-height: normal;"&gt;&lt;strong style="display: initial; color: rgb(255, 255, 255);"&gt;Lancaster, Ca. 93534&lt;/strong&gt;&lt;span style="display: initial;"&gt;&lt;br/&gt;&lt;/span&gt;&lt;/p&gt;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686005289 dmRespRow" style="text-align: center;" id="1686005289"&gt; &lt;div class="dmRespColsWrapper" id="1837856251"&gt; &lt;div class="u_1449882040 dmRespCol small-12 large-3 medium-3" id="1449882040"&gt; &lt;div class="u_1224901092 dmNewParagraph" data-element-type="paragraph" data-version="5" id="1224901092" style="transition: none 0s ease 0s; text-align: left; display: block;"&gt;&lt;p&gt;&lt;span style="font-weight: bold; display: unset; color: rgb(255, 255, 255);"&gt;APR Roofing&lt;/span&gt;&lt;/p&gt;&lt;p&gt;&lt;span style="font-weight: 700; display: initial; color: rgb(255, 255, 255);"&gt;Lic # 947534&lt;/span&gt;&lt;/p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28826426 dmNewParagraph" id="1128826426" data-element-type="paragraph" style="transition: none 0s ease 0s; display: block;" data-version="5"&gt; &lt;h5 class="text-align-left"&gt;&lt;span style="color:rgb(255, 255, 255);font-weight:bold;display:initial;font-family:Poppins, 'Poppins Fallback';"&gt;The region's leading professional Roofing service since 2010.&lt;/span&gt;&lt;/h5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738521024 dmRespCol small-12 large-3 medium-3" id="1738521024"&gt; &lt;div class="u_1968492912 dmNewParagraph" id="1968492912" style="transition: opacity 1s ease-in-out;" data-element-type="paragraph" data-version="5"&gt; &lt;h5 class="text-align-left"&gt;&lt;span style="display: initial; color: rgb(255, 255, 255);"&gt;Navigation&lt;/span&gt;&lt;/h5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nav class="u_1505448530 unifiednav_vertical effect-text-fill main-navigation unifiednav dmLinksMenu" role="navigation" layout-main="vertical_nav_layout_4" layout-sub="" data-show-vertical-sub-items="HOVER" id="1505448530" dmle_extension="onelinksmenu" data-element-type="onelinksmenu" data-logo-src="https://irp-cdn.multiscreensite.com/db3ca79dcf894ef08830ba51cc209ab4/dms3rep/multi/plumber_logo.svg" alt="" data-nav-structure="VERTICAL" wr="true" icon="true" surround="true" adwords="" navigation-id="unifiedNav"&gt; &lt;ul role="menubar" class="unifiednav__container " data-auto="navigation-pages"&gt; &lt;li role="menuitem" class=" unifiednav__item-wrap " data-auto="more-pages" data-depth="0"&gt; &lt;a href="<text:a xlink:type="simple" xlink:href="https://www.aprroofing.com/" text:style-name="ListLabel_20_1" text:visited-style-name="ListLabel_20_1"><text:span text:style-name="T1">/</text:span></text:a>" class="unifiednav__item dmNavItemSelected " target="" data-target-page-alias="home" data-auto="selected-page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om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Home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about" text:style-name="ListLabel_20_1" text:visited-style-name="ListLabel_20_1"><text:span text:style-name="T1">/about</text:span></text:a>" class="unifiednav__item " target="" data-target-page-alias="about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bou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About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" text:style-name="ListLabel_20_1" text:visited-style-name="ListLabel_20_1"><text:span text:style-name="T1">/</text:span></text:a>" class="unifiednav__item dmNavItemSelected " target="" data-target-page-alias="Blog" data-auto="selected-page"&gt; &lt;span class="nav-item-text " data-link-text="Home" data-auto="page-text-style"&gt;Home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Contact-Local-Roofing-Contractor-Los-Angeles-CA" text:style-name="ListLabel_20_1" text:visited-style-name="ListLabel_20_1"><text:span text:style-name="T1">/Contact-Local-Roofing-Contractor-Los-Angeles-CA</text:span></text:a>" class="unifiednav__item " target="" data-target-page-alias="contact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tact u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ntact us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na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u_1188157081 dmRespCol small-12 large-3 medium-3" id="1188157081"&gt; &lt;div class="u_1242098640 dmNewParagraph" id="1242098640" style="transition: opacity 1s ease-in-out 0s;" data-element-type="paragraph" data-version="5"&gt; &lt;h5 class="text-align-left"&gt;&lt;a href="<text:a xlink:type="simple" xlink:href="https://www.aprroofing.com/Roofing-Services" text:style-name="ListLabel_20_1" text:visited-style-name="ListLabel_20_1"><text:span text:style-name="T1">/Roofing-Services</text:span></text:a>" runtime_url="/services" type="page" style="text-decoration: none; color: rgb(255, 255, 255); display: initial;"&gt;Services&lt;/a&gt;&lt;/h5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 &lt;nav class="u_1270822536 unifiednav_vertical effect-text-fill main-navigation unifiednav dmLinksMenu" role="navigation" layout-main="vertical_nav_layout_4" layout-sub="" data-show-vertical-sub-items="HOVER" id="1270822536" dmle_extension="onelinksmenu" data-element-type="onelinksmenu" data-logo-src="https://irp-cdn.multiscreensite.com/db3ca79dcf894ef08830ba51cc209ab4/dms3rep/multi/plumber_logo.svg" alt="" data-nav-structure="VERTICAL" wr="true" icon="true" surround="true" adwords="" navigation-id="unifiedNav"&gt; &lt;ul role="menubar" class="unifiednav__container " data-auto="navigation-pages"&gt; &lt;li role="menuitem" class=" unifiednav__item-wrap " data-auto="more-pages" data-depth="0"&gt; &lt;a href="<text:a xlink:type="simple" xlink:href="https://www.aprroofing.com/Residential-Roofing-Contractor-Los-Angeles-CA" text:style-name="ListLabel_20_1" text:visited-style-name="ListLabel_20_1"><text:span text:style-name="T1">/Residential-Roofing-Contractor-Los-Angeles-CA</text:span></text:a>" class="unifiednav__item " target="" data-target-page-alias="paving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sident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esidential Roofing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Commercial-Roofing-Contractor-Los-Angeles-CA" text:style-name="ListLabel_20_1" text:visited-style-name="ListLabel_20_1"><text:span text:style-name="T1">/Commercial-Roofing-Contractor-Los-Angeles-CA</text:span></text:a>" class="unifiednav__item " target="" data-target-page-alias="plumbing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mmercial Roofing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Commercial Roofing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Roof-Inspection-Contractor-Los-Angeles-CA" text:style-name="ListLabel_20_1" text:visited-style-name="ListLabel_20_1"><text:span text:style-name="T1">/Roof-Inspection-Contractor-Los-Angeles-CA</text:span></text:a>" class="unifiednav__item " target="" data-target-page-alias="drains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Inspection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Inspections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 role="menuitem" class=" unifiednav__item-wrap " data-auto="more-pages" data-depth="0"&gt; &lt;a href="<text:a xlink:type="simple" xlink:href="https://www.aprroofing.com/Roof-Repair-Contractor-Los-Angeles-CA" text:style-name="ListLabel_20_1" text:visited-style-name="ListLabel_20_1"><text:span text:style-name="T1">/Roof-Repair-Contractor-Los-Angeles-CA</text:span></text:a>" class="unifiednav__item " target="" data-target-page-alias="newpage"&gt; &lt;span class="nav-item-text " data-link-text=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oof Repair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" data-auto="page-text-style"&gt;Roof Repair&lt;span class="icon icon-angle-down" data-hidden-on-mobile="" data-hidden-on-desktop="" data-hidden-on-tablet=""&gt;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pa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a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li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u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na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Col large-3 medium-3 small-12 u_1698552461" id="1698552461"&gt; &lt;div class="u_1643262199 default dmHoursOfOperation" id="1643262199" dmle_extension="open_hours" data-element-type="open_hours" time_format="12" wr="true" displaytitle="true" forcedisplay="false" icon="true" surround="true" adwords=""&gt; &lt;h3 class="dmwidget-title "&gt;Working hours&lt;/h3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l class="open-hours-data"&gt; &lt;div class="open-hours-item"&gt; &lt;dt day="0"&gt;Mon - Fri&lt;/d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d&gt; &lt;time&gt;7:00 am&lt;/tim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- &lt;time&gt;6:00 pm&lt;/tim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d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open-hours-item"&gt; &lt;dt day="5"&gt;Saturday&lt;/d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d&gt; &lt;time&gt;9:00 am&lt;/tim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- &lt;time&gt;12:00 pm&lt;/tim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d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open-hours-item"&gt; &lt;dt day="6"&gt;Sunday&lt;/d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d&gt;Closed&lt;/dd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l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RespRow u_1846687400" id="1846687400"&gt; &lt;div class="dmRespColsWrapper" id="1510273294"&gt; &lt;div class="dmRespCol large-12 medium-12 small-12" id="1213951280"&gt; &lt;div class="widget-1f5975 u_1046478755 dmCustomWidget" data-lazy-load="" data-title="" id="1046478755" dmle_extension="custom_extension" data-element-type="custom_extension" wr="false" icon="false" surround="false" data-widget-id="1f5975986930429f819d4cd2154b5c4a" data-widget-version="22" data-widget-config="eyJjb3B5cmlnaHRUZXh0IjoiPHAgY2xhc3M9XCJydGVCbG9ja1wiPkFsbCBSaWdodHMgUmVzZXJ2ZWQgfCBBUFIgUm9vZmluZzwvcD4ifQ=="&gt; &lt;div class="copyright"&gt; &lt;div&gt;&amp;copy; 2025&amp;nbsp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&gt;&lt;p class="rteBlock"&gt;All Rights Reserved | APR Roofing&lt;/p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id="1236746004" dmle_extension="powered_by" data-element-type="powered_by" icon="true" surround="false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Add full CSS and Javascript before the close tag of the body if needed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Google Fonts Include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loadCSS function fonts.jsp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load" href="<text:a xlink:type="simple" xlink:href="https://irp.cdn-website.com/fonts/css2?family=Montserrat:wght@100..900&amp;family=Poppins:wght@100;200;300;400;500;600;700;800;900&amp;family=Amiko:wght@400;600;700&amp;family=Allura:wght@400&amp;family=Oswald:wght@200..700&amp;family=Noto+Serif:wght@100..900&amp;family=Source+Sans+Pro:wght@200;300;400;600;700;900&amp;family=Comfortaa:wght@300..700&amp;subset=latin-ext&amp;display=swap" text:style-name="ListLabel_20_1" text:visited-style-name="ListLabel_20_1"><text:span text:style-name="T1">https://irp.cdn-website.com/fonts/css2?family=Montserrat:wght@100..900&amp;family=Poppins:wght@100;200;300;400;500;600;700;800;900&amp;family=Amiko:wght@400;600;700&amp;family=Allura:wght@400&amp;family=Oswald:wght@200..700&amp;family=Noto+Serif:wght@100..900&amp;family=Source+Sans+Pro:wght@200;300;400;600;700;900&amp;family=Comfortaa:wght@300..700&amp;amp;subset=latin-ext&amp;amp;display=swap</text:span></text:a>" as="style" fetchpriority="low" onload="loadCSS(this)" 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RT CSS Include d-css-runtime-desktop-one-package-structured-global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load" as="style" fetchpriority="low" onload="loadCSS(this)" href="<text:a xlink:type="simple" xlink:href="https://static.cdn-website.com/mnlt/production/5222/_dm/s/rt/dist/css/d-css-runtime-desktop-one-package-structured-global.min.css" text:style-name="ListLabel_20_1" text:visited-style-name="ListLabel_20_1"><text:span text:style-name="T1">https://static.cdn-website.com/mnlt/production/5222/_dm/s/rt/dist/css/d-css-runtime-desktop-one-package-structured-global.min.css</text:span></text:a>" 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of RT CSS Include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load" href="<text:a xlink:type="simple" xlink:href="https://irp.cdn-website.com/WIDGET_CSS/bd2cab5ef875332d2fca0e9a59939167.css" text:style-name="ListLabel_20_1" text:visited-style-name="ListLabel_20_1"><text:span text:style-name="T1">https://irp.cdn-website.com/WIDGET_CSS/bd2cab5ef875332d2fca0e9a59939167.css</text:span></text:a>" id="widgetCSS" as="style" fetchpriority="low" onload="loadCSS(this)" 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upport `img` size attribute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&gt;img[width][height]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height: auto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&lt;/style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upport showing sticky element on page only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ody[data-page-alias="home"] #dm [data-show-on-page-only="home"]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isplay: block !importan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This is populated in Ajax navigation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pageAdditionalWidgetsCss" type="text/cs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ite CS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load" href="<text:a xlink:type="simple" xlink:href="https://irp.cdn-website.com/3d72e0e8/files/3d72e0e8_withFlex_1.min.css?v=53" text:style-name="ListLabel_20_1" text:visited-style-name="ListLabel_20_1"><text:span text:style-name="T1">https://irp.cdn-website.com/3d72e0e8/files/3d72e0e8_withFlex_1.min.css?v=53</text:span></text:a>" id="siteGlobalCss" as="style" fetchpriority="low" onload="loadCSS(this)" 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customWidgetStyle" type="text/css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innerPagesStyle" type="text/css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d="additionalGlobalCss" type="text/css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Page CS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link rel="preload" href="<text:a xlink:type="simple" xlink:href="https://irp.cdn-website.com/3d72e0e8/files/3d72e0e8_home_withFlex_1.min.css?v=53" text:style-name="ListLabel_20_1" text:visited-style-name="ListLabel_20_1"><text:span text:style-name="T1">https://irp.cdn-website.com/3d72e0e8/files/3d72e0e8_home_withFlex_1.min.css?v=53</text:span></text:a>" id="homeCssLink" as="style" fetchpriority="low" onload="loadCSS(this)" /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pagestyle" type="text/css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pagestyleDevice" type="text/css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Flex Sections CS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globalFontSizeStyle" type="text/cs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.font-size-70, .size-70, .size-70 &gt; font { font-size: 70px !important; }.font-size-18, .size-18, .size-18 &gt; font { font-size: 18px !important; }.font-size-48, .size-48, .size-48 &gt; font { font-size: 48px !important; }.font-size-32, .size-32, .size-32 &gt; font { font-size: 32px !important; }.font-size-20, .size-20, .size-20 &gt; font { font-size: 20px !important; }.font-size-21, .size-21, .size-21 &gt; font { font-size: 21px !important; }.font-size-16, .size-16, .size-16 &gt; font { font-size: 16px !important; 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tyle id="pageFontSizeStyle" type="text/css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tyle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========= JS Section =========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isWLR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ustomWidgetsFunction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ustomWidgetsString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ollection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urrentLanguage = "ENGLISH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isSitePreview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ustomWidgetsFunctions["1f5975986930429f819d4cd2154b5c4a~22"] = function (element, data, api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ull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ustomWidgetsFunctions["832a29738c2b44fdb4e63369b1bf458a~78"] = function (element, data, api) {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element).find('[data-first-expanded="true"]').attr('data-first-expanded', 'false').find('.accordion-item').eq(0).addClass('expanded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element).off('click.toggle').on('click.toggle', '.accordion-title', function()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(data.config.collapseOthers)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this).parents('.accordion-item').siblings().removeClass('expanded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$(element).find('.accordion-item').not(this).removeClass('expanded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this).parents('.accordion-item').toggleClass('expanded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d_version = "production_5222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build = "2025-02-24T11_49_11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['v' + 'ersion'] = d_versio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buildEditorParent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isMultiScreen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editorParent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reviewParent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assetsCacheQueryParam = "?version=2025-02-24T11_49_11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try {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_p = window.paren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_p &amp;&amp; _p.document &amp;&amp; _p.$ &amp;&amp; _p.$.dmfw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editorParent = _p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else if (_p.isSitePreview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previewParent = _p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 catch (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buildEditorParent(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Load jQuery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 id='d-js-jquery'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rc="<text:a xlink:type="simple" xlink:href="https://static.cdn-website.com/libs/jquery/jquery-3.7.0.min.js" text:style-name="ListLabel_20_1" text:visited-style-name="ListLabel_20_1"><text:span text:style-name="T1">https://static.cdn-website.com/libs/jquery/jquery-3.7.0.min.js</text:span></text:a>"&gt;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Load jQuery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Injecting site-wide before script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Injecting site-wide to the head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_jquery = window.$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jqueryAliases = ['$', 'jquery', 'jQuery']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jqueryAliases.forEach((alias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Object.defineProperty(window, alias,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et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 _jquery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et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nsole.warn("Trying to over-write the global jquery object!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jQuery.migrateMute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cookiesNotificationMarkupPreview = 'null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HEAD RT JS Include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id='d-js-params'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INSITE = window.INSITE ||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INSITE.device = "desktop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rtCommonProp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rt.ajax.ajaxScriptsFix"] =true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rt.pushnotifs.sslframe.encoded"] = 'aHR0cHM6Ly97c3ViZG9tYWlufS5wdXNoLW5vdGlmcy5jb20=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runtimecollector.url"] = 'https://rtc.multiscreensite.com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performance.tabletPreview.removeScroll"] = 'false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nlineEditGrid.snap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popup.insite.cookie.ttl"] = '0.5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rt.pushnotifs.force.button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mapbox.token"] = 'pk.eyJ1IjoiZGFubnliMTIzIiwiYSI6ImNqMGljZ256dzAwMDAycXBkdWxwbDgzeXYifQ.Ck5P-0NKPVKAZ6SH98gxxw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mapbox.js.override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here.appId"] = 'iYvDjIQ2quyEu0rg0hLo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here.appCode"] = '1hcIxLJcbybmtBYTD9Z1UA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sCoverage.test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ecommerce.ecwid.script"] = 'https://app.multiscreenstore.com/script.js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mappy.kml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resources.dist.cdn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build.dist.folder"] = 'production/5222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resources.cdn.host"] = 'https://static.cdn-website.com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mmon.resources.folder"] = 'https://static.cdn-website.com/mnlt/production/5222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time.backgroundSlider.preload.slowly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time.newAnimation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time.newAnimation.respectCssAnimationProps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time.newAnimation.jitAnimation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sites.google.analytics.gtag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OnReadyNewTask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sAutomation.test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sProvider'] = 'mapbox'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sProvider.version'] = '0.52.0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geocodeProvider'] = 'mapbox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.defaults.radiusSize'] = '1500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.defaults.radiusBg'] = 'rgba(255, 255, 255, 0.4)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.defaults.strokeColor'] = 'rgba(255, 255, 255, 1)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ommon.map.defaults.strokeSize'] = '2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server.for.resources'] = '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feature.flag.lazy.widgets'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feature.flag.single.wow']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feature.flag.disallowPopupsInEditor'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feature.flag.mark.anchors'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aptcha.public.key'] = '6LffcBsUAAAAAMU-MYacU-6QHY4iDtUEYv_Ppwlz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'captcha.invisible.public.key'] = '6LeiWB8UAAAAAHYnVJM7_-7ap6bXCUNGiv7bBPME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mages.sizes.small"] =16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mages.sizes.mobile"] =64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mages.sizes.tablet"] =128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mages.sizes.desktop"] =192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modules.resources.cdn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import.images.storage.imageCDN"] = 'https://lirp.cdn-website.com/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runtime.inp.threshold"] =15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eature.flag.performance.logs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site.widget.form.captcha.type"] = 'g_recaptcha'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friendly.captcha.site.key"] = 'FCMGSQG9GVNMFS8K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cookiebot.mapbox.consent.category"] = 'marketing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platform.monolith.personalization.dateTimeCondition.popupMsgAction.moveToclient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feature flags that's used out of runtime module (in legacy files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CommonProps["site.runtime.video.background.ssr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rtFlags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unsuspendEcwidStoreOnRuntime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scripts.widgetCount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ecom.ecwidNewUrlStructure.enabled"]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ecom.ecwid.storefrontV3.enabled"] = 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ecom.ecwid.old.store.fix.facebook.share"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feature.flag.photo.gallery.exact.size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facebook.runtime.widgets.upgrade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geocode.search.localize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feature.flag.runtime.newAnimation.asyncInit.setTimeout.enabled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site.contact.form.fix.for.attribute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contact.form.date.format.enabled"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twitter.heightLimit.enabled"] = 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runtime.load.script.native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editor.classicHybrid.photogallery.fix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runtime.lottieOverflow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runtime.monitoring.sentry.ignoreErrors"] = "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contact.form.browserValidation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feature.flag.notifications.push.from.top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streamline.monolith.personalization.supportMultipleConditions.enabled"] =fals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runtime.cwv.report.cls.enabled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flex.runtime.popup.with.show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tFlags["contact.form.useActiveForm"] =tr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src="<text:a xlink:type="simple" xlink:href="https://static.cdn-website.com/mnlt/production/5222/_dm/s/rt/dist/scripts/d-js-one-runtime-unified-desktop.min.js" text:style-name="ListLabel_20_1" text:visited-style-name="ListLabel_20_1"><text:span text:style-name="T1">https://static.cdn-website.com/mnlt/production/5222/_dm/s/rt/dist/scripts/d-js-one-runtime-unified-desktop.min.js</text:span></text:a>" id="d-js-core"&gt;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of HEAD RT JS Include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src="<text:a xlink:type="simple" xlink:href="https://static.cdn-website.com/mnlt/production/5222/_dm/s/rt/dist/scripts/d-js-jquery-migrate.min.js" text:style-name="ListLabel_20_1" text:visited-style-name="ListLabel_20_1"><text:span text:style-name="T1">https://static.cdn-website.com/mnlt/production/5222/_dm/s/rt/dist/scripts/d-js-jquery-migrate.min.js</text:span></text:a>" &gt;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window).bind("orientationchange", function (e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.layoutManager.initLayout()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$(document).resize(function () {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 id="d_track_campaign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(function(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 (!window.location.search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turn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const cleanParams = window.location.search.substring(1); // Strip ?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const queryParams = cleanParams.split('&amp;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const expires = 'expires=' + new Date().getTime() + 24 * 60 * 60 * 100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const domain = 'domain=' + window.location.hostnam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const path = "path=/"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queryParams.forEach((param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const [key, value = ''] = param.split('=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if (key.startsWith('utm_')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const cookieName = "_dm_rt_" + key.substring(4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const cookie = cookieName + "=" + value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const joined = [cookie, expires, domain, path].join(";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document.cookie = joined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()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 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_dm_gaq = {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_gaq = _gaq || []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var _dm_insite = []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async src="<text:a xlink:type="simple" xlink:href="https://www.googletagmanager.com/gtag/js?id=G-Z3VB9S85WM" text:style-name="ListLabel_20_1" text:visited-style-name="ListLabel_20_1"><text:span text:style-name="T1">https://www.googletagmanager.com/gtag/js?id=G-Z3VB9S85WM</text:span></text:a>"&gt;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 id="d_track_ga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_dm_gaq.siteAlias = '3d72e0e8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_dm_gaq.systemAggregatedGaqID = '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_dm_gaq.externalGaqID = 'G-Z3VB9S85WM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_dm_gaq.gaAggregatedEventAttributes =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site_alias': _dm_gaq.siteAlias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product': 'DM_DIRECT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plan': 'BUSINESS_PLUS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dfooter': 'false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sitetype': '1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'pwaEnabled': 'true'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_dm_gaq.pushEvent = function(trackingId, event, category, label, value, additionalParams = {}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const eventProps =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send_to: trackingId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event_category: category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event_label: label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val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...additionalParams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...(trackingId === _dm_gaq.systemAggregatedGaqID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<text:tab/> ? _dm_gaq.gaAggregatedEventAttributes : {}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}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gtag('event', event, eventProps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window.dataLayer = window.dataLayer || []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function gtag(){dataLayer.push(arguments);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gtag('js', new Date()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function pushInsiteImpressions(id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_dm_insite.forEach((rule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 _dm_gaq.pushEvent(id, 'insite_impression', 'insite', rule.ruleType + '__' + rule.ruleId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 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(_dm_gaq.systemAggregatedGaqID)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// track aggregated account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gtag('config', '',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send_page_view'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anonymize_ip'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transport_type': 'beacon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custom_map': {'dimension1': 'site_alias', 'dimension2': 'product', 'dimension3': 'dFooter', 'dimension4': 'sitetype'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gtag('set', 'developer_id.dMDU5Nj', true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_dm_gaq.pushEvent('', 'page_view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pushInsiteImpressions(_dm_gaq.systemAggregatedGaqID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f(_dm_gaq.externalGaqID &amp;&amp; _dm_gaq.externalGaqID!= ''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gtag('config', 'G-Z3VB9S85WM',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send_page_view': fals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anonymize_ip': true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transport_type': 'beacon',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'linker':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'domains': ['aprroofing.com']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_dm_gaq.pushEvent('G-Z3VB9S85WM', 'page_view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pushInsiteImpressions(_dm_gaq.externalGaqID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 id="d_track_sp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;(function(p,l,o,w,i,n,g){if(!p[i]){p.GlobalSnowplowNamespace=p.GlobalSnowplowNamespace||[]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.GlobalSnowplowNamespace.push(i);p[i]=function(){(p[i].q=p[i].q||[]).push(arguments)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;p[i].q=p[i].q||[];n=l.createElement(o);g=l.getElementsByTagName(o)[0];n.async=1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.src=w;g.parentNode.insertBefore(n,g)}}(window,document,"script","//d32hwlnfiv2gyn.cloudfront.net/sp-2.0.0-dm-0.1.min.js","snowplow")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window.dmsnowplow = window.snowplow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msnowplow('newTracker', 'cf', 'd32hwlnfiv2gyn.cloudfront.net', { // Initialise a tracker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ppId: '3d72e0e8'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// snowplow queries element styles so we wait until CSS calculations are done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questAnimationFrame(() =&gt; {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dmsnowplow('trackPageView'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_dm_insite.forEach((rule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// Specifically in popup only the client knows if it is shown or not so we don't always want to track its impression here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// the tracking is in popup.j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if (rule.actionName !== "popup")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dmsnowplow('trackStructEvent', 'insite', 'impression', rule.ruleType, rule.ruleId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}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window?.waitForDeferred?.('dmAjax', (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$.DM.events.trigger('event-ruleTriggered', {value: rule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style="display:none;" id="P6iryBW0Wu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photoswipe markup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Root element of PhotoSwipe. Must have class pswp.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" tabindex="-1" role="dialog" aria-hidden="true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Background of PhotoSwipe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It's a separate element as animating opacity is faster than rgba().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bg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lides wrapper with overflow:hidden.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scroll-wrap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Container that holds slides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hotoSwipe keeps only 3 of them in the DOM to save memory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on't modify these 3 pswp__item elements, data is added later on.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container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item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item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item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Default (PhotoSwipeUI_Default) interface on top of sliding area. Can be changed.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ui pswp__ui--hidden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top-bar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Controls are self-explanatory. Order can be changed. --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counter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close" title="Close (Esc)"&gt;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share" title="Share"&gt;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fs" title="Toggle fullscreen"&gt;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zoom" title="Zoom in/out"&gt;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Preloader demo http://codepen.io/dimsemenov/pen/yyBWoR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lement will get class pswp__preloader--active when preloader is running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preloader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preloader__icn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preloader__cut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preloader__donut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share-modal pswp__share-modal--hidden pswp__single-tap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share-tooltip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arrow--left" title="Previous (arrow left)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button class="pswp__button pswp__button--arrow--right" title="Next (arrow right)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button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caption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pswp__caption__center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id="fb-root"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data-locale="en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Alias: 3d72e0e8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class="dmPopupMask" id="dmPopupMask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div id="dmPopup" class="dmPopup"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&lt;div class="dmPopupCloseWrapper"&gt; &lt;div class="dmPopupClose dm-common-icons-close oneIcon" onclick="dmHidePopup(event);"&gt;&lt;/div&gt; 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&lt;div class="dmPopupTitle"&gt; &lt;span&gt;&lt;/span&gt; Share by: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&lt;div class="data"&gt;&lt;/div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div&gt;&lt;script id="d_track_personalization"&gt;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window?.waitForDeferred?.('dmAjax', () =&gt; {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// Collects client data and updates cookies used by smart sites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window.expireDays = 365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window.visitLength = 30 * 60000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$.setCookie("dm_timezone_offset", (new Date()).getTimezoneOffset(), window.expireDays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<text:tab/><text:tab/>setSmartSiteCookiesInternal("dm_this_page_view","dm_last_page_view","dm_total_visits","dm_last_visit"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tab/>})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cript type="text/javascript"&gt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rameters.NavigationAreaParams.MoreButtonText = 'MORE';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rameters.NavigationAreaParams.LessButtonText = 'LESS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arameters.HomeLinkText = 'Home'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script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End Script tags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ite Wide Html Markup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!-- Site Wide Html Markup --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body&gt;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/html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7" meta:paragraph-count="1444" meta:word-count="10060" meta:character-count="172552" meta:non-whitespace-character-count="163912"/>
    <meta:generator>LibreOfficeDev/6.0.5.2$Linux_X86_64 LibreOffice_project/</meta:generator>
  </office:meta>
</office:document-meta>
</file>